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90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6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9079in" svg:height="6.5776in" svg:x="8.2512in" svg:y="0.9622in">
            <draw:object draw:notify-on-update-of-ranges="Sheet1.G1:Sheet1.G1 Sheet1.G2:Sheet1.G73 Sheet1.I2:Sheet1.I2 Sheet1.K2:Sheet1.K73 Sheet1.G1:Sheet1.G1 Sheet1.G2:Sheet1.G73 Sheet1.M2:Sheet1.M2 Sheet1.O2:Sheet1.O73 Sheet1.G1:Sheet1.G1 Sheet1.G2:Sheet1.G73 Sheet1.Q2:Sheet1.Q2 Sheet1.S2:Sheet1.S7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3811in" svg:height="5.7724in" svg:x="18.6213in" svg:y="12.3083in">
            <draw:object draw:notify-on-update-of-ranges="Sheet1.G2:Sheet1.G73 Sheet1.U2:Sheet1.U73 Sheet1.G2:Sheet1.G73 Sheet1.W2:Sheet1.W7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3811in" svg:height="5.7724in" svg:x="7.9713in" svg:y="9.6417in">
            <draw:object draw:notify-on-update-of-ranges="Sheet1.G2:Sheet1.G73 Sheet1.U2:Sheet1.U73 Sheet1.G2:Sheet1.G73 Sheet1.W2:Sheet1.W7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<text:s/>num_rows</text:p>
          </table:table-cell>
          <table:table-cell office:value-type="string" calcext:value-type="string">
            <text:p><text:s/>num_cols</text:p>
          </table:table-cell>
          <table:table-cell office:value-type="string" calcext:value-type="string">
            <text:p><text:s/>num_nonzeros</text:p>
          </table:table-cell>
          <table:table-cell office:value-type="string" calcext:value-type="string">
            <text:p><text:s/>row_length_mean</text:p>
          </table:table-cell>
          <table:table-cell office:value-type="string" calcext:value-type="string">
            <text:p><text:s/>row_length_std_dev</text:p>
          </table:table-cell>
          <table:table-cell office:value-type="string" calcext:value-type="string">
            <text:p><text:s/>row_length_variation</text:p>
          </table:table-cell>
          <table:table-cell office:value-type="string" calcext:value-type="string">
            <text:p><text:s/>row_length_skewness</text:p>
          </table:table-cell>
          <table:table-cell office:value-type="string" calcext:value-type="string">
            <text:p><text:s/>method1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<text:s/>method2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<text:s/>method3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Spd vs. cu</text:p>
          </table:table-cell>
          <table:table-cell office:value-type="string" calcext:value-type="string">
            <text:p>Spd vs cu2</text:p>
          </table:table-cell>
          <table:table-cell office:value-type="string" calcext:value-type="string">
            <text:p>cu2 vs cu1</text:p>
          </table:table-cell>
        </table:table-row>
        <table:table-row table:style-name="ro1">
          <table:table-cell office:value-type="string" calcext:value-type="string">
            <text:p>/data-2/gunrock_dataset/large/benchmark/ch7-9-b5/ch7-9-b5.mtx</text:p>
          </table:table-cell>
          <table:table-cell office:value-type="float" office:value="423360" calcext:value-type="float">
            <text:p>423360</text:p>
          </table:table-cell>
          <table:table-cell office:value-type="float" office:value="317520" calcext:value-type="float">
            <text:p>317520</text:p>
          </table:table-cell>
          <table:table-cell office:value-type="float" office:value="2540160" calcext:value-type="float">
            <text:p>25401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nan</text:p>
          </table:table-cell>
          <table:table-cell office:value-type="string" calcext:value-type="string">
            <text:p><text:s/>row split</text:p>
          </table:table-cell>
          <table:table-cell office:value-type="float" office:value="17.0109" calcext:value-type="float">
            <text:p>17.0109</text:p>
          </table:table-cell>
          <table:table-cell office:value-type="float" office:value="19.1137" calcext:value-type="float">
            <text:p>19.1137</text:p>
          </table:table-cell>
          <table:table-cell office:value-type="float" office:value="14.0366" calcext:value-type="float">
            <text:p>14.0366</text:p>
          </table:table-cell>
          <table:table-cell office:value-type="string" calcext:value-type="string">
            <text:p><text:s/>cusparse</text:p>
          </table:table-cell>
          <table:table-cell office:value-type="float" office:value="7.54685" calcext:value-type="float">
            <text:p>7.54685</text:p>
          </table:table-cell>
          <table:table-cell office:value-type="float" office:value="43.0829" calcext:value-type="float">
            <text:p>43.0829</text:p>
          </table:table-cell>
          <table:table-cell office:value-type="float" office:value="31.639" calcext:value-type="float">
            <text:p>31.639</text:p>
          </table:table-cell>
          <table:table-cell office:value-type="string" calcext:value-type="string">
            <text:p><text:s/>cusparse2</text:p>
          </table:table-cell>
          <table:table-cell office:value-type="float" office:value="5.979" calcext:value-type="float">
            <text:p>5.979</text:p>
          </table:table-cell>
          <table:table-cell office:value-type="float" office:value="54.3804" calcext:value-type="float">
            <text:p>54.3804</text:p>
          </table:table-cell>
          <table:table-cell office:value-type="float" office:value="39.9356" calcext:value-type="float">
            <text:p>39.9356</text:p>
          </table:table-cell>
          <table:table-cell table:formula="of:=[.K2]/[.O2]" office:value-type="float" office:value="0.443649336511702" calcext:value-type="float">
            <text:p>0.4436493365</text:p>
          </table:table-cell>
          <table:table-cell table:formula="of:=[.K2]/[.S2]" office:value-type="float" office:value="0.351481416098447" calcext:value-type="float">
            <text:p>0.3514814161</text:p>
          </table:table-cell>
          <table:table-cell table:formula="of:=[.S2]/[.O2]" office:value-type="float" office:value="1.26222700885966" calcext:value-type="float">
            <text:p>1.2622270089</text:p>
          </table:table-cell>
        </table:table-row>
        <table:table-row table:style-name="ro1">
          <table:table-cell office:value-type="string" calcext:value-type="string">
            <text:p>/data-2/gunrock_dataset/large/benchmark/mc2depi/mc2depi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2100225" calcext:value-type="float">
            <text:p>2100225</text:p>
          </table:table-cell>
          <table:table-cell office:value-type="float" office:value="3.99415" calcext:value-type="float">
            <text:p>3.99415</text:p>
          </table:table-cell>
          <table:table-cell office:value-type="float" office:value="0.0763228" calcext:value-type="float">
            <text:p>0.0763228</text:p>
          </table:table-cell>
          <table:table-cell office:value-type="float" office:value="0.0191086" calcext:value-type="float">
            <text:p>0.0191086</text:p>
          </table:table-cell>
          <table:table-cell office:value-type="float" office:value="-13.0002" calcext:value-type="float">
            <text:p>-13.0002</text:p>
          </table:table-cell>
          <table:table-cell office:value-type="string" calcext:value-type="string">
            <text:p><text:s/>row split</text:p>
          </table:table-cell>
          <table:table-cell office:value-type="float" office:value="20.7765" calcext:value-type="float">
            <text:p>20.7765</text:p>
          </table:table-cell>
          <table:table-cell office:value-type="float" office:value="12.9391" calcext:value-type="float">
            <text:p>12.9391</text:p>
          </table:table-cell>
          <table:table-cell office:value-type="float" office:value="13.8679" calcext:value-type="float">
            <text:p>13.8679</text:p>
          </table:table-cell>
          <table:table-cell office:value-type="string" calcext:value-type="string">
            <text:p><text:s/>cusparse</text:p>
          </table:table-cell>
          <table:table-cell office:value-type="float" office:value="6.77054" calcext:value-type="float">
            <text:p>6.77054</text:p>
          </table:table-cell>
          <table:table-cell office:value-type="float" office:value="39.7057" calcext:value-type="float">
            <text:p>39.7057</text:p>
          </table:table-cell>
          <table:table-cell office:value-type="float" office:value="42.5561" calcext:value-type="float">
            <text:p>42.5561</text:p>
          </table:table-cell>
          <table:table-cell office:value-type="string" calcext:value-type="string">
            <text:p><text:s/>cusparse2</text:p>
          </table:table-cell>
          <table:table-cell office:value-type="float" office:value="6.14045" calcext:value-type="float">
            <text:p>6.14045</text:p>
          </table:table-cell>
          <table:table-cell office:value-type="float" office:value="43.78" calcext:value-type="float">
            <text:p>43.78</text:p>
          </table:table-cell>
          <table:table-cell office:value-type="float" office:value="46.9229" calcext:value-type="float">
            <text:p>46.9229</text:p>
          </table:table-cell>
          <table:table-cell table:formula="of:=[.K3]/[.O3]" office:value-type="float" office:value="0.325875126241321" calcext:value-type="float">
            <text:p>0.3258751262</text:p>
          </table:table-cell>
          <table:table-cell table:formula="of:=[.K3]/[.S3]" office:value-type="float" office:value="0.29554819552307" calcext:value-type="float">
            <text:p>0.2955481955</text:p>
          </table:table-cell>
          <table:table-cell table:formula="of:=[.S3]/[.O3]" office:value-type="float" office:value="1.10261247125728" calcext:value-type="float">
            <text:p>1.1026124713</text:p>
          </table:table-cell>
        </table:table-row>
        <table:table-row table:style-name="ro1">
          <table:table-cell office:value-type="string" calcext:value-type="string">
            <text:p>/data-2/gunrock_dataset/large/benchmark/helm2d03/helm2d03.mtx</text:p>
          </table:table-cell>
          <table:table-cell table:number-columns-repeated="2" office:value-type="float" office:value="392257" calcext:value-type="float">
            <text:p>392257</text:p>
          </table:table-cell>
          <table:table-cell office:value-type="float" office:value="2349679" calcext:value-type="float">
            <text:p>2349679</text:p>
          </table:table-cell>
          <table:table-cell office:value-type="float" office:value="5.99015" calcext:value-type="float">
            <text:p>5.99015</text:p>
          </table:table-cell>
          <table:table-cell office:value-type="float" office:value="0.141762" calcext:value-type="float">
            <text:p>0.141762</text:p>
          </table:table-cell>
          <table:table-cell office:value-type="float" office:value="0.0236658" calcext:value-type="float">
            <text:p>0.0236658</text:p>
          </table:table-cell>
          <table:table-cell office:value-type="float" office:value="-13.5997" calcext:value-type="float">
            <text:p>-13.5997</text:p>
          </table:table-cell>
          <table:table-cell office:value-type="string" calcext:value-type="string">
            <text:p><text:s/>row split</text:p>
          </table:table-cell>
          <table:table-cell office:value-type="float" office:value="15.6978" calcext:value-type="float">
            <text:p>15.6978</text:p>
          </table:table-cell>
          <table:table-cell office:value-type="float" office:value="19.1594" calcext:value-type="float">
            <text:p>19.1594</text:p>
          </table:table-cell>
          <table:table-cell office:value-type="float" office:value="14.0913" calcext:value-type="float">
            <text:p>14.0913</text:p>
          </table:table-cell>
          <table:table-cell office:value-type="string" calcext:value-type="string">
            <text:p><text:s/>cusparse</text:p>
          </table:table-cell>
          <table:table-cell office:value-type="float" office:value="8.77396" calcext:value-type="float">
            <text:p>8.77396</text:p>
          </table:table-cell>
          <table:table-cell office:value-type="float" office:value="34.2786" calcext:value-type="float">
            <text:p>34.2786</text:p>
          </table:table-cell>
          <table:table-cell office:value-type="float" office:value="25.2112" calcext:value-type="float">
            <text:p>25.2112</text:p>
          </table:table-cell>
          <table:table-cell office:value-type="string" calcext:value-type="string">
            <text:p><text:s/>cusparse2</text:p>
          </table:table-cell>
          <table:table-cell office:value-type="float" office:value="5.73905" calcext:value-type="float">
            <text:p>5.73905</text:p>
          </table:table-cell>
          <table:table-cell office:value-type="float" office:value="52.4057" calcext:value-type="float">
            <text:p>52.4057</text:p>
          </table:table-cell>
          <table:table-cell office:value-type="float" office:value="38.5433" calcext:value-type="float">
            <text:p>38.5433</text:p>
          </table:table-cell>
          <table:table-cell table:formula="of:=[.K4]/[.O4]" office:value-type="float" office:value="0.558931811684258" calcext:value-type="float">
            <text:p>0.5589318117</text:p>
          </table:table-cell>
          <table:table-cell table:formula="of:=[.K4]/[.S4]" office:value-type="float" office:value="0.365597635371725" calcext:value-type="float">
            <text:p>0.3655976354</text:p>
          </table:table-cell>
          <table:table-cell table:formula="of:=[.S4]/[.O4]" office:value-type="float" office:value="1.52881681282199" calcext:value-type="float">
            <text:p>1.5288168128</text:p>
          </table:table-cell>
        </table:table-row>
        <table:table-row table:style-name="ro1">
          <table:table-cell office:value-type="string" calcext:value-type="string">
            <text:p>/data-2/gunrock_dataset/large/benchmark/srb1/srb1.mtx</text:p>
          </table:table-cell>
          <table:table-cell table:number-columns-repeated="2" office:value-type="float" office:value="54924" calcext:value-type="float">
            <text:p>54924</text:p>
          </table:table-cell>
          <table:table-cell office:value-type="float" office:value="2907229" calcext:value-type="float">
            <text:p>2907229</text:p>
          </table:table-cell>
          <table:table-cell office:value-type="float" office:value="52.9319" calcext:value-type="float">
            <text:p>52.9319</text:p>
          </table:table-cell>
          <table:table-cell office:value-type="float" office:value="4.90219" calcext:value-type="float">
            <text:p>4.90219</text:p>
          </table:table-cell>
          <table:table-cell office:value-type="float" office:value="0.0926132" calcext:value-type="float">
            <text:p>0.0926132</text:p>
          </table:table-cell>
          <table:table-cell office:value-type="float" office:value="18.5909" calcext:value-type="float">
            <text:p>18.5909</text:p>
          </table:table-cell>
          <table:table-cell office:value-type="string" calcext:value-type="string">
            <text:p><text:s/>row split</text:p>
          </table:table-cell>
          <table:table-cell office:value-type="float" office:value="3.28421" calcext:value-type="float">
            <text:p>3.28421</text:p>
          </table:table-cell>
          <table:table-cell office:value-type="float" office:value="113.307" calcext:value-type="float">
            <text:p>113.307</text:p>
          </table:table-cell>
          <table:table-cell office:value-type="float" office:value="15.7111" calcext:value-type="float">
            <text:p>15.7111</text:p>
          </table:table-cell>
          <table:table-cell office:value-type="string" calcext:value-type="string">
            <text:p><text:s/>cusparse</text:p>
          </table:table-cell>
          <table:table-cell office:value-type="float" office:value="4.78049" calcext:value-type="float">
            <text:p>4.78049</text:p>
          </table:table-cell>
          <table:table-cell office:value-type="float" office:value="77.8426" calcext:value-type="float">
            <text:p>77.8426</text:p>
          </table:table-cell>
          <table:table-cell office:value-type="float" office:value="10.7936" calcext:value-type="float">
            <text:p>10.7936</text:p>
          </table:table-cell>
          <table:table-cell office:value-type="string" calcext:value-type="string">
            <text:p><text:s/>cusparse2</text:p>
          </table:table-cell>
          <table:table-cell office:value-type="float" office:value="3.59619" calcext:value-type="float">
            <text:p>3.59619</text:p>
          </table:table-cell>
          <table:table-cell office:value-type="float" office:value="103.478" calcext:value-type="float">
            <text:p>103.478</text:p>
          </table:table-cell>
          <table:table-cell office:value-type="float" office:value="14.3482" calcext:value-type="float">
            <text:p>14.3482</text:p>
          </table:table-cell>
          <table:table-cell table:formula="of:=[.K5]/[.O5]" office:value-type="float" office:value="1.45559115445784" calcext:value-type="float">
            <text:p>1.4555911545</text:p>
          </table:table-cell>
          <table:table-cell table:formula="of:=[.K5]/[.S5]" office:value-type="float" office:value="1.09498637391523" calcext:value-type="float">
            <text:p>1.0949863739</text:p>
          </table:table-cell>
          <table:table-cell table:formula="of:=[.S5]/[.O5]" office:value-type="float" office:value="1.32932353235889" calcext:value-type="float">
            <text:p>1.3293235324</text:p>
          </table:table-cell>
        </table:table-row>
        <table:table-row table:style-name="ro1">
          <table:table-cell office:value-type="string" calcext:value-type="string">
            <text:p>/data-2/gunrock_dataset/large/benchmark/thermomech_dK/thermomech_dK.mtx</text:p>
          </table:table-cell>
          <table:table-cell table:number-columns-repeated="2" office:value-type="float" office:value="204316" calcext:value-type="float">
            <text:p>204316</text:p>
          </table:table-cell>
          <table:table-cell office:value-type="float" office:value="2846228" calcext:value-type="float">
            <text:p>2846228</text:p>
          </table:table-cell>
          <table:table-cell office:value-type="float" office:value="13.9305" calcext:value-type="float">
            <text:p>13.9305</text:p>
          </table:table-cell>
          <table:table-cell office:value-type="float" office:value="1.43051" calcext:value-type="float">
            <text:p>1.43051</text:p>
          </table:table-cell>
          <table:table-cell office:value-type="float" office:value="0.102689" calcext:value-type="float">
            <text:p>0.102689</text:p>
          </table:table-cell>
          <table:table-cell office:value-type="float" office:value="-0.39125" calcext:value-type="float">
            <text:p>-0.39125</text:p>
          </table:table-cell>
          <table:table-cell office:value-type="string" calcext:value-type="string">
            <text:p><text:s/>row split</text:p>
          </table:table-cell>
          <table:table-cell office:value-type="float" office:value="8.55194" calcext:value-type="float">
            <text:p>8.55194</text:p>
          </table:table-cell>
          <table:table-cell office:value-type="float" office:value="42.6006" calcext:value-type="float">
            <text:p>42.6006</text:p>
          </table:table-cell>
          <table:table-cell office:value-type="float" office:value="14.9904" calcext:value-type="float">
            <text:p>14.9904</text:p>
          </table:table-cell>
          <table:table-cell office:value-type="string" calcext:value-type="string">
            <text:p><text:s/>cusparse</text:p>
          </table:table-cell>
          <table:table-cell office:value-type="float" office:value="14.4344" calcext:value-type="float">
            <text:p>14.4344</text:p>
          </table:table-cell>
          <table:table-cell office:value-type="float" office:value="25.2395" calcext:value-type="float">
            <text:p>25.2395</text:p>
          </table:table-cell>
          <table:table-cell office:value-type="float" office:value="8.88135" calcext:value-type="float">
            <text:p>8.88135</text:p>
          </table:table-cell>
          <table:table-cell office:value-type="string" calcext:value-type="string">
            <text:p><text:s/>cusparse2</text:p>
          </table:table-cell>
          <table:table-cell office:value-type="float" office:value="5.13483" calcext:value-type="float">
            <text:p>5.13483</text:p>
          </table:table-cell>
          <table:table-cell office:value-type="float" office:value="70.9502" calcext:value-type="float">
            <text:p>70.9502</text:p>
          </table:table-cell>
          <table:table-cell office:value-type="float" office:value="24.9661" calcext:value-type="float">
            <text:p>24.9661</text:p>
          </table:table-cell>
          <table:table-cell table:formula="of:=[.K6]/[.O6]" office:value-type="float" office:value="1.68785435527645" calcext:value-type="float">
            <text:p>1.6878543553</text:p>
          </table:table-cell>
          <table:table-cell table:formula="of:=[.K6]/[.S6]" office:value-type="float" office:value="0.600429597097683" calcext:value-type="float">
            <text:p>0.6004295971</text:p>
          </table:table-cell>
          <table:table-cell table:formula="of:=[.S6]/[.O6]" office:value-type="float" office:value="2.81107787396739" calcext:value-type="float">
            <text:p>2.811077874</text:p>
          </table:table-cell>
        </table:table-row>
        <table:table-row table:style-name="ro1">
          <table:table-cell office:value-type="string" calcext:value-type="string">
            <text:p>/data-2/gunrock_dataset/large/benchmark/CurlCurl_1/CurlCurl_1.mtx</text:p>
          </table:table-cell>
          <table:table-cell table:number-columns-repeated="2" office:value-type="float" office:value="226451" calcext:value-type="float">
            <text:p>226451</text:p>
          </table:table-cell>
          <table:table-cell office:value-type="float" office:value="2245621" calcext:value-type="float">
            <text:p>2245621</text:p>
          </table:table-cell>
          <table:table-cell office:value-type="float" office:value="9.91659" calcext:value-type="float">
            <text:p>9.91659</text:p>
          </table:table-cell>
          <table:table-cell office:value-type="float" office:value="1.02419" calcext:value-type="float">
            <text:p>1.02419</text:p>
          </table:table-cell>
          <table:table-cell office:value-type="float" office:value="0.103281" calcext:value-type="float">
            <text:p>0.103281</text:p>
          </table:table-cell>
          <table:table-cell office:value-type="float" office:value="-0.196567" calcext:value-type="float">
            <text:p>-0.196567</text:p>
          </table:table-cell>
          <table:table-cell office:value-type="string" calcext:value-type="string">
            <text:p><text:s/>row split</text:p>
          </table:table-cell>
          <table:table-cell office:value-type="float" office:value="9.06461" calcext:value-type="float">
            <text:p>9.06461</text:p>
          </table:table-cell>
          <table:table-cell office:value-type="float" office:value="31.7101" calcext:value-type="float">
            <text:p>31.7101</text:p>
          </table:table-cell>
          <table:table-cell office:value-type="float" office:value="14.8725" calcext:value-type="float">
            <text:p>14.8725</text:p>
          </table:table-cell>
          <table:table-cell office:value-type="string" calcext:value-type="string">
            <text:p><text:s/>cusparse</text:p>
          </table:table-cell>
          <table:table-cell office:value-type="float" office:value="4.91304" calcext:value-type="float">
            <text:p>4.91304</text:p>
          </table:table-cell>
          <table:table-cell office:value-type="float" office:value="58.5054" calcext:value-type="float">
            <text:p>58.5054</text:p>
          </table:table-cell>
          <table:table-cell office:value-type="float" office:value="27.44" calcext:value-type="float">
            <text:p>27.44</text:p>
          </table:table-cell>
          <table:table-cell office:value-type="string" calcext:value-type="string">
            <text:p><text:s/>cusparse2</text:p>
          </table:table-cell>
          <table:table-cell office:value-type="float" office:value="4.3268" calcext:value-type="float">
            <text:p>4.3268</text:p>
          </table:table-cell>
          <table:table-cell office:value-type="float" office:value="66.4323" calcext:value-type="float">
            <text:p>66.4323</text:p>
          </table:table-cell>
          <table:table-cell office:value-type="float" office:value="31.1578" calcext:value-type="float">
            <text:p>31.1578</text:p>
          </table:table-cell>
          <table:table-cell table:formula="of:=[.K7]/[.O7]" office:value-type="float" office:value="0.542002960410492" calcext:value-type="float">
            <text:p>0.5420029604</text:p>
          </table:table-cell>
          <table:table-cell table:formula="of:=[.K7]/[.S7]" office:value-type="float" office:value="0.477329552040197" calcext:value-type="float">
            <text:p>0.477329552</text:p>
          </table:table-cell>
          <table:table-cell table:formula="of:=[.S7]/[.O7]" office:value-type="float" office:value="1.13549005732804" calcext:value-type="float">
            <text:p>1.1354900573</text:p>
          </table:table-cell>
        </table:table-row>
        <table:table-row table:style-name="ro1">
          <table:table-cell office:value-type="string" calcext:value-type="string">
            <text:p>/data-2/gunrock_dataset/large/benchmark/bcsstk39/bcsstk39.mtx</text:p>
          </table:table-cell>
          <table:table-cell table:number-columns-repeated="2" office:value-type="float" office:value="46772" calcext:value-type="float">
            <text:p>46772</text:p>
          </table:table-cell>
          <table:table-cell office:value-type="float" office:value="2042523" calcext:value-type="float">
            <text:p>2042523</text:p>
          </table:table-cell>
          <table:table-cell office:value-type="float" office:value="43.6698" calcext:value-type="float">
            <text:p>43.6698</text:p>
          </table:table-cell>
          <table:table-cell office:value-type="float" office:value="4.95384" calcext:value-type="float">
            <text:p>4.95384</text:p>
          </table:table-cell>
          <table:table-cell office:value-type="float" office:value="0.113439" calcext:value-type="float">
            <text:p>0.113439</text:p>
          </table:table-cell>
          <table:table-cell office:value-type="float" office:value="-2.68084" calcext:value-type="float">
            <text:p>-2.68084</text:p>
          </table:table-cell>
          <table:table-cell office:value-type="string" calcext:value-type="string">
            <text:p><text:s/>row split</text:p>
          </table:table-cell>
          <table:table-cell office:value-type="float" office:value="2.63561" calcext:value-type="float">
            <text:p>2.63561</text:p>
          </table:table-cell>
          <table:table-cell office:value-type="float" office:value="99.1965" calcext:value-type="float">
            <text:p>99.1965</text:p>
          </table:table-cell>
          <table:table-cell office:value-type="float" office:value="15.3568" calcext:value-type="float">
            <text:p>15.3568</text:p>
          </table:table-cell>
          <table:table-cell office:value-type="string" calcext:value-type="string">
            <text:p><text:s/>cusparse</text:p>
          </table:table-cell>
          <table:table-cell office:value-type="float" office:value="3.35764" calcext:value-type="float">
            <text:p>3.35764</text:p>
          </table:table-cell>
          <table:table-cell office:value-type="float" office:value="77.865" calcext:value-type="float">
            <text:p>77.865</text:p>
          </table:table-cell>
          <table:table-cell office:value-type="float" office:value="12.0544" calcext:value-type="float">
            <text:p>12.0544</text:p>
          </table:table-cell>
          <table:table-cell office:value-type="string" calcext:value-type="string">
            <text:p><text:s/>cusparse2</text:p>
          </table:table-cell>
          <table:table-cell office:value-type="float" office:value="2.51956" calcext:value-type="float">
            <text:p>2.51956</text:p>
          </table:table-cell>
          <table:table-cell office:value-type="float" office:value="103.765" calcext:value-type="float">
            <text:p>103.765</text:p>
          </table:table-cell>
          <table:table-cell office:value-type="float" office:value="16.0641" calcext:value-type="float">
            <text:p>16.0641</text:p>
          </table:table-cell>
          <table:table-cell table:formula="of:=[.K8]/[.O8]" office:value-type="float" office:value="1.27395492198035" calcext:value-type="float">
            <text:p>1.273954922</text:p>
          </table:table-cell>
          <table:table-cell table:formula="of:=[.K8]/[.S8]" office:value-type="float" office:value="0.955972630463065" calcext:value-type="float">
            <text:p>0.9559726305</text:p>
          </table:table-cell>
          <table:table-cell table:formula="of:=[.S8]/[.O8]" office:value-type="float" office:value="1.33262698259809" calcext:value-type="float">
            <text:p>1.3326269826</text:p>
          </table:table-cell>
        </table:table-row>
        <table:table-row table:style-name="ro1">
          <table:table-cell office:value-type="string" calcext:value-type="string">
            <text:p>/data-2/gunrock_dataset/large/benchmark/H2O/H2O.mtx</text:p>
          </table:table-cell>
          <table:table-cell table:number-columns-repeated="2" office:value-type="float" office:value="67024" calcext:value-type="float">
            <text:p>67024</text:p>
          </table:table-cell>
          <table:table-cell office:value-type="float" office:value="2149713" calcext:value-type="float">
            <text:p>2149713</text:p>
          </table:table-cell>
          <table:table-cell office:value-type="float" office:value="32.0738" calcext:value-type="float">
            <text:p>32.0738</text:p>
          </table:table-cell>
          <table:table-cell office:value-type="float" office:value="4.801" calcext:value-type="float">
            <text:p>4.801</text:p>
          </table:table-cell>
          <table:table-cell office:value-type="float" office:value="0.149686" calcext:value-type="float">
            <text:p>0.149686</text:p>
          </table:table-cell>
          <table:table-cell office:value-type="float" office:value="-1.44269" calcext:value-type="float">
            <text:p>-1.44269</text:p>
          </table:table-cell>
          <table:table-cell office:value-type="string" calcext:value-type="string">
            <text:p><text:s/>row split</text:p>
          </table:table-cell>
          <table:table-cell office:value-type="float" office:value="4.18333" calcext:value-type="float">
            <text:p>4.18333</text:p>
          </table:table-cell>
          <table:table-cell office:value-type="float" office:value="65.7761" calcext:value-type="float">
            <text:p>65.7761</text:p>
          </table:table-cell>
          <table:table-cell office:value-type="float" office:value="12.3782" calcext:value-type="float">
            <text:p>12.3782</text:p>
          </table:table-cell>
          <table:table-cell office:value-type="string" calcext:value-type="string">
            <text:p><text:s/>cusparse</text:p>
          </table:table-cell>
          <table:table-cell office:value-type="float" office:value="4.42327" calcext:value-type="float">
            <text:p>4.42327</text:p>
          </table:table-cell>
          <table:table-cell office:value-type="float" office:value="62.2081" calcext:value-type="float">
            <text:p>62.2081</text:p>
          </table:table-cell>
          <table:table-cell office:value-type="float" office:value="11.7067" calcext:value-type="float">
            <text:p>11.7067</text:p>
          </table:table-cell>
          <table:table-cell office:value-type="string" calcext:value-type="string">
            <text:p><text:s/>cusparse2</text:p>
          </table:table-cell>
          <table:table-cell office:value-type="float" office:value="3.09986" calcext:value-type="float">
            <text:p>3.09986</text:p>
          </table:table-cell>
          <table:table-cell office:value-type="float" office:value="88.7665" calcext:value-type="float">
            <text:p>88.7665</text:p>
          </table:table-cell>
          <table:table-cell office:value-type="float" office:value="16.7047" calcext:value-type="float">
            <text:p>16.7047</text:p>
          </table:table-cell>
          <table:table-cell table:formula="of:=[.K9]/[.O9]" office:value-type="float" office:value="1.05735587487803" calcext:value-type="float">
            <text:p>1.0573558749</text:p>
          </table:table-cell>
          <table:table-cell table:formula="of:=[.K9]/[.S9]" office:value-type="float" office:value="0.741001391290633" calcext:value-type="float">
            <text:p>0.7410013913</text:p>
          </table:table-cell>
          <table:table-cell table:formula="of:=[.S9]/[.O9]" office:value-type="float" office:value="1.426928326054" calcext:value-type="float">
            <text:p>1.4269283261</text:p>
          </table:table-cell>
        </table:table-row>
        <table:table-row table:style-name="ro1">
          <table:table-cell office:value-type="string" calcext:value-type="string">
            <text:p>/data-2/gunrock_dataset/large/benchmark/nasasrb/nasasrb.mtx</text:p>
          </table:table-cell>
          <table:table-cell table:number-columns-repeated="2" office:value-type="float" office:value="54870" calcext:value-type="float">
            <text:p>54870</text:p>
          </table:table-cell>
          <table:table-cell office:value-type="float" office:value="2622455" calcext:value-type="float">
            <text:p>2622455</text:p>
          </table:table-cell>
          <table:table-cell office:value-type="float" office:value="47.794" calcext:value-type="float">
            <text:p>47.794</text:p>
          </table:table-cell>
          <table:table-cell office:value-type="float" office:value="8.53112" calcext:value-type="float">
            <text:p>8.53112</text:p>
          </table:table-cell>
          <table:table-cell office:value-type="float" office:value="0.178498" calcext:value-type="float">
            <text:p>0.178498</text:p>
          </table:table-cell>
          <table:table-cell office:value-type="float" office:value="2.90357" calcext:value-type="float">
            <text:p>2.90357</text:p>
          </table:table-cell>
          <table:table-cell office:value-type="string" calcext:value-type="string">
            <text:p><text:s/>row split</text:p>
          </table:table-cell>
          <table:table-cell office:value-type="float" office:value="3.16235" calcext:value-type="float">
            <text:p>3.16235</text:p>
          </table:table-cell>
          <table:table-cell office:value-type="float" office:value="106.147" calcext:value-type="float">
            <text:p>106.147</text:p>
          </table:table-cell>
          <table:table-cell office:value-type="float" office:value="15.5873" calcext:value-type="float">
            <text:p>15.5873</text:p>
          </table:table-cell>
          <table:table-cell office:value-type="string" calcext:value-type="string">
            <text:p><text:s/>cusparse</text:p>
          </table:table-cell>
          <table:table-cell office:value-type="float" office:value="4.34106" calcext:value-type="float">
            <text:p>4.34106</text:p>
          </table:table-cell>
          <table:table-cell office:value-type="float" office:value="77.3254" calcext:value-type="float">
            <text:p>77.3254</text:p>
          </table:table-cell>
          <table:table-cell office:value-type="float" office:value="11.355" calcext:value-type="float">
            <text:p>11.355</text:p>
          </table:table-cell>
          <table:table-cell office:value-type="string" calcext:value-type="string">
            <text:p><text:s/>cusparse2</text:p>
          </table:table-cell>
          <table:table-cell office:value-type="float" office:value="3.32236" calcext:value-type="float">
            <text:p>3.32236</text:p>
          </table:table-cell>
          <table:table-cell office:value-type="float" office:value="101.035" calcext:value-type="float">
            <text:p>101.035</text:p>
          </table:table-cell>
          <table:table-cell office:value-type="float" office:value="14.8366" calcext:value-type="float">
            <text:p>14.8366</text:p>
          </table:table-cell>
          <table:table-cell table:formula="of:=[.K10]/[.O10]" office:value-type="float" office:value="1.37273134054269" calcext:value-type="float">
            <text:p>1.3727313405</text:p>
          </table:table-cell>
          <table:table-cell table:formula="of:=[.K10]/[.S10]" office:value-type="float" office:value="1.05059632800515" calcext:value-type="float">
            <text:p>1.050596328</text:p>
          </table:table-cell>
          <table:table-cell table:formula="of:=[.S10]/[.O10]" office:value-type="float" office:value="1.30662111026907" calcext:value-type="float">
            <text:p>1.3066211103</text:p>
          </table:table-cell>
        </table:table-row>
        <table:table-row table:style-name="ro1">
          <table:table-cell office:value-type="string" calcext:value-type="string">
            <text:p>/data-2/gunrock_dataset/large/benchmark/144/144.mtx</text:p>
          </table:table-cell>
          <table:table-cell table:number-columns-repeated="2" office:value-type="float" office:value="144649" calcext:value-type="float">
            <text:p>144649</text:p>
          </table:table-cell>
          <table:table-cell office:value-type="float" office:value="2148786" calcext:value-type="float">
            <text:p>2148786</text:p>
          </table:table-cell>
          <table:table-cell office:value-type="float" office:value="14.8552" calcext:value-type="float">
            <text:p>14.8552</text:p>
          </table:table-cell>
          <table:table-cell office:value-type="float" office:value="2.71831" calcext:value-type="float">
            <text:p>2.71831</text:p>
          </table:table-cell>
          <table:table-cell office:value-type="float" office:value="0.182988" calcext:value-type="float">
            <text:p>0.182988</text:p>
          </table:table-cell>
          <table:table-cell office:value-type="float" office:value="0.0742732" calcext:value-type="float">
            <text:p>0.0742732</text:p>
          </table:table-cell>
          <table:table-cell office:value-type="string" calcext:value-type="string">
            <text:p><text:s/>row split</text:p>
          </table:table-cell>
          <table:table-cell office:value-type="float" office:value="8.21739" calcext:value-type="float">
            <text:p>8.21739</text:p>
          </table:table-cell>
          <table:table-cell office:value-type="float" office:value="33.471" calcext:value-type="float">
            <text:p>33.471</text:p>
          </table:table-cell>
          <table:table-cell office:value-type="float" office:value="11.175" calcext:value-type="float">
            <text:p>11.175</text:p>
          </table:table-cell>
          <table:table-cell office:value-type="string" calcext:value-type="string">
            <text:p><text:s/>cusparse</text:p>
          </table:table-cell>
          <table:table-cell office:value-type="float" office:value="24.7484" calcext:value-type="float">
            <text:p>24.7484</text:p>
          </table:table-cell>
          <table:table-cell office:value-type="float" office:value="11.1136" calcext:value-type="float">
            <text:p>11.1136</text:p>
          </table:table-cell>
          <table:table-cell office:value-type="float" office:value="3.71051" calcext:value-type="float">
            <text:p>3.71051</text:p>
          </table:table-cell>
          <table:table-cell office:value-type="string" calcext:value-type="string">
            <text:p><text:s/>cusparse2</text:p>
          </table:table-cell>
          <table:table-cell office:value-type="float" office:value="4.13448" calcext:value-type="float">
            <text:p>4.13448</text:p>
          </table:table-cell>
          <table:table-cell office:value-type="float" office:value="66.5246" calcext:value-type="float">
            <text:p>66.5246</text:p>
          </table:table-cell>
          <table:table-cell office:value-type="float" office:value="22.2106" calcext:value-type="float">
            <text:p>22.2106</text:p>
          </table:table-cell>
          <table:table-cell table:formula="of:=[.K11]/[.O11]" office:value-type="float" office:value="3.01171537575583" calcext:value-type="float">
            <text:p>3.0117153758</text:p>
          </table:table-cell>
          <table:table-cell table:formula="of:=[.K11]/[.S11]" office:value-type="float" office:value="0.503137185341964" calcext:value-type="float">
            <text:p>0.5031371853</text:p>
          </table:table-cell>
          <table:table-cell table:formula="of:=[.S11]/[.O11]" office:value-type="float" office:value="5.98587316441117" calcext:value-type="float">
            <text:p>5.9858731644</text:p>
          </table:table-cell>
        </table:table-row>
        <table:table-row table:style-name="ro1">
          <table:table-cell office:value-type="string" calcext:value-type="string">
            <text:p>/data-2/gunrock_dataset/large/benchmark/stat96v2/stat96v2.mtx</text:p>
          </table:table-cell>
          <table:table-cell office:value-type="float" office:value="29089" calcext:value-type="float">
            <text:p>29089</text:p>
          </table:table-cell>
          <table:table-cell office:value-type="float" office:value="957432" calcext:value-type="float">
            <text:p>957432</text:p>
          </table:table-cell>
          <table:table-cell office:value-type="float" office:value="2852184" calcext:value-type="float">
            <text:p>2852184</text:p>
          </table:table-cell>
          <table:table-cell office:value-type="float" office:value="98.0503" calcext:value-type="float">
            <text:p>98.0503</text:p>
          </table:table-cell>
          <table:table-cell office:value-type="float" office:value="18.4142" calcext:value-type="float">
            <text:p>18.4142</text:p>
          </table:table-cell>
          <table:table-cell office:value-type="float" office:value="0.187803" calcext:value-type="float">
            <text:p>0.187803</text:p>
          </table:table-cell>
          <table:table-cell office:value-type="float" office:value="169.47" calcext:value-type="float">
            <text:p>169.47</text:p>
          </table:table-cell>
          <table:table-cell office:value-type="string" calcext:value-type="string">
            <text:p><text:s/>row split</text:p>
          </table:table-cell>
          <table:table-cell office:value-type="float" office:value="5.06583" calcext:value-type="float">
            <text:p>5.06583</text:p>
          </table:table-cell>
          <table:table-cell office:value-type="float" office:value="72.067" calcext:value-type="float">
            <text:p>72.067</text:p>
          </table:table-cell>
          <table:table-cell office:value-type="float" office:value="7.46716" calcext:value-type="float">
            <text:p>7.46716</text:p>
          </table:table-cell>
          <table:table-cell office:value-type="string" calcext:value-type="string">
            <text:p><text:s/>cusparse</text:p>
          </table:table-cell>
          <table:table-cell office:value-type="float" office:value="6.91984" calcext:value-type="float">
            <text:p>6.91984</text:p>
          </table:table-cell>
          <table:table-cell office:value-type="float" office:value="52.7584" calcext:value-type="float">
            <text:p>52.7584</text:p>
          </table:table-cell>
          <table:table-cell office:value-type="float" office:value="5.46651" calcext:value-type="float">
            <text:p>5.46651</text:p>
          </table:table-cell>
          <table:table-cell office:value-type="string" calcext:value-type="string">
            <text:p><text:s/>cusparse2</text:p>
          </table:table-cell>
          <table:table-cell office:value-type="float" office:value="4.00855" calcext:value-type="float">
            <text:p>4.00855</text:p>
          </table:table-cell>
          <table:table-cell office:value-type="float" office:value="91.0751" calcext:value-type="float">
            <text:p>91.0751</text:p>
          </table:table-cell>
          <table:table-cell office:value-type="float" office:value="9.43667" calcext:value-type="float">
            <text:p>9.43667</text:p>
          </table:table-cell>
          <table:table-cell table:formula="of:=[.K12]/[.O12]" office:value-type="float" office:value="1.36598153090314" calcext:value-type="float">
            <text:p>1.3659815309</text:p>
          </table:table-cell>
          <table:table-cell table:formula="of:=[.K12]/[.S12]" office:value-type="float" office:value="0.791292021639284" calcext:value-type="float">
            <text:p>0.7912920216</text:p>
          </table:table-cell>
          <table:table-cell table:formula="of:=[.S12]/[.O12]" office:value-type="float" office:value="1.72626728634682" calcext:value-type="float">
            <text:p>1.7262672863</text:p>
          </table:table-cell>
        </table:table-row>
        <table:table-row table:style-name="ro1">
          <table:table-cell office:value-type="string" calcext:value-type="string">
            <text:p>/data-2/gunrock_dataset/large/benchmark/tsyl201/tsyl201.mtx</text:p>
          </table:table-cell>
          <table:table-cell table:number-columns-repeated="2" office:value-type="float" office:value="20685" calcext:value-type="float">
            <text:p>20685</text:p>
          </table:table-cell>
          <table:table-cell office:value-type="float" office:value="2434273" calcext:value-type="float">
            <text:p>2434273</text:p>
          </table:table-cell>
          <table:table-cell office:value-type="float" office:value="117.683" calcext:value-type="float">
            <text:p>117.683</text:p>
          </table:table-cell>
          <table:table-cell office:value-type="float" office:value="28.5546" calcext:value-type="float">
            <text:p>28.5546</text:p>
          </table:table-cell>
          <table:table-cell office:value-type="float" office:value="0.24264" calcext:value-type="float">
            <text:p>0.24264</text:p>
          </table:table-cell>
          <table:table-cell office:value-type="float" office:value="0.3643" calcext:value-type="float">
            <text:p>0.3643</text:p>
          </table:table-cell>
          <table:table-cell office:value-type="string" calcext:value-type="string">
            <text:p><text:s/>row split</text:p>
          </table:table-cell>
          <table:table-cell office:value-type="float" office:value="1.89967" calcext:value-type="float">
            <text:p>1.89967</text:p>
          </table:table-cell>
          <table:table-cell office:value-type="float" office:value="164.022" calcext:value-type="float">
            <text:p>164.022</text:p>
          </table:table-cell>
          <table:table-cell office:value-type="float" office:value="15.8699" calcext:value-type="float">
            <text:p>15.8699</text:p>
          </table:table-cell>
          <table:table-cell office:value-type="string" calcext:value-type="string">
            <text:p><text:s/>cusparse</text:p>
          </table:table-cell>
          <table:table-cell office:value-type="float" office:value="3.59324" calcext:value-type="float">
            <text:p>3.59324</text:p>
          </table:table-cell>
          <table:table-cell office:value-type="float" office:value="86.7147" calcext:value-type="float">
            <text:p>86.7147</text:p>
          </table:table-cell>
          <table:table-cell office:value-type="float" office:value="8.3901" calcext:value-type="float">
            <text:p>8.3901</text:p>
          </table:table-cell>
          <table:table-cell office:value-type="string" calcext:value-type="string">
            <text:p><text:s/>cusparse2</text:p>
          </table:table-cell>
          <table:table-cell office:value-type="float" office:value="3.16107" calcext:value-type="float">
            <text:p>3.16107</text:p>
          </table:table-cell>
          <table:table-cell office:value-type="float" office:value="98.5701" calcext:value-type="float">
            <text:p>98.5701</text:p>
          </table:table-cell>
          <table:table-cell office:value-type="float" office:value="9.53717" calcext:value-type="float">
            <text:p>9.53717</text:p>
          </table:table-cell>
          <table:table-cell table:formula="of:=[.K13]/[.O13]" office:value-type="float" office:value="1.89151320364367" calcext:value-type="float">
            <text:p>1.8915132036</text:p>
          </table:table-cell>
          <table:table-cell table:formula="of:=[.K13]/[.S13]" office:value-type="float" office:value="1.664013732359" calcext:value-type="float">
            <text:p>1.6640137324</text:p>
          </table:table-cell>
          <table:table-cell table:formula="of:=[.S13]/[.O13]" office:value-type="float" office:value="1.13671730398652" calcext:value-type="float">
            <text:p>1.136717304</text:p>
          </table:table-cell>
        </table:table-row>
        <table:table-row table:style-name="ro1">
          <table:table-cell office:value-type="string" calcext:value-type="string">
            <text:p>/data-2/gunrock_dataset/large/benchmark/wave/wave.mtx</text:p>
          </table:table-cell>
          <table:table-cell table:number-columns-repeated="2" office:value-type="float" office:value="156317" calcext:value-type="float">
            <text:p>156317</text:p>
          </table:table-cell>
          <table:table-cell office:value-type="float" office:value="2118662" calcext:value-type="float">
            <text:p>2118662</text:p>
          </table:table-cell>
          <table:table-cell office:value-type="float" office:value="13.5536" calcext:value-type="float">
            <text:p>13.5536</text:p>
          </table:table-cell>
          <table:table-cell office:value-type="float" office:value="3.32009" calcext:value-type="float">
            <text:p>3.32009</text:p>
          </table:table-cell>
          <table:table-cell office:value-type="float" office:value="0.24496" calcext:value-type="float">
            <text:p>0.24496</text:p>
          </table:table-cell>
          <table:table-cell office:value-type="float" office:value="0.696081" calcext:value-type="float">
            <text:p>0.696081</text:p>
          </table:table-cell>
          <table:table-cell office:value-type="string" calcext:value-type="string">
            <text:p><text:s/>row split</text:p>
          </table:table-cell>
          <table:table-cell office:value-type="float" office:value="6.34996" calcext:value-type="float">
            <text:p>6.34996</text:p>
          </table:table-cell>
          <table:table-cell office:value-type="float" office:value="42.7071" calcext:value-type="float">
            <text:p>42.7071</text:p>
          </table:table-cell>
          <table:table-cell office:value-type="float" office:value="15.3716" calcext:value-type="float">
            <text:p>15.3716</text:p>
          </table:table-cell>
          <table:table-cell office:value-type="string" calcext:value-type="string">
            <text:p><text:s/>cusparse</text:p>
          </table:table-cell>
          <table:table-cell office:value-type="float" office:value="5.16563" calcext:value-type="float">
            <text:p>5.16563</text:p>
          </table:table-cell>
          <table:table-cell office:value-type="float" office:value="52.4987" calcext:value-type="float">
            <text:p>52.4987</text:p>
          </table:table-cell>
          <table:table-cell office:value-type="float" office:value="18.8958" calcext:value-type="float">
            <text:p>18.8958</text:p>
          </table:table-cell>
          <table:table-cell office:value-type="string" calcext:value-type="string">
            <text:p><text:s/>cusparse2</text:p>
          </table:table-cell>
          <table:table-cell office:value-type="float" office:value="3.66921" calcext:value-type="float">
            <text:p>3.66921</text:p>
          </table:table-cell>
          <table:table-cell office:value-type="float" office:value="73.9093" calcext:value-type="float">
            <text:p>73.9093</text:p>
          </table:table-cell>
          <table:table-cell office:value-type="float" office:value="26.6022" calcext:value-type="float">
            <text:p>26.6022</text:p>
          </table:table-cell>
          <table:table-cell table:formula="of:=[.K14]/[.O14]" office:value-type="float" office:value="0.813488714958656" calcext:value-type="float">
            <text:p>0.813488715</text:p>
          </table:table-cell>
          <table:table-cell table:formula="of:=[.K14]/[.S14]" office:value-type="float" office:value="0.577831206627583" calcext:value-type="float">
            <text:p>0.5778312066</text:p>
          </table:table-cell>
          <table:table-cell table:formula="of:=[.S14]/[.O14]" office:value-type="float" office:value="1.4078310510546" calcext:value-type="float">
            <text:p>1.4078310511</text:p>
          </table:table-cell>
        </table:table-row>
        <table:table-row table:style-name="ro1">
          <table:table-cell office:value-type="string" calcext:value-type="string">
            <text:p>/data-2/gunrock_dataset/large/benchmark/Delor295K/Delor295K.mtx</text:p>
          </table:table-cell>
          <table:table-cell office:value-type="float" office:value="295734" calcext:value-type="float">
            <text:p>295734</text:p>
          </table:table-cell>
          <table:table-cell office:value-type="float" office:value="1823928" calcext:value-type="float">
            <text:p>1823928</text:p>
          </table:table-cell>
          <table:table-cell office:value-type="float" office:value="2401323" calcext:value-type="float">
            <text:p>2401323</text:p>
          </table:table-cell>
          <table:table-cell office:value-type="float" office:value="8.11987" calcext:value-type="float">
            <text:p>8.11987</text:p>
          </table:table-cell>
          <table:table-cell office:value-type="float" office:value="2.11239" calcext:value-type="float">
            <text:p>2.11239</text:p>
          </table:table-cell>
          <table:table-cell office:value-type="float" office:value="0.26015" calcext:value-type="float">
            <text:p>0.26015</text:p>
          </table:table-cell>
          <table:table-cell office:value-type="float" office:value="-0.497448" calcext:value-type="float">
            <text:p>-0.497448</text:p>
          </table:table-cell>
          <table:table-cell office:value-type="string" calcext:value-type="string">
            <text:p><text:s/>row split</text:p>
          </table:table-cell>
          <table:table-cell office:value-type="float" office:value="11.9089" calcext:value-type="float">
            <text:p>11.9089</text:p>
          </table:table-cell>
          <table:table-cell office:value-type="float" office:value="25.81" calcext:value-type="float">
            <text:p>25.81</text:p>
          </table:table-cell>
          <table:table-cell office:value-type="float" office:value="14.4269" calcext:value-type="float">
            <text:p>14.4269</text:p>
          </table:table-cell>
          <table:table-cell office:value-type="string" calcext:value-type="string">
            <text:p><text:s/>cusparse</text:p>
          </table:table-cell>
          <table:table-cell office:value-type="float" office:value="6.97351" calcext:value-type="float">
            <text:p>6.97351</text:p>
          </table:table-cell>
          <table:table-cell office:value-type="float" office:value="44.0767" calcext:value-type="float">
            <text:p>44.0767</text:p>
          </table:table-cell>
          <table:table-cell office:value-type="float" office:value="24.6374" calcext:value-type="float">
            <text:p>24.6374</text:p>
          </table:table-cell>
          <table:table-cell office:value-type="string" calcext:value-type="string">
            <text:p><text:s/>cusparse2</text:p>
          </table:table-cell>
          <table:table-cell office:value-type="float" office:value="5.18233" calcext:value-type="float">
            <text:p>5.18233</text:p>
          </table:table-cell>
          <table:table-cell office:value-type="float" office:value="59.311" calcext:value-type="float">
            <text:p>59.311</text:p>
          </table:table-cell>
          <table:table-cell office:value-type="float" office:value="33.1529" calcext:value-type="float">
            <text:p>33.1529</text:p>
          </table:table-cell>
          <table:table-cell table:formula="of:=[.K15]/[.O15]" office:value-type="float" office:value="0.585570153845456" calcext:value-type="float">
            <text:p>0.5855701538</text:p>
          </table:table-cell>
          <table:table-cell table:formula="of:=[.K15]/[.S15]" office:value-type="float" office:value="0.435163797609212" calcext:value-type="float">
            <text:p>0.4351637976</text:p>
          </table:table-cell>
          <table:table-cell table:formula="of:=[.S15]/[.O15]" office:value-type="float" office:value="1.34563159220178" calcext:value-type="float">
            <text:p>1.3456315922</text:p>
          </table:table-cell>
        </table:table-row>
        <table:table-row table:style-name="ro1">
          <table:table-cell office:value-type="string" calcext:value-type="string">
            <text:p>/data-2/gunrock_dataset/large/benchmark/oilpan/oilpan.mtx</text:p>
          </table:table-cell>
          <table:table-cell table:number-columns-repeated="2" office:value-type="float" office:value="73752" calcext:value-type="float">
            <text:p>73752</text:p>
          </table:table-cell>
          <table:table-cell office:value-type="float" office:value="3523437" calcext:value-type="float">
            <text:p>3523437</text:p>
          </table:table-cell>
          <table:table-cell office:value-type="float" office:value="47.7741" calcext:value-type="float">
            <text:p>47.7741</text:p>
          </table:table-cell>
          <table:table-cell office:value-type="float" office:value="13.4906" calcext:value-type="float">
            <text:p>13.4906</text:p>
          </table:table-cell>
          <table:table-cell office:value-type="float" office:value="0.282383" calcext:value-type="float">
            <text:p>0.282383</text:p>
          </table:table-cell>
          <table:table-cell office:value-type="float" office:value="0.047239" calcext:value-type="float">
            <text:p>0.047239</text:p>
          </table:table-cell>
          <table:table-cell office:value-type="string" calcext:value-type="string">
            <text:p><text:s/>row split</text:p>
          </table:table-cell>
          <table:table-cell office:value-type="float" office:value="4.26761" calcext:value-type="float">
            <text:p>4.26761</text:p>
          </table:table-cell>
          <table:table-cell office:value-type="float" office:value="105.68" calcext:value-type="float">
            <text:p>105.68</text:p>
          </table:table-cell>
          <table:table-cell office:value-type="float" office:value="15.5224" calcext:value-type="float">
            <text:p>15.5224</text:p>
          </table:table-cell>
          <table:table-cell office:value-type="string" calcext:value-type="string">
            <text:p><text:s/>cusparse</text:p>
          </table:table-cell>
          <table:table-cell office:value-type="float" office:value="6.1099" calcext:value-type="float">
            <text:p>6.1099</text:p>
          </table:table-cell>
          <table:table-cell office:value-type="float" office:value="73.8146" calcext:value-type="float">
            <text:p>73.8146</text:p>
          </table:table-cell>
          <table:table-cell office:value-type="float" office:value="10.842" calcext:value-type="float">
            <text:p>10.842</text:p>
          </table:table-cell>
          <table:table-cell office:value-type="string" calcext:value-type="string">
            <text:p><text:s/>cusparse2</text:p>
          </table:table-cell>
          <table:table-cell office:value-type="float" office:value="4.8298" calcext:value-type="float">
            <text:p>4.8298</text:p>
          </table:table-cell>
          <table:table-cell office:value-type="float" office:value="93.3785" calcext:value-type="float">
            <text:p>93.3785</text:p>
          </table:table-cell>
          <table:table-cell office:value-type="float" office:value="13.7156" calcext:value-type="float">
            <text:p>13.7156</text:p>
          </table:table-cell>
          <table:table-cell table:formula="of:=[.K16]/[.O16]" office:value-type="float" office:value="1.43169508471224" calcext:value-type="float">
            <text:p>1.4316950847</text:p>
          </table:table-cell>
          <table:table-cell table:formula="of:=[.K16]/[.S16]" office:value-type="float" office:value="1.13173803391573" calcext:value-type="float">
            <text:p>1.1317380339</text:p>
          </table:table-cell>
          <table:table-cell table:formula="of:=[.S16]/[.O16]" office:value-type="float" office:value="1.26504106233726" calcext:value-type="float">
            <text:p>1.2650410623</text:p>
          </table:table-cell>
        </table:table-row>
        <table:table-row table:style-name="ro1">
          <table:table-cell office:value-type="string" calcext:value-type="string">
            <text:p>/data-2/gunrock_dataset/large/benchmark/cage12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float" office:value="15.6075" calcext:value-type="float">
            <text:p>15.6075</text:p>
          </table:table-cell>
          <table:table-cell office:value-type="float" office:value="4.70918" calcext:value-type="float">
            <text:p>4.70918</text:p>
          </table:table-cell>
          <table:table-cell office:value-type="float" office:value="0.301725" calcext:value-type="float">
            <text:p>0.301725</text:p>
          </table:table-cell>
          <table:table-cell office:value-type="float" office:value="0.371495" calcext:value-type="float">
            <text:p>0.371495</text:p>
          </table:table-cell>
          <table:table-cell office:value-type="string" calcext:value-type="string">
            <text:p><text:s/>row split</text:p>
          </table:table-cell>
          <table:table-cell office:value-type="float" office:value="5.48642" calcext:value-type="float">
            <text:p>5.48642</text:p>
          </table:table-cell>
          <table:table-cell office:value-type="float" office:value="47.4198" calcext:value-type="float">
            <text:p>47.4198</text:p>
          </table:table-cell>
          <table:table-cell office:value-type="float" office:value="15.2117" calcext:value-type="float">
            <text:p>15.2117</text:p>
          </table:table-cell>
          <table:table-cell office:value-type="string" calcext:value-type="string">
            <text:p><text:s/>cusparse</text:p>
          </table:table-cell>
          <table:table-cell office:value-type="float" office:value="4.43167" calcext:value-type="float">
            <text:p>4.43167</text:p>
          </table:table-cell>
          <table:table-cell office:value-type="float" office:value="58.7058" calcext:value-type="float">
            <text:p>58.7058</text:p>
          </table:table-cell>
          <table:table-cell office:value-type="float" office:value="18.8322" calcext:value-type="float">
            <text:p>18.8322</text:p>
          </table:table-cell>
          <table:table-cell office:value-type="string" calcext:value-type="string">
            <text:p><text:s/>cusparse2</text:p>
          </table:table-cell>
          <table:table-cell office:value-type="float" office:value="3.34953" calcext:value-type="float">
            <text:p>3.34953</text:p>
          </table:table-cell>
          <table:table-cell office:value-type="float" office:value="77.672" calcext:value-type="float">
            <text:p>77.672</text:p>
          </table:table-cell>
          <table:table-cell office:value-type="float" office:value="24.9163" calcext:value-type="float">
            <text:p>24.9163</text:p>
          </table:table-cell>
          <table:table-cell table:formula="of:=[.K17]/[.O17]" office:value-type="float" office:value="0.807753237329191" calcext:value-type="float">
            <text:p>0.8077532373</text:p>
          </table:table-cell>
          <table:table-cell table:formula="of:=[.K17]/[.S17]" office:value-type="float" office:value="0.610513441137089" calcext:value-type="float">
            <text:p>0.6105134411</text:p>
          </table:table-cell>
          <table:table-cell table:formula="of:=[.S17]/[.O17]" office:value-type="float" office:value="1.32307199629338" calcext:value-type="float">
            <text:p>1.3230719963</text:p>
          </table:table-cell>
        </table:table-row>
        <table:table-row table:style-name="ro1">
          <table:table-cell office:value-type="string" calcext:value-type="string">
            <text:p>/data-2/gunrock_dataset/large/benchmark/darcy003/darcy003.mtx</text:p>
          </table:table-cell>
          <table:table-cell table:number-columns-repeated="2" office:value-type="float" office:value="389874" calcext:value-type="float">
            <text:p>389874</text:p>
          </table:table-cell>
          <table:table-cell office:value-type="float" office:value="1867115" calcext:value-type="float">
            <text:p>1867115</text:p>
          </table:table-cell>
          <table:table-cell office:value-type="float" office:value="4.78902" calcext:value-type="float">
            <text:p>4.78902</text:p>
          </table:table-cell>
          <table:table-cell office:value-type="float" office:value="1.47828" calcext:value-type="float">
            <text:p>1.47828</text:p>
          </table:table-cell>
          <table:table-cell office:value-type="float" office:value="0.308681" calcext:value-type="float">
            <text:p>0.308681</text:p>
          </table:table-cell>
          <table:table-cell office:value-type="float" office:value="-0.407295" calcext:value-type="float">
            <text:p>-0.407295</text:p>
          </table:table-cell>
          <table:table-cell office:value-type="string" calcext:value-type="string">
            <text:p><text:s/>row split</text:p>
          </table:table-cell>
          <table:table-cell office:value-type="float" office:value="15.6976" calcext:value-type="float">
            <text:p>15.6976</text:p>
          </table:table-cell>
          <table:table-cell office:value-type="float" office:value="15.2247" calcext:value-type="float">
            <text:p>15.2247</text:p>
          </table:table-cell>
          <table:table-cell office:value-type="float" office:value="13.7672" calcext:value-type="float">
            <text:p>13.7672</text:p>
          </table:table-cell>
          <table:table-cell office:value-type="string" calcext:value-type="string">
            <text:p><text:s/>cusparse</text:p>
          </table:table-cell>
          <table:table-cell office:value-type="float" office:value="13.931" calcext:value-type="float">
            <text:p>13.931</text:p>
          </table:table-cell>
          <table:table-cell office:value-type="float" office:value="17.1553" calcext:value-type="float">
            <text:p>17.1553</text:p>
          </table:table-cell>
          <table:table-cell office:value-type="float" office:value="15.513" calcext:value-type="float">
            <text:p>15.513</text:p>
          </table:table-cell>
          <table:table-cell office:value-type="string" calcext:value-type="string">
            <text:p><text:s/>cusparse2</text:p>
          </table:table-cell>
          <table:table-cell office:value-type="float" office:value="5.4042" calcext:value-type="float">
            <text:p>5.4042</text:p>
          </table:table-cell>
          <table:table-cell office:value-type="float" office:value="44.2231" calcext:value-type="float">
            <text:p>44.2231</text:p>
          </table:table-cell>
          <table:table-cell office:value-type="float" office:value="39.9896" calcext:value-type="float">
            <text:p>39.9896</text:p>
          </table:table-cell>
          <table:table-cell table:formula="of:=[.K18]/[.O18]" office:value-type="float" office:value="0.887463349518808" calcext:value-type="float">
            <text:p>0.8874633495</text:p>
          </table:table-cell>
          <table:table-cell table:formula="of:=[.K18]/[.S18]" office:value-type="float" office:value="0.344270302172394" calcext:value-type="float">
            <text:p>0.3442703022</text:p>
          </table:table-cell>
          <table:table-cell table:formula="of:=[.S18]/[.O18]" office:value-type="float" office:value="2.57780977307304" calcext:value-type="float">
            <text:p>2.5778097731</text:p>
          </table:table-cell>
        </table:table-row>
        <table:table-row table:style-name="ro1">
          <table:table-cell office:value-type="string" calcext:value-type="string">
            <text:p>/data-2/gunrock_dataset/large/benchmark/mario002/mario002.mtx</text:p>
          </table:table-cell>
          <table:table-cell table:number-columns-repeated="2" office:value-type="float" office:value="389874" calcext:value-type="float">
            <text:p>389874</text:p>
          </table:table-cell>
          <table:table-cell office:value-type="float" office:value="1867115" calcext:value-type="float">
            <text:p>1867115</text:p>
          </table:table-cell>
          <table:table-cell office:value-type="float" office:value="4.78902" calcext:value-type="float">
            <text:p>4.78902</text:p>
          </table:table-cell>
          <table:table-cell office:value-type="float" office:value="1.47828" calcext:value-type="float">
            <text:p>1.47828</text:p>
          </table:table-cell>
          <table:table-cell office:value-type="float" office:value="0.308681" calcext:value-type="float">
            <text:p>0.308681</text:p>
          </table:table-cell>
          <table:table-cell office:value-type="float" office:value="-0.407295" calcext:value-type="float">
            <text:p>-0.407295</text:p>
          </table:table-cell>
          <table:table-cell office:value-type="string" calcext:value-type="string">
            <text:p><text:s/>row split</text:p>
          </table:table-cell>
          <table:table-cell office:value-type="float" office:value="15.6307" calcext:value-type="float">
            <text:p>15.6307</text:p>
          </table:table-cell>
          <table:table-cell office:value-type="float" office:value="15.2898" calcext:value-type="float">
            <text:p>15.2898</text:p>
          </table:table-cell>
          <table:table-cell office:value-type="float" office:value="13.8261" calcext:value-type="float">
            <text:p>13.8261</text:p>
          </table:table-cell>
          <table:table-cell office:value-type="string" calcext:value-type="string">
            <text:p><text:s/>cusparse</text:p>
          </table:table-cell>
          <table:table-cell office:value-type="float" office:value="13.9322" calcext:value-type="float">
            <text:p>13.9322</text:p>
          </table:table-cell>
          <table:table-cell office:value-type="float" office:value="17.1539" calcext:value-type="float">
            <text:p>17.1539</text:p>
          </table:table-cell>
          <table:table-cell office:value-type="float" office:value="15.5117" calcext:value-type="float">
            <text:p>15.5117</text:p>
          </table:table-cell>
          <table:table-cell office:value-type="string" calcext:value-type="string">
            <text:p><text:s/>cusparse2</text:p>
          </table:table-cell>
          <table:table-cell office:value-type="float" office:value="5.38209" calcext:value-type="float">
            <text:p>5.38209</text:p>
          </table:table-cell>
          <table:table-cell office:value-type="float" office:value="44.4048" calcext:value-type="float">
            <text:p>44.4048</text:p>
          </table:table-cell>
          <table:table-cell office:value-type="float" office:value="40.1539" calcext:value-type="float">
            <text:p>40.1539</text:p>
          </table:table-cell>
          <table:table-cell table:formula="of:=[.K19]/[.O19]" office:value-type="float" office:value="0.891330834387515" calcext:value-type="float">
            <text:p>0.8913308344</text:p>
          </table:table-cell>
          <table:table-cell table:formula="of:=[.K19]/[.S19]" office:value-type="float" office:value="0.344327640255108" calcext:value-type="float">
            <text:p>0.3443276403</text:p>
          </table:table-cell>
          <table:table-cell table:formula="of:=[.S19]/[.O19]" office:value-type="float" office:value="2.58861250211322" calcext:value-type="float">
            <text:p>2.5886125021</text:p>
          </table:table-cell>
        </table:table-row>
        <table:table-row table:style-name="ro1">
          <table:table-cell office:value-type="string" calcext:value-type="string">
            <text:p>/data-2/gunrock_dataset/large/benchmark/ramage02/ramage02.mtx</text:p>
          </table:table-cell>
          <table:table-cell table:number-columns-repeated="2" office:value-type="float" office:value="16830" calcext:value-type="float">
            <text:p>16830</text:p>
          </table:table-cell>
          <table:table-cell office:value-type="float" office:value="2849523" calcext:value-type="float">
            <text:p>2849523</text:p>
          </table:table-cell>
          <table:table-cell office:value-type="float" office:value="169.312" calcext:value-type="float">
            <text:p>169.312</text:p>
          </table:table-cell>
          <table:table-cell office:value-type="float" office:value="52.857" calcext:value-type="float">
            <text:p>52.857</text:p>
          </table:table-cell>
          <table:table-cell office:value-type="float" office:value="0.312187" calcext:value-type="float">
            <text:p>0.312187</text:p>
          </table:table-cell>
          <table:table-cell office:value-type="float" office:value="0.53576" calcext:value-type="float">
            <text:p>0.53576</text:p>
          </table:table-cell>
          <table:table-cell office:value-type="string" calcext:value-type="string">
            <text:p><text:s/>row split</text:p>
          </table:table-cell>
          <table:table-cell office:value-type="float" office:value="2.21422" calcext:value-type="float">
            <text:p>2.21422</text:p>
          </table:table-cell>
          <table:table-cell office:value-type="float" office:value="164.726" calcext:value-type="float">
            <text:p>164.726</text:p>
          </table:table-cell>
          <table:table-cell office:value-type="float" office:value="14.2174" calcext:value-type="float">
            <text:p>14.2174</text:p>
          </table:table-cell>
          <table:table-cell office:value-type="string" calcext:value-type="string">
            <text:p><text:s/>cusparse</text:p>
          </table:table-cell>
          <table:table-cell office:value-type="float" office:value="4.49903" calcext:value-type="float">
            <text:p>4.49903</text:p>
          </table:table-cell>
          <table:table-cell office:value-type="float" office:value="81.0706" calcext:value-type="float">
            <text:p>81.0706</text:p>
          </table:table-cell>
          <table:table-cell office:value-type="float" office:value="6.99717" calcext:value-type="float">
            <text:p>6.99717</text:p>
          </table:table-cell>
          <table:table-cell office:value-type="string" calcext:value-type="string">
            <text:p><text:s/>cusparse2</text:p>
          </table:table-cell>
          <table:table-cell office:value-type="float" office:value="3.95424" calcext:value-type="float">
            <text:p>3.95424</text:p>
          </table:table-cell>
          <table:table-cell office:value-type="float" office:value="92.2399" calcext:value-type="float">
            <text:p>92.2399</text:p>
          </table:table-cell>
          <table:table-cell office:value-type="float" office:value="7.96119" calcext:value-type="float">
            <text:p>7.96119</text:p>
          </table:table-cell>
          <table:table-cell table:formula="of:=[.K20]/[.O20]" office:value-type="float" office:value="2.03188332145069" calcext:value-type="float">
            <text:p>2.0318833215</text:p>
          </table:table-cell>
          <table:table-cell table:formula="of:=[.K20]/[.S20]" office:value-type="float" office:value="1.78584321969126" calcext:value-type="float">
            <text:p>1.7858432197</text:p>
          </table:table-cell>
          <table:table-cell table:formula="of:=[.S20]/[.O20]" office:value-type="float" office:value="1.13777250939305" calcext:value-type="float">
            <text:p>1.1377725094</text:p>
          </table:table-cell>
        </table:table-row>
        <table:table-row table:style-name="ro1">
          <table:table-cell office:value-type="string" calcext:value-type="string">
            <text:p>/data-2/gunrock_dataset/large/benchmark/ct20stif/ct20stif.mtx</text:p>
          </table:table-cell>
          <table:table-cell table:number-columns-repeated="2" office:value-type="float" office:value="52329" calcext:value-type="float">
            <text:p>52329</text:p>
          </table:table-cell>
          <table:table-cell office:value-type="float" office:value="2646135" calcext:value-type="float">
            <text:p>2646135</text:p>
          </table:table-cell>
          <table:table-cell office:value-type="float" office:value="50.5673" calcext:value-type="float">
            <text:p>50.5673</text:p>
          </table:table-cell>
          <table:table-cell office:value-type="float" office:value="16.9786" calcext:value-type="float">
            <text:p>16.9786</text:p>
          </table:table-cell>
          <table:table-cell office:value-type="float" office:value="0.335763" calcext:value-type="float">
            <text:p>0.335763</text:p>
          </table:table-cell>
          <table:table-cell office:value-type="float" office:value="0.530362" calcext:value-type="float">
            <text:p>0.530362</text:p>
          </table:table-cell>
          <table:table-cell office:value-type="string" calcext:value-type="string">
            <text:p><text:s/>row split</text:p>
          </table:table-cell>
          <table:table-cell office:value-type="float" office:value="3.09493" calcext:value-type="float">
            <text:p>3.09493</text:p>
          </table:table-cell>
          <table:table-cell office:value-type="float" office:value="109.439" calcext:value-type="float">
            <text:p>109.439</text:p>
          </table:table-cell>
          <table:table-cell office:value-type="float" office:value="15.5644" calcext:value-type="float">
            <text:p>15.5644</text:p>
          </table:table-cell>
          <table:table-cell office:value-type="string" calcext:value-type="string">
            <text:p><text:s/>cusparse</text:p>
          </table:table-cell>
          <table:table-cell office:value-type="float" office:value="4.52155" calcext:value-type="float">
            <text:p>4.52155</text:p>
          </table:table-cell>
          <table:table-cell office:value-type="float" office:value="74.9092" calcext:value-type="float">
            <text:p>74.9092</text:p>
          </table:table-cell>
          <table:table-cell office:value-type="float" office:value="10.6536" calcext:value-type="float">
            <text:p>10.6536</text:p>
          </table:table-cell>
          <table:table-cell office:value-type="string" calcext:value-type="string">
            <text:p><text:s/>cusparse2</text:p>
          </table:table-cell>
          <table:table-cell office:value-type="float" office:value="3.569" calcext:value-type="float">
            <text:p>3.569</text:p>
          </table:table-cell>
          <table:table-cell office:value-type="float" office:value="94.9021" calcext:value-type="float">
            <text:p>94.9021</text:p>
          </table:table-cell>
          <table:table-cell office:value-type="float" office:value="13.497" calcext:value-type="float">
            <text:p>13.497</text:p>
          </table:table-cell>
          <table:table-cell table:formula="of:=[.K21]/[.O21]" office:value-type="float" office:value="1.4609553966669" calcext:value-type="float">
            <text:p>1.4609553967</text:p>
          </table:table-cell>
          <table:table-cell table:formula="of:=[.K21]/[.S21]" office:value-type="float" office:value="1.15317785380935" calcext:value-type="float">
            <text:p>1.1531778538</text:p>
          </table:table-cell>
          <table:table-cell table:formula="of:=[.S21]/[.O21]" office:value-type="float" office:value="1.26689512102652" calcext:value-type="float">
            <text:p>1.266895121</text:p>
          </table:table-cell>
        </table:table-row>
        <table:table-row table:style-name="ro1">
          <table:table-cell office:value-type="string" calcext:value-type="string">
            <text:p>/data-2/gunrock_dataset/large/benchmark/pct20stif/pct20stif.mtx</text:p>
          </table:table-cell>
          <table:table-cell table:number-columns-repeated="2" office:value-type="float" office:value="52329" calcext:value-type="float">
            <text:p>52329</text:p>
          </table:table-cell>
          <table:table-cell office:value-type="float" office:value="2646135" calcext:value-type="float">
            <text:p>2646135</text:p>
          </table:table-cell>
          <table:table-cell office:value-type="float" office:value="50.5673" calcext:value-type="float">
            <text:p>50.5673</text:p>
          </table:table-cell>
          <table:table-cell office:value-type="float" office:value="16.9786" calcext:value-type="float">
            <text:p>16.9786</text:p>
          </table:table-cell>
          <table:table-cell office:value-type="float" office:value="0.335763" calcext:value-type="float">
            <text:p>0.335763</text:p>
          </table:table-cell>
          <table:table-cell office:value-type="float" office:value="0.530362" calcext:value-type="float">
            <text:p>0.530362</text:p>
          </table:table-cell>
          <table:table-cell office:value-type="string" calcext:value-type="string">
            <text:p><text:s/>row split</text:p>
          </table:table-cell>
          <table:table-cell office:value-type="float" office:value="3.09529" calcext:value-type="float">
            <text:p>3.09529</text:p>
          </table:table-cell>
          <table:table-cell office:value-type="float" office:value="109.426" calcext:value-type="float">
            <text:p>109.426</text:p>
          </table:table-cell>
          <table:table-cell office:value-type="float" office:value="15.5626" calcext:value-type="float">
            <text:p>15.5626</text:p>
          </table:table-cell>
          <table:table-cell office:value-type="string" calcext:value-type="string">
            <text:p><text:s/>cusparse</text:p>
          </table:table-cell>
          <table:table-cell office:value-type="float" office:value="4.52325" calcext:value-type="float">
            <text:p>4.52325</text:p>
          </table:table-cell>
          <table:table-cell office:value-type="float" office:value="74.881" calcext:value-type="float">
            <text:p>74.881</text:p>
          </table:table-cell>
          <table:table-cell office:value-type="float" office:value="10.6496" calcext:value-type="float">
            <text:p>10.6496</text:p>
          </table:table-cell>
          <table:table-cell office:value-type="string" calcext:value-type="string">
            <text:p><text:s/>cusparse2</text:p>
          </table:table-cell>
          <table:table-cell office:value-type="float" office:value="3.57235" calcext:value-type="float">
            <text:p>3.57235</text:p>
          </table:table-cell>
          <table:table-cell office:value-type="float" office:value="94.813" calcext:value-type="float">
            <text:p>94.813</text:p>
          </table:table-cell>
          <table:table-cell office:value-type="float" office:value="13.4844" calcext:value-type="float">
            <text:p>13.4844</text:p>
          </table:table-cell>
          <table:table-cell table:formula="of:=[.K22]/[.O22]" office:value-type="float" office:value="1.46133198007505" calcext:value-type="float">
            <text:p>1.4613319801</text:p>
          </table:table-cell>
          <table:table-cell table:formula="of:=[.K22]/[.S22]" office:value-type="float" office:value="1.154124434413" calcext:value-type="float">
            <text:p>1.1541244344</text:p>
          </table:table-cell>
          <table:table-cell table:formula="of:=[.S22]/[.O22]" office:value-type="float" office:value="1.26618234265034" calcext:value-type="float">
            <text:p>1.2661823427</text:p>
          </table:table-cell>
        </table:table-row>
        <table:table-row table:style-name="ro1">
          <table:table-cell office:value-type="string" calcext:value-type="string">
            <text:p>/data-2/gunrock_dataset/large/benchmark/bcsstk32/bcsstk32.mtx</text:p>
          </table:table-cell>
          <table:table-cell table:number-columns-repeated="2" office:value-type="float" office:value="44609" calcext:value-type="float">
            <text:p>44609</text:p>
          </table:table-cell>
          <table:table-cell office:value-type="float" office:value="1970093" calcext:value-type="float">
            <text:p>1970093</text:p>
          </table:table-cell>
          <table:table-cell office:value-type="float" office:value="44.1636" calcext:value-type="float">
            <text:p>44.1636</text:p>
          </table:table-cell>
          <table:table-cell office:value-type="float" office:value="15.485" calcext:value-type="float">
            <text:p>15.485</text:p>
          </table:table-cell>
          <table:table-cell office:value-type="float" office:value="0.350629" calcext:value-type="float">
            <text:p>0.350629</text:p>
          </table:table-cell>
          <table:table-cell office:value-type="float" office:value="1.08837" calcext:value-type="float">
            <text:p>1.08837</text:p>
          </table:table-cell>
          <table:table-cell office:value-type="string" calcext:value-type="string">
            <text:p><text:s/>row split</text:p>
          </table:table-cell>
          <table:table-cell office:value-type="float" office:value="2.5251" calcext:value-type="float">
            <text:p>2.5251</text:p>
          </table:table-cell>
          <table:table-cell office:value-type="float" office:value="99.8661" calcext:value-type="float">
            <text:p>99.8661</text:p>
          </table:table-cell>
          <table:table-cell office:value-type="float" office:value="15.3574" calcext:value-type="float">
            <text:p>15.3574</text:p>
          </table:table-cell>
          <table:table-cell office:value-type="string" calcext:value-type="string">
            <text:p><text:s/>cusparse</text:p>
          </table:table-cell>
          <table:table-cell office:value-type="float" office:value="3.39759" calcext:value-type="float">
            <text:p>3.39759</text:p>
          </table:table-cell>
          <table:table-cell office:value-type="float" office:value="74.2209" calcext:value-type="float">
            <text:p>74.2209</text:p>
          </table:table-cell>
          <table:table-cell office:value-type="float" office:value="11.4137" calcext:value-type="float">
            <text:p>11.4137</text:p>
          </table:table-cell>
          <table:table-cell office:value-type="string" calcext:value-type="string">
            <text:p><text:s/>cusparse2</text:p>
          </table:table-cell>
          <table:table-cell office:value-type="float" office:value="2.64335" calcext:value-type="float">
            <text:p>2.64335</text:p>
          </table:table-cell>
          <table:table-cell office:value-type="float" office:value="95.3986" calcext:value-type="float">
            <text:p>95.3986</text:p>
          </table:table-cell>
          <table:table-cell office:value-type="float" office:value="14.6704" calcext:value-type="float">
            <text:p>14.6704</text:p>
          </table:table-cell>
          <table:table-cell table:formula="of:=[.K23]/[.O23]" office:value-type="float" office:value="1.34552531699292" calcext:value-type="float">
            <text:p>1.345525317</text:p>
          </table:table-cell>
          <table:table-cell table:formula="of:=[.K23]/[.S23]" office:value-type="float" office:value="1.04682982769139" calcext:value-type="float">
            <text:p>1.0468298277</text:p>
          </table:table-cell>
          <table:table-cell table:formula="of:=[.S23]/[.O23]" office:value-type="float" office:value="1.28533337644787" calcext:value-type="float">
            <text:p>1.2853333764</text:p>
          </table:table-cell>
        </table:table-row>
        <table:table-row table:style-name="ro1">
          <table:table-cell office:value-type="string" calcext:value-type="string">
            <text:p>/data-2/gunrock_dataset/large/benchmark/vanbody/vanbody.mtx</text:p>
          </table:table-cell>
          <table:table-cell table:number-columns-repeated="2" office:value-type="float" office:value="47072" calcext:value-type="float">
            <text:p>47072</text:p>
          </table:table-cell>
          <table:table-cell office:value-type="float" office:value="2289827" calcext:value-type="float">
            <text:p>2289827</text:p>
          </table:table-cell>
          <table:table-cell office:value-type="float" office:value="48.6452" calcext:value-type="float">
            <text:p>48.6452</text:p>
          </table:table-cell>
          <table:table-cell office:value-type="float" office:value="17.6446" calcext:value-type="float">
            <text:p>17.6446</text:p>
          </table:table-cell>
          <table:table-cell office:value-type="float" office:value="0.36272" calcext:value-type="float">
            <text:p>0.36272</text:p>
          </table:table-cell>
          <table:table-cell office:value-type="float" office:value="1.44434" calcext:value-type="float">
            <text:p>1.44434</text:p>
          </table:table-cell>
          <table:table-cell office:value-type="string" calcext:value-type="string">
            <text:p><text:s/>row split</text:p>
          </table:table-cell>
          <table:table-cell office:value-type="float" office:value="2.76014" calcext:value-type="float">
            <text:p>2.76014</text:p>
          </table:table-cell>
          <table:table-cell office:value-type="float" office:value="106.189" calcext:value-type="float">
            <text:p>106.189</text:p>
          </table:table-cell>
          <table:table-cell office:value-type="float" office:value="15.4368" calcext:value-type="float">
            <text:p>15.4368</text:p>
          </table:table-cell>
          <table:table-cell office:value-type="string" calcext:value-type="string">
            <text:p><text:s/>cusparse</text:p>
          </table:table-cell>
          <table:table-cell office:value-type="float" office:value="3.85025" calcext:value-type="float">
            <text:p>3.85025</text:p>
          </table:table-cell>
          <table:table-cell office:value-type="float" office:value="76.1243" calcext:value-type="float">
            <text:p>76.1243</text:p>
          </table:table-cell>
          <table:table-cell office:value-type="float" office:value="11.0662" calcext:value-type="float">
            <text:p>11.0662</text:p>
          </table:table-cell>
          <table:table-cell office:value-type="string" calcext:value-type="string">
            <text:p><text:s/>cusparse2</text:p>
          </table:table-cell>
          <table:table-cell office:value-type="float" office:value="3.01931" calcext:value-type="float">
            <text:p>3.01931</text:p>
          </table:table-cell>
          <table:table-cell office:value-type="float" office:value="97.0744" calcext:value-type="float">
            <text:p>97.0744</text:p>
          </table:table-cell>
          <table:table-cell office:value-type="float" office:value="14.1117" calcext:value-type="float">
            <text:p>14.1117</text:p>
          </table:table-cell>
          <table:table-cell table:formula="of:=[.K24]/[.O24]" office:value-type="float" office:value="1.39494221950153" calcext:value-type="float">
            <text:p>1.3949422195</text:p>
          </table:table-cell>
          <table:table-cell table:formula="of:=[.K24]/[.S24]" office:value-type="float" office:value="1.0938929316071" calcext:value-type="float">
            <text:p>1.0938929316</text:p>
          </table:table-cell>
          <table:table-cell table:formula="of:=[.S24]/[.O24]" office:value-type="float" office:value="1.27520909880288" calcext:value-type="float">
            <text:p>1.2752090988</text:p>
          </table:table-cell>
        </table:table-row>
        <table:table-row table:style-name="ro1">
          <table:table-cell office:value-type="string" calcext:value-type="string">
            <text:p>/data-2/gunrock_dataset/large/benchmark/water_tank/water_tank.mtx</text:p>
          </table:table-cell>
          <table:table-cell table:number-columns-repeated="2" office:value-type="float" office:value="60740" calcext:value-type="float">
            <text:p>60740</text:p>
          </table:table-cell>
          <table:table-cell office:value-type="float" office:value="2035281" calcext:value-type="float">
            <text:p>2035281</text:p>
          </table:table-cell>
          <table:table-cell office:value-type="float" office:value="33.5081" calcext:value-type="float">
            <text:p>33.5081</text:p>
          </table:table-cell>
          <table:table-cell office:value-type="float" office:value="12.5996" calcext:value-type="float">
            <text:p>12.5996</text:p>
          </table:table-cell>
          <table:table-cell office:value-type="float" office:value="0.376015" calcext:value-type="float">
            <text:p>0.376015</text:p>
          </table:table-cell>
          <table:table-cell office:value-type="float" office:value="1.0326" calcext:value-type="float">
            <text:p>1.0326</text:p>
          </table:table-cell>
          <table:table-cell office:value-type="string" calcext:value-type="string">
            <text:p><text:s/>row split</text:p>
          </table:table-cell>
          <table:table-cell office:value-type="float" office:value="2.98756" calcext:value-type="float">
            <text:p>2.98756</text:p>
          </table:table-cell>
          <table:table-cell office:value-type="float" office:value="87.2001" calcext:value-type="float">
            <text:p>87.2001</text:p>
          </table:table-cell>
          <table:table-cell office:value-type="float" office:value="15.9408" calcext:value-type="float">
            <text:p>15.9408</text:p>
          </table:table-cell>
          <table:table-cell office:value-type="string" calcext:value-type="string">
            <text:p><text:s/>cusparse</text:p>
          </table:table-cell>
          <table:table-cell office:value-type="float" office:value="3.89686" calcext:value-type="float">
            <text:p>3.89686</text:p>
          </table:table-cell>
          <table:table-cell office:value-type="float" office:value="66.8528" calcext:value-type="float">
            <text:p>66.8528</text:p>
          </table:table-cell>
          <table:table-cell office:value-type="float" office:value="12.2211" calcext:value-type="float">
            <text:p>12.2211</text:p>
          </table:table-cell>
          <table:table-cell office:value-type="string" calcext:value-type="string">
            <text:p><text:s/>cusparse2</text:p>
          </table:table-cell>
          <table:table-cell office:value-type="float" office:value="2.84852" calcext:value-type="float">
            <text:p>2.84852</text:p>
          </table:table-cell>
          <table:table-cell office:value-type="float" office:value="91.4566" calcext:value-type="float">
            <text:p>91.4566</text:p>
          </table:table-cell>
          <table:table-cell office:value-type="float" office:value="16.7189" calcext:value-type="float">
            <text:p>16.7189</text:p>
          </table:table-cell>
          <table:table-cell table:formula="of:=[.K25]/[.O25]" office:value-type="float" office:value="1.30435972764043" calcext:value-type="float">
            <text:p>1.3043597276</text:p>
          </table:table-cell>
          <table:table-cell table:formula="of:=[.K25]/[.S25]" office:value-type="float" office:value="0.95345879903692" calcext:value-type="float">
            <text:p>0.953458799</text:p>
          </table:table-cell>
          <table:table-cell table:formula="of:=[.S25]/[.O25]" office:value-type="float" office:value="1.36802946174281" calcext:value-type="float">
            <text:p>1.3680294617</text:p>
          </table:table-cell>
        </table:table-row>
        <table:table-row table:style-name="ro1">
          <table:table-cell office:value-type="string" calcext:value-type="string">
            <text:p>/data-2/gunrock_dataset/large/benchmark/Trec14/Trec14.mtx</text:p>
          </table:table-cell>
          <table:table-cell office:value-type="float" office:value="3159" calcext:value-type="float">
            <text:p>3159</text:p>
          </table:table-cell>
          <table:table-cell office:value-type="float" office:value="15905" calcext:value-type="float">
            <text:p>15905</text:p>
          </table:table-cell>
          <table:table-cell office:value-type="float" office:value="2872265" calcext:value-type="float">
            <text:p>2872265</text:p>
          </table:table-cell>
          <table:table-cell office:value-type="float" office:value="909.232" calcext:value-type="float">
            <text:p>909.232</text:p>
          </table:table-cell>
          <table:table-cell office:value-type="float" office:value="352.377" calcext:value-type="float">
            <text:p>352.377</text:p>
          </table:table-cell>
          <table:table-cell office:value-type="float" office:value="0.387554" calcext:value-type="float">
            <text:p>0.387554</text:p>
          </table:table-cell>
          <table:table-cell office:value-type="float" office:value="-0.27645" calcext:value-type="float">
            <text:p>-0.27645</text:p>
          </table:table-cell>
          <table:table-cell office:value-type="string" calcext:value-type="string">
            <text:p><text:s/>row split</text:p>
          </table:table-cell>
          <table:table-cell office:value-type="float" office:value="2.21435" calcext:value-type="float">
            <text:p>2.21435</text:p>
          </table:table-cell>
          <table:table-cell office:value-type="float" office:value="166.031" calcext:value-type="float">
            <text:p>166.031</text:p>
          </table:table-cell>
          <table:table-cell office:value-type="float" office:value="11.113" calcext:value-type="float">
            <text:p>11.113</text:p>
          </table:table-cell>
          <table:table-cell office:value-type="string" calcext:value-type="string">
            <text:p><text:s/>cusparse</text:p>
          </table:table-cell>
          <table:table-cell office:value-type="float" office:value="8.2559" calcext:value-type="float">
            <text:p>8.2559</text:p>
          </table:table-cell>
          <table:table-cell office:value-type="float" office:value="44.5318" calcext:value-type="float">
            <text:p>44.5318</text:p>
          </table:table-cell>
          <table:table-cell office:value-type="float" office:value="2.98067" calcext:value-type="float">
            <text:p>2.98067</text:p>
          </table:table-cell>
          <table:table-cell office:value-type="string" calcext:value-type="string">
            <text:p><text:s/>cusparse2</text:p>
          </table:table-cell>
          <table:table-cell office:value-type="float" office:value="3.55497" calcext:value-type="float">
            <text:p>3.55497</text:p>
          </table:table-cell>
          <table:table-cell office:value-type="float" office:value="103.419" calcext:value-type="float">
            <text:p>103.419</text:p>
          </table:table-cell>
          <table:table-cell office:value-type="float" office:value="6.92219" calcext:value-type="float">
            <text:p>6.92219</text:p>
          </table:table-cell>
          <table:table-cell table:formula="of:=[.K26]/[.O26]" office:value-type="float" office:value="3.72836938996403" calcext:value-type="float">
            <text:p>3.72836939</text:p>
          </table:table-cell>
          <table:table-cell table:formula="of:=[.K26]/[.S26]" office:value-type="float" office:value="1.6054206673822" calcext:value-type="float">
            <text:p>1.6054206674</text:p>
          </table:table-cell>
          <table:table-cell table:formula="of:=[.S26]/[.O26]" office:value-type="float" office:value="2.32236289572845" calcext:value-type="float">
            <text:p>2.3223628957</text:p>
          </table:table-cell>
        </table:table-row>
        <table:table-row table:style-name="ro1">
          <table:table-cell office:value-type="string" calcext:value-type="string">
            <text:p>/data-2/gunrock_dataset/large/benchmark/pkustk05/pkustk05.mtx</text:p>
          </table:table-cell>
          <table:table-cell table:number-columns-repeated="2" office:value-type="float" office:value="37164" calcext:value-type="float">
            <text:p>37164</text:p>
          </table:table-cell>
          <table:table-cell office:value-type="float" office:value="2167981" calcext:value-type="float">
            <text:p>2167981</text:p>
          </table:table-cell>
          <table:table-cell office:value-type="float" office:value="58.3355" calcext:value-type="float">
            <text:p>58.3355</text:p>
          </table:table-cell>
          <table:table-cell office:value-type="float" office:value="24.6235" calcext:value-type="float">
            <text:p>24.6235</text:p>
          </table:table-cell>
          <table:table-cell office:value-type="float" office:value="0.422101" calcext:value-type="float">
            <text:p>0.422101</text:p>
          </table:table-cell>
          <table:table-cell office:value-type="float" office:value="0.306109" calcext:value-type="float">
            <text:p>0.306109</text:p>
          </table:table-cell>
          <table:table-cell office:value-type="string" calcext:value-type="string">
            <text:p><text:s/>row split</text:p>
          </table:table-cell>
          <table:table-cell office:value-type="float" office:value="2.31974" calcext:value-type="float">
            <text:p>2.31974</text:p>
          </table:table-cell>
          <table:table-cell office:value-type="float" office:value="119.626" calcext:value-type="float">
            <text:p>119.626</text:p>
          </table:table-cell>
          <table:table-cell office:value-type="float" office:value="15.7434" calcext:value-type="float">
            <text:p>15.7434</text:p>
          </table:table-cell>
          <table:table-cell office:value-type="string" calcext:value-type="string">
            <text:p><text:s/>cusparse</text:p>
          </table:table-cell>
          <table:table-cell office:value-type="float" office:value="3.56416" calcext:value-type="float">
            <text:p>3.56416</text:p>
          </table:table-cell>
          <table:table-cell office:value-type="float" office:value="77.859" calcext:value-type="float">
            <text:p>77.859</text:p>
          </table:table-cell>
          <table:table-cell office:value-type="float" office:value="10.2466" calcext:value-type="float">
            <text:p>10.2466</text:p>
          </table:table-cell>
          <table:table-cell office:value-type="string" calcext:value-type="string">
            <text:p><text:s/>cusparse2</text:p>
          </table:table-cell>
          <table:table-cell office:value-type="float" office:value="2.77018" calcext:value-type="float">
            <text:p>2.77018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13.1834" calcext:value-type="float">
            <text:p>13.1834</text:p>
          </table:table-cell>
          <table:table-cell table:formula="of:=[.K27]/[.O27]" office:value-type="float" office:value="1.53644408482" calcext:value-type="float">
            <text:p>1.5364440848</text:p>
          </table:table-cell>
          <table:table-cell table:formula="of:=[.K27]/[.S27]" office:value-type="float" office:value="1.1941821231058" calcext:value-type="float">
            <text:p>1.1941821231</text:p>
          </table:table-cell>
          <table:table-cell table:formula="of:=[.S27]/[.O27]" office:value-type="float" office:value="1.28660784238174" calcext:value-type="float">
            <text:p>1.2866078424</text:p>
          </table:table-cell>
        </table:table-row>
        <table:table-row table:style-name="ro1">
          <table:table-cell office:value-type="string" calcext:value-type="string">
            <text:p>/data-2/gunrock_dataset/large/benchmark/pkustk06/pkustk06.mtx</text:p>
          </table:table-cell>
          <table:table-cell table:number-columns-repeated="2" office:value-type="float" office:value="43164" calcext:value-type="float">
            <text:p>43164</text:p>
          </table:table-cell>
          <table:table-cell office:value-type="float" office:value="2528605" calcext:value-type="float">
            <text:p>2528605</text:p>
          </table:table-cell>
          <table:table-cell office:value-type="float" office:value="58.5813" calcext:value-type="float">
            <text:p>58.5813</text:p>
          </table:table-cell>
          <table:table-cell office:value-type="float" office:value="24.8688" calcext:value-type="float">
            <text:p>24.8688</text:p>
          </table:table-cell>
          <table:table-cell office:value-type="float" office:value="0.424518" calcext:value-type="float">
            <text:p>0.424518</text:p>
          </table:table-cell>
          <table:table-cell office:value-type="float" office:value="0.304734" calcext:value-type="float">
            <text:p>0.304734</text:p>
          </table:table-cell>
          <table:table-cell office:value-type="string" calcext:value-type="string">
            <text:p><text:s/>row split</text:p>
          </table:table-cell>
          <table:table-cell office:value-type="float" office:value="2.68418" calcext:value-type="float">
            <text:p>2.68418</text:p>
          </table:table-cell>
          <table:table-cell office:value-type="float" office:value="120.581" calcext:value-type="float">
            <text:p>120.581</text:p>
          </table:table-cell>
          <table:table-cell office:value-type="float" office:value="15.834" calcext:value-type="float">
            <text:p>15.834</text:p>
          </table:table-cell>
          <table:table-cell office:value-type="string" calcext:value-type="string">
            <text:p><text:s/>cusparse</text:p>
          </table:table-cell>
          <table:table-cell office:value-type="float" office:value="4.15312" calcext:value-type="float">
            <text:p>4.15312</text:p>
          </table:table-cell>
          <table:table-cell office:value-type="float" office:value="77.9321" calcext:value-type="float">
            <text:p>77.9321</text:p>
          </table:table-cell>
          <table:table-cell office:value-type="float" office:value="10.2336" calcext:value-type="float">
            <text:p>10.2336</text:p>
          </table:table-cell>
          <table:table-cell office:value-type="string" calcext:value-type="string">
            <text:p><text:s/>cusparse2</text:p>
          </table:table-cell>
          <table:table-cell office:value-type="float" office:value="3.22504" calcext:value-type="float">
            <text:p>3.22504</text:p>
          </table:table-cell>
          <table:table-cell office:value-type="float" office:value="100.359" calcext:value-type="float">
            <text:p>100.359</text:p>
          </table:table-cell>
          <table:table-cell office:value-type="float" office:value="13.1786" calcext:value-type="float">
            <text:p>13.1786</text:p>
          </table:table-cell>
          <table:table-cell table:formula="of:=[.K28]/[.O28]" office:value-type="float" office:value="1.54725716360781" calcext:value-type="float">
            <text:p>1.5472571636</text:p>
          </table:table-cell>
          <table:table-cell table:formula="of:=[.K28]/[.S28]" office:value-type="float" office:value="1.20149662710868" calcext:value-type="float">
            <text:p>1.2014966271</text:p>
          </table:table-cell>
          <table:table-cell table:formula="of:=[.S28]/[.O28]" office:value-type="float" office:value="1.28777487068871" calcext:value-type="float">
            <text:p>1.2877748707</text:p>
          </table:table-cell>
        </table:table-row>
        <table:table-row table:style-name="ro1">
          <table:table-cell office:value-type="string" calcext:value-type="string">
            <text:p>/data-2/gunrock_dataset/large/benchmark/pkustk07/pkustk07.mtx</text:p>
          </table:table-cell>
          <table:table-cell table:number-columns-repeated="2" office:value-type="float" office:value="16860" calcext:value-type="float">
            <text:p>16860</text:p>
          </table:table-cell>
          <table:table-cell office:value-type="float" office:value="2401945" calcext:value-type="float">
            <text:p>2401945</text:p>
          </table:table-cell>
          <table:table-cell office:value-type="float" office:value="142.464" calcext:value-type="float">
            <text:p>142.464</text:p>
          </table:table-cell>
          <table:table-cell office:value-type="float" office:value="61.1331" calcext:value-type="float">
            <text:p>61.1331</text:p>
          </table:table-cell>
          <table:table-cell office:value-type="float" office:value="0.429112" calcext:value-type="float">
            <text:p>0.429112</text:p>
          </table:table-cell>
          <table:table-cell office:value-type="float" office:value="0.416107" calcext:value-type="float">
            <text:p>0.416107</text:p>
          </table:table-cell>
          <table:table-cell office:value-type="string" calcext:value-type="string">
            <text:p><text:s/>row split</text:p>
          </table:table-cell>
          <table:table-cell office:value-type="float" office:value="1.92371" calcext:value-type="float">
            <text:p>1.92371</text:p>
          </table:table-cell>
          <table:table-cell office:value-type="float" office:value="159.821" calcext:value-type="float">
            <text:p>159.821</text:p>
          </table:table-cell>
          <table:table-cell office:value-type="float" office:value="14.5112" calcext:value-type="float">
            <text:p>14.5112</text:p>
          </table:table-cell>
          <table:table-cell office:value-type="string" calcext:value-type="string">
            <text:p><text:s/>cusparse</text:p>
          </table:table-cell>
          <table:table-cell office:value-type="float" office:value="3.55999" calcext:value-type="float">
            <text:p>3.55999</text:p>
          </table:table-cell>
          <table:table-cell office:value-type="float" office:value="86.3624" calcext:value-type="float">
            <text:p>86.3624</text:p>
          </table:table-cell>
          <table:table-cell office:value-type="float" office:value="7.84141" calcext:value-type="float">
            <text:p>7.84141</text:p>
          </table:table-cell>
          <table:table-cell office:value-type="string" calcext:value-type="string">
            <text:p><text:s/>cusparse2</text:p>
          </table:table-cell>
          <table:table-cell office:value-type="float" office:value="3.24419" calcext:value-type="float">
            <text:p>3.24419</text:p>
          </table:table-cell>
          <table:table-cell office:value-type="float" office:value="94.769" calcext:value-type="float">
            <text:p>94.769</text:p>
          </table:table-cell>
          <table:table-cell office:value-type="float" office:value="8.60471" calcext:value-type="float">
            <text:p>8.60471</text:p>
          </table:table-cell>
          <table:table-cell table:formula="of:=[.K29]/[.O29]" office:value-type="float" office:value="1.85058543995998" calcext:value-type="float">
            <text:p>1.85058544</text:p>
          </table:table-cell>
          <table:table-cell table:formula="of:=[.K29]/[.S29]" office:value-type="float" office:value="1.68642699616963" calcext:value-type="float">
            <text:p>1.6864269962</text:p>
          </table:table-cell>
          <table:table-cell table:formula="of:=[.S29]/[.O29]" office:value-type="float" office:value="1.09734097246024" calcext:value-type="float">
            <text:p>1.0973409725</text:p>
          </table:table-cell>
        </table:table-row>
        <table:table-row table:style-name="ro1">
          <table:table-cell office:value-type="string" calcext:value-type="string">
            <text:p>/data-2/gunrock_dataset/large/benchmark/vsp_msc10848_300sep_100in_1Kout/vsp_msc10848_300sep_100in_1Kout.mtx</text:p>
          </table:table-cell>
          <table:table-cell table:number-columns-repeated="2" office:value-type="float" office:value="21996" calcext:value-type="float">
            <text:p>21996</text:p>
          </table:table-cell>
          <table:table-cell office:value-type="float" office:value="2442056" calcext:value-type="float">
            <text:p>2442056</text:p>
          </table:table-cell>
          <table:table-cell office:value-type="float" office:value="111.023" calcext:value-type="float">
            <text:p>111.023</text:p>
          </table:table-cell>
          <table:table-cell office:value-type="float" office:value="49.2975" calcext:value-type="float">
            <text:p>49.2975</text:p>
          </table:table-cell>
          <table:table-cell office:value-type="float" office:value="0.44403" calcext:value-type="float">
            <text:p>0.44403</text:p>
          </table:table-cell>
          <table:table-cell office:value-type="float" office:value="2.46835" calcext:value-type="float">
            <text:p>2.46835</text:p>
          </table:table-cell>
          <table:table-cell office:value-type="string" calcext:value-type="string">
            <text:p><text:s/>row split</text:p>
          </table:table-cell>
          <table:table-cell office:value-type="float" office:value="7.49149" calcext:value-type="float">
            <text:p>7.49149</text:p>
          </table:table-cell>
          <table:table-cell office:value-type="float" office:value="41.7251" calcext:value-type="float">
            <text:p>41.7251</text:p>
          </table:table-cell>
          <table:table-cell office:value-type="float" office:value="4.12286" calcext:value-type="float">
            <text:p>4.12286</text:p>
          </table:table-cell>
          <table:table-cell office:value-type="string" calcext:value-type="string">
            <text:p><text:s/>cusparse</text:p>
          </table:table-cell>
          <table:table-cell office:value-type="float" office:value="12.4928" calcext:value-type="float">
            <text:p>12.4928</text:p>
          </table:table-cell>
          <table:table-cell office:value-type="float" office:value="25.0211" calcext:value-type="float">
            <text:p>25.0211</text:p>
          </table:table-cell>
          <table:table-cell office:value-type="float" office:value="2.47234" calcext:value-type="float">
            <text:p>2.47234</text:p>
          </table:table-cell>
          <table:table-cell office:value-type="string" calcext:value-type="string">
            <text:p><text:s/>cusparse2</text:p>
          </table:table-cell>
          <table:table-cell office:value-type="float" office:value="4.82007" calcext:value-type="float">
            <text:p>4.82007</text:p>
          </table:table-cell>
          <table:table-cell office:value-type="float" office:value="64.8503" calcext:value-type="float">
            <text:p>64.8503</text:p>
          </table:table-cell>
          <table:table-cell office:value-type="float" office:value="6.40787" calcext:value-type="float">
            <text:p>6.40787</text:p>
          </table:table-cell>
          <table:table-cell table:formula="of:=[.K30]/[.O30]" office:value-type="float" office:value="1.66759654851305" calcext:value-type="float">
            <text:p>1.6675965485</text:p>
          </table:table-cell>
          <table:table-cell table:formula="of:=[.K30]/[.S30]" office:value-type="float" office:value="0.643406429885444" calcext:value-type="float">
            <text:p>0.6434064299</text:p>
          </table:table-cell>
          <table:table-cell table:formula="of:=[.S30]/[.O30]" office:value-type="float" office:value="2.5918245001219" calcext:value-type="float">
            <text:p>2.5918245001</text:p>
          </table:table-cell>
        </table:table-row>
        <table:table-row table:style-name="ro1">
          <table:table-cell office:value-type="string" calcext:value-type="string">
            <text:p>/data-2/gunrock_dataset/large/benchmark/bcsstk30/bcsstk30.mtx</text:p>
          </table:table-cell>
          <table:table-cell table:number-columns-repeated="2" office:value-type="float" office:value="28924" calcext:value-type="float">
            <text:p>28924</text:p>
          </table:table-cell>
          <table:table-cell office:value-type="float" office:value="2014569" calcext:value-type="float">
            <text:p>2014569</text:p>
          </table:table-cell>
          <table:table-cell office:value-type="float" office:value="69.6504" calcext:value-type="float">
            <text:p>69.6504</text:p>
          </table:table-cell>
          <table:table-cell office:value-type="float" office:value="31.7231" calcext:value-type="float">
            <text:p>31.7231</text:p>
          </table:table-cell>
          <table:table-cell office:value-type="float" office:value="0.455462" calcext:value-type="float">
            <text:p>0.455462</text:p>
          </table:table-cell>
          <table:table-cell office:value-type="float" office:value="0.903853" calcext:value-type="float">
            <text:p>0.903853</text:p>
          </table:table-cell>
          <table:table-cell office:value-type="string" calcext:value-type="string">
            <text:p><text:s/>row split</text:p>
          </table:table-cell>
          <table:table-cell office:value-type="float" office:value="1.92386" calcext:value-type="float">
            <text:p>1.92386</text:p>
          </table:table-cell>
          <table:table-cell office:value-type="float" office:value="134.035" calcext:value-type="float">
            <text:p>134.035</text:p>
          </table:table-cell>
          <table:table-cell office:value-type="float" office:value="16.1349" calcext:value-type="float">
            <text:p>16.1349</text:p>
          </table:table-cell>
          <table:table-cell office:value-type="string" calcext:value-type="string">
            <text:p><text:s/>cusparse</text:p>
          </table:table-cell>
          <table:table-cell office:value-type="float" office:value="3.48416" calcext:value-type="float">
            <text:p>3.48416</text:p>
          </table:table-cell>
          <table:table-cell office:value-type="float" office:value="74.0105" calcext:value-type="float">
            <text:p>74.0105</text:p>
          </table:table-cell>
          <table:table-cell office:value-type="float" office:value="8.90927" calcext:value-type="float">
            <text:p>8.90927</text:p>
          </table:table-cell>
          <table:table-cell office:value-type="string" calcext:value-type="string">
            <text:p><text:s/>cusparse2</text:p>
          </table:table-cell>
          <table:table-cell office:value-type="float" office:value="2.82033" calcext:value-type="float">
            <text:p>2.82033</text:p>
          </table:table-cell>
          <table:table-cell office:value-type="float" office:value="91.4307" calcext:value-type="float">
            <text:p>91.4307</text:p>
          </table:table-cell>
          <table:table-cell office:value-type="float" office:value="11.0063" calcext:value-type="float">
            <text:p>11.0063</text:p>
          </table:table-cell>
          <table:table-cell table:formula="of:=[.K31]/[.O31]" office:value-type="float" office:value="1.81102681376291" calcext:value-type="float">
            <text:p>1.8110268138</text:p>
          </table:table-cell>
          <table:table-cell table:formula="of:=[.K31]/[.S31]" office:value-type="float" office:value="1.4659736828002" calcext:value-type="float">
            <text:p>1.4659736828</text:p>
          </table:table-cell>
          <table:table-cell table:formula="of:=[.S31]/[.O31]" office:value-type="float" office:value="1.23537471034515" calcext:value-type="float">
            <text:p>1.2353747103</text:p>
          </table:table-cell>
        </table:table-row>
        <table:table-row table:style-name="ro1">
          <table:table-cell office:value-type="string" calcext:value-type="string">
            <text:p>/data-2/gunrock_dataset/large/benchmark/il2010/il2010.mtx</text:p>
          </table:table-cell>
          <table:table-cell table:number-columns-repeated="2" office:value-type="float" office:value="451554" calcext:value-type="float">
            <text:p>451554</text:p>
          </table:table-cell>
          <table:table-cell office:value-type="float" office:value="2164464" calcext:value-type="float">
            <text:p>2164464</text:p>
          </table:table-cell>
          <table:table-cell office:value-type="float" office:value="4.79337" calcext:value-type="float">
            <text:p>4.79337</text:p>
          </table:table-cell>
          <table:table-cell office:value-type="float" office:value="2.29736" calcext:value-type="float">
            <text:p>2.29736</text:p>
          </table:table-cell>
          <table:table-cell office:value-type="float" office:value="0.479278" calcext:value-type="float">
            <text:p>0.479278</text:p>
          </table:table-cell>
          <table:table-cell office:value-type="float" office:value="2.88606" calcext:value-type="float">
            <text:p>2.88606</text:p>
          </table:table-cell>
          <table:table-cell office:value-type="string" calcext:value-type="string">
            <text:p><text:s/>row split</text:p>
          </table:table-cell>
          <table:table-cell office:value-type="float" office:value="18.062" calcext:value-type="float">
            <text:p>18.062</text:p>
          </table:table-cell>
          <table:table-cell office:value-type="float" office:value="15.3389" calcext:value-type="float">
            <text:p>15.3389</text:p>
          </table:table-cell>
          <table:table-cell office:value-type="float" office:value="13.8588" calcext:value-type="float">
            <text:p>13.8588</text:p>
          </table:table-cell>
          <table:table-cell office:value-type="string" calcext:value-type="string">
            <text:p><text:s/>cusparse</text:p>
          </table:table-cell>
          <table:table-cell office:value-type="float" office:value="15.3116" calcext:value-type="float">
            <text:p>15.3116</text:p>
          </table:table-cell>
          <table:table-cell office:value-type="float" office:value="18.0942" calcext:value-type="float">
            <text:p>18.0942</text:p>
          </table:table-cell>
          <table:table-cell office:value-type="float" office:value="16.3482" calcext:value-type="float">
            <text:p>16.3482</text:p>
          </table:table-cell>
          <table:table-cell office:value-type="string" calcext:value-type="string">
            <text:p><text:s/>cusparse2</text:p>
          </table:table-cell>
          <table:table-cell office:value-type="float" office:value="7.22673" calcext:value-type="float">
            <text:p>7.22673</text:p>
          </table:table-cell>
          <table:table-cell office:value-type="float" office:value="38.337" calcext:value-type="float">
            <text:p>38.337</text:p>
          </table:table-cell>
          <table:table-cell office:value-type="float" office:value="34.6377" calcext:value-type="float">
            <text:p>34.6377</text:p>
          </table:table-cell>
          <table:table-cell table:formula="of:=[.K32]/[.O32]" office:value-type="float" office:value="0.847724685258259" calcext:value-type="float">
            <text:p>0.8477246853</text:p>
          </table:table-cell>
          <table:table-cell table:formula="of:=[.K32]/[.S32]" office:value-type="float" office:value="0.400106946292094" calcext:value-type="float">
            <text:p>0.4001069463</text:p>
          </table:table-cell>
          <table:table-cell table:formula="of:=[.S32]/[.O32]" office:value-type="float" office:value="2.11874523327917" calcext:value-type="float">
            <text:p>2.1187452333</text:p>
          </table:table-cell>
        </table:table-row>
        <table:table-row table:style-name="ro1">
          <table:table-cell office:value-type="string" calcext:value-type="string">
            <text:p>/data-2/gunrock_dataset/large/benchmark/sme3Db/sme3Db.mtx</text:p>
          </table:table-cell>
          <table:table-cell table:number-columns-repeated="2" office:value-type="float" office:value="29067" calcext:value-type="float">
            <text:p>29067</text:p>
          </table:table-cell>
          <table:table-cell office:value-type="float" office:value="2081063" calcext:value-type="float">
            <text:p>2081063</text:p>
          </table:table-cell>
          <table:table-cell office:value-type="float" office:value="71.5954" calcext:value-type="float">
            <text:p>71.5954</text:p>
          </table:table-cell>
          <table:table-cell office:value-type="float" office:value="37.0664" calcext:value-type="float">
            <text:p>37.0664</text:p>
          </table:table-cell>
          <table:table-cell office:value-type="float" office:value="0.517721" calcext:value-type="float">
            <text:p>0.517721</text:p>
          </table:table-cell>
          <table:table-cell office:value-type="float" office:value="2.91847" calcext:value-type="float">
            <text:p>2.91847</text:p>
          </table:table-cell>
          <table:table-cell office:value-type="string" calcext:value-type="string">
            <text:p><text:s/>row split</text:p>
          </table:table-cell>
          <table:table-cell office:value-type="float" office:value="5.55988" calcext:value-type="float">
            <text:p>5.55988</text:p>
          </table:table-cell>
          <table:table-cell office:value-type="float" office:value="47.9104" calcext:value-type="float">
            <text:p>47.9104</text:p>
          </table:table-cell>
          <table:table-cell office:value-type="float" office:value="5.69204" calcext:value-type="float">
            <text:p>5.69204</text:p>
          </table:table-cell>
          <table:table-cell office:value-type="string" calcext:value-type="string">
            <text:p><text:s/>cusparse</text:p>
          </table:table-cell>
          <table:table-cell office:value-type="float" office:value="9.17708" calcext:value-type="float">
            <text:p>9.17708</text:p>
          </table:table-cell>
          <table:table-cell office:value-type="float" office:value="29.0262" calcext:value-type="float">
            <text:p>29.0262</text:p>
          </table:table-cell>
          <table:table-cell office:value-type="float" office:value="3.44849" calcext:value-type="float">
            <text:p>3.44849</text:p>
          </table:table-cell>
          <table:table-cell office:value-type="string" calcext:value-type="string">
            <text:p><text:s/>cusparse2</text:p>
          </table:table-cell>
          <table:table-cell office:value-type="float" office:value="3.43664" calcext:value-type="float">
            <text:p>3.43664</text:p>
          </table:table-cell>
          <table:table-cell office:value-type="float" office:value="77.5105" calcext:value-type="float">
            <text:p>77.5105</text:p>
          </table:table-cell>
          <table:table-cell office:value-type="float" office:value="9.20872" calcext:value-type="float">
            <text:p>9.20872</text:p>
          </table:table-cell>
          <table:table-cell table:formula="of:=[.K33]/[.O33]" office:value-type="float" office:value="1.65059153454465" calcext:value-type="float">
            <text:p>1.6505915345</text:p>
          </table:table-cell>
          <table:table-cell table:formula="of:=[.K33]/[.S33]" office:value-type="float" office:value="0.618114965069249" calcext:value-type="float">
            <text:p>0.6181149651</text:p>
          </table:table-cell>
          <table:table-cell table:formula="of:=[.S33]/[.O33]" office:value-type="float" office:value="2.67036332692533" calcext:value-type="float">
            <text:p>2.6703633269</text:p>
          </table:table-cell>
        </table:table-row>
        <table:table-row table:style-name="ro1">
          <table:table-cell office:value-type="string" calcext:value-type="string">
            <text:p>/data-2/gunrock_dataset/large/benchmark/filter3D/filter3D.mtx</text:p>
          </table:table-cell>
          <table:table-cell table:number-columns-repeated="2" office:value-type="float" office:value="106437" calcext:value-type="float">
            <text:p>106437</text:p>
          </table:table-cell>
          <table:table-cell office:value-type="float" office:value="2600743" calcext:value-type="float">
            <text:p>2600743</text:p>
          </table:table-cell>
          <table:table-cell office:value-type="float" office:value="24.4346" calcext:value-type="float">
            <text:p>24.4346</text:p>
          </table:table-cell>
          <table:table-cell office:value-type="float" office:value="12.6756" calcext:value-type="float">
            <text:p>12.6756</text:p>
          </table:table-cell>
          <table:table-cell office:value-type="float" office:value="0.518756" calcext:value-type="float">
            <text:p>0.518756</text:p>
          </table:table-cell>
          <table:table-cell office:value-type="float" office:value="2.25891" calcext:value-type="float">
            <text:p>2.25891</text:p>
          </table:table-cell>
          <table:table-cell office:value-type="string" calcext:value-type="string">
            <text:p><text:s/>row split</text:p>
          </table:table-cell>
          <table:table-cell office:value-type="float" office:value="4.96266" calcext:value-type="float">
            <text:p>4.96266</text:p>
          </table:table-cell>
          <table:table-cell office:value-type="float" office:value="67.08" calcext:value-type="float">
            <text:p>67.08</text:p>
          </table:table-cell>
          <table:table-cell office:value-type="float" office:value="15.2594" calcext:value-type="float">
            <text:p>15.2594</text:p>
          </table:table-cell>
          <table:table-cell office:value-type="string" calcext:value-type="string">
            <text:p><text:s/>cusparse</text:p>
          </table:table-cell>
          <table:table-cell office:value-type="float" office:value="8.05372" calcext:value-type="float">
            <text:p>8.05372</text:p>
          </table:table-cell>
          <table:table-cell office:value-type="float" office:value="41.3344" calcext:value-type="float">
            <text:p>41.3344</text:p>
          </table:table-cell>
          <table:table-cell office:value-type="float" office:value="9.4028" calcext:value-type="float">
            <text:p>9.4028</text:p>
          </table:table-cell>
          <table:table-cell office:value-type="string" calcext:value-type="string">
            <text:p><text:s/>cusparse2</text:p>
          </table:table-cell>
          <table:table-cell office:value-type="float" office:value="5.18997" calcext:value-type="float">
            <text:p>5.18997</text:p>
          </table:table-cell>
          <table:table-cell office:value-type="float" office:value="64.142" calcext:value-type="float">
            <text:p>64.142</text:p>
          </table:table-cell>
          <table:table-cell office:value-type="float" office:value="14.5911" calcext:value-type="float">
            <text:p>14.5911</text:p>
          </table:table-cell>
          <table:table-cell table:formula="of:=[.K34]/[.O34]" office:value-type="float" office:value="1.62286134551366" calcext:value-type="float">
            <text:p>1.6228613455</text:p>
          </table:table-cell>
          <table:table-cell table:formula="of:=[.K34]/[.S34]" office:value-type="float" office:value="1.04580462099716" calcext:value-type="float">
            <text:p>1.045804621</text:p>
          </table:table-cell>
          <table:table-cell table:formula="of:=[.S34]/[.O34]" office:value-type="float" office:value="1.55178253464427" calcext:value-type="float">
            <text:p>1.5517825346</text:p>
          </table:table-cell>
        </table:table-row>
        <table:table-row table:style-name="ro1">
          <table:table-cell office:value-type="string" calcext:value-type="string">
            <text:p>/data-2/gunrock_dataset/large/benchmark/GL7d23/GL7d23.mtx</text:p>
          </table:table-cell>
          <table:table-cell office:value-type="float" office:value="105054" calcext:value-type="float">
            <text:p>105054</text:p>
          </table:table-cell>
          <table:table-cell office:value-type="float" office:value="349443" calcext:value-type="float">
            <text:p>349443</text:p>
          </table:table-cell>
          <table:table-cell office:value-type="float" office:value="2695430" calcext:value-type="float">
            <text:p>2695430</text:p>
          </table:table-cell>
          <table:table-cell office:value-type="float" office:value="25.6576" calcext:value-type="float">
            <text:p>25.6576</text:p>
          </table:table-cell>
          <table:table-cell office:value-type="float" office:value="13.5386" calcext:value-type="float">
            <text:p>13.5386</text:p>
          </table:table-cell>
          <table:table-cell office:value-type="float" office:value="0.527664" calcext:value-type="float">
            <text:p>0.527664</text:p>
          </table:table-cell>
          <table:table-cell office:value-type="float" office:value="8.85552" calcext:value-type="float">
            <text:p>8.85552</text:p>
          </table:table-cell>
          <table:table-cell office:value-type="string" calcext:value-type="string">
            <text:p><text:s/>row split</text:p>
          </table:table-cell>
          <table:table-cell office:value-type="float" office:value="13.145" calcext:value-type="float">
            <text:p>13.145</text:p>
          </table:table-cell>
          <table:table-cell office:value-type="float" office:value="26.2468" calcext:value-type="float">
            <text:p>26.2468</text:p>
          </table:table-cell>
          <table:table-cell office:value-type="float" office:value="5.76426" calcext:value-type="float">
            <text:p>5.76426</text:p>
          </table:table-cell>
          <table:table-cell office:value-type="string" calcext:value-type="string">
            <text:p><text:s/>cusparse</text:p>
          </table:table-cell>
          <table:table-cell office:value-type="float" office:value="74.1231" calcext:value-type="float">
            <text:p>74.1231</text:p>
          </table:table-cell>
          <table:table-cell office:value-type="float" office:value="4.65462" calcext:value-type="float">
            <text:p>4.65462</text:p>
          </table:table-cell>
          <table:table-cell office:value-type="float" office:value="1.02224" calcext:value-type="float">
            <text:p>1.02224</text:p>
          </table:table-cell>
          <table:table-cell office:value-type="string" calcext:value-type="string">
            <text:p><text:s/>cusparse2</text:p>
          </table:table-cell>
          <table:table-cell office:value-type="float" office:value="5.52018" calcext:value-type="float">
            <text:p>5.52018</text:p>
          </table:table-cell>
          <table:table-cell office:value-type="float" office:value="62.5007" calcext:value-type="float">
            <text:p>62.5007</text:p>
          </table:table-cell>
          <table:table-cell office:value-type="float" office:value="13.7262" calcext:value-type="float">
            <text:p>13.7262</text:p>
          </table:table-cell>
          <table:table-cell table:formula="of:=[.K35]/[.O35]" office:value-type="float" office:value="5.63887062746261" calcext:value-type="float">
            <text:p>5.6388706275</text:p>
          </table:table-cell>
          <table:table-cell table:formula="of:=[.K35]/[.S35]" office:value-type="float" office:value="0.419944096626118" calcext:value-type="float">
            <text:p>0.4199440966</text:p>
          </table:table-cell>
          <table:table-cell table:formula="of:=[.S35]/[.O35]" office:value-type="float" office:value="13.4276697131023" calcext:value-type="float">
            <text:p>13.4276697131</text:p>
          </table:table-cell>
        </table:table-row>
        <table:table-row table:style-name="ro1">
          <table:table-cell office:value-type="string" calcext:value-type="string">
            <text:p>/data-2/gunrock_dataset/large/benchmark/poisson3Db/poisson3Db.mtx</text:p>
          </table:table-cell>
          <table:table-cell table:number-columns-repeated="2" office:value-type="float" office:value="85623" calcext:value-type="float">
            <text:p>85623</text:p>
          </table:table-cell>
          <table:table-cell office:value-type="float" office:value="2374949" calcext:value-type="float">
            <text:p>2374949</text:p>
          </table:table-cell>
          <table:table-cell office:value-type="float" office:value="27.7373" calcext:value-type="float">
            <text:p>27.7373</text:p>
          </table:table-cell>
          <table:table-cell office:value-type="float" office:value="14.7121" calcext:value-type="float">
            <text:p>14.7121</text:p>
          </table:table-cell>
          <table:table-cell office:value-type="float" office:value="0.530407" calcext:value-type="float">
            <text:p>0.530407</text:p>
          </table:table-cell>
          <table:table-cell office:value-type="float" office:value="2.59102" calcext:value-type="float">
            <text:p>2.59102</text:p>
          </table:table-cell>
          <table:table-cell office:value-type="string" calcext:value-type="string">
            <text:p><text:s/>row split</text:p>
          </table:table-cell>
          <table:table-cell office:value-type="float" office:value="8.0687" calcext:value-type="float">
            <text:p>8.0687</text:p>
          </table:table-cell>
          <table:table-cell office:value-type="float" office:value="37.6756" calcext:value-type="float">
            <text:p>37.6756</text:p>
          </table:table-cell>
          <table:table-cell office:value-type="float" office:value="7.83039" calcext:value-type="float">
            <text:p>7.83039</text:p>
          </table:table-cell>
          <table:table-cell office:value-type="string" calcext:value-type="string">
            <text:p><text:s/>cusparse</text:p>
          </table:table-cell>
          <table:table-cell office:value-type="float" office:value="20.7938" calcext:value-type="float">
            <text:p>20.7938</text:p>
          </table:table-cell>
          <table:table-cell office:value-type="float" office:value="14.6194" calcext:value-type="float">
            <text:p>14.6194</text:p>
          </table:table-cell>
          <table:table-cell office:value-type="float" office:value="3.03846" calcext:value-type="float">
            <text:p>3.03846</text:p>
          </table:table-cell>
          <table:table-cell office:value-type="string" calcext:value-type="string">
            <text:p><text:s/>cusparse2</text:p>
          </table:table-cell>
          <table:table-cell office:value-type="float" office:value="4.2697" calcext:value-type="float">
            <text:p>4.2697</text:p>
          </table:table-cell>
          <table:table-cell office:value-type="float" office:value="71.1978" calcext:value-type="float">
            <text:p>71.1978</text:p>
          </table:table-cell>
          <table:table-cell office:value-type="float" office:value="14.7975" calcext:value-type="float">
            <text:p>14.7975</text:p>
          </table:table-cell>
          <table:table-cell table:formula="of:=[.K36]/[.O36]" office:value-type="float" office:value="2.57709618725803" calcext:value-type="float">
            <text:p>2.5770961873</text:p>
          </table:table-cell>
          <table:table-cell table:formula="of:=[.K36]/[.S36]" office:value-type="float" office:value="0.529168036091003" calcext:value-type="float">
            <text:p>0.5291680361</text:p>
          </table:table-cell>
          <table:table-cell table:formula="of:=[.S36]/[.O36]" office:value-type="float" office:value="4.87009042778773" calcext:value-type="float">
            <text:p>4.8700904278</text:p>
          </table:table-cell>
        </table:table-row>
        <table:table-row table:style-name="ro1">
          <table:table-cell office:value-type="string" calcext:value-type="string">
            <text:p>/data-2/gunrock_dataset/large/benchmark/pa2010/pa2010.mtx</text:p>
          </table:table-cell>
          <table:table-cell table:number-columns-repeated="2" office:value-type="float" office:value="421545" calcext:value-type="float">
            <text:p>421545</text:p>
          </table:table-cell>
          <table:table-cell office:value-type="float" office:value="2058462" calcext:value-type="float">
            <text:p>2058462</text:p>
          </table:table-cell>
          <table:table-cell office:value-type="float" office:value="4.88314" calcext:value-type="float">
            <text:p>4.88314</text:p>
          </table:table-cell>
          <table:table-cell office:value-type="float" office:value="2.63184" calcext:value-type="float">
            <text:p>2.63184</text:p>
          </table:table-cell>
          <table:table-cell office:value-type="float" office:value="0.538965" calcext:value-type="float">
            <text:p>0.538965</text:p>
          </table:table-cell>
          <table:table-cell office:value-type="float" office:value="3.02077" calcext:value-type="float">
            <text:p>3.02077</text:p>
          </table:table-cell>
          <table:table-cell office:value-type="string" calcext:value-type="string">
            <text:p><text:s/>row split</text:p>
          </table:table-cell>
          <table:table-cell office:value-type="float" office:value="16.9392" calcext:value-type="float">
            <text:p>16.9392</text:p>
          </table:table-cell>
          <table:table-cell office:value-type="float" office:value="15.5546" calcext:value-type="float">
            <text:p>15.5546</text:p>
          </table:table-cell>
          <table:table-cell office:value-type="float" office:value="13.8132" calcext:value-type="float">
            <text:p>13.8132</text:p>
          </table:table-cell>
          <table:table-cell office:value-type="string" calcext:value-type="string">
            <text:p><text:s/>cusparse</text:p>
          </table:table-cell>
          <table:table-cell office:value-type="float" office:value="9.9512" calcext:value-type="float">
            <text:p>9.9512</text:p>
          </table:table-cell>
          <table:table-cell office:value-type="float" office:value="26.4775" calcext:value-type="float">
            <text:p>26.4775</text:p>
          </table:table-cell>
          <table:table-cell office:value-type="float" office:value="23.5132" calcext:value-type="float">
            <text:p>23.5132</text:p>
          </table:table-cell>
          <table:table-cell office:value-type="string" calcext:value-type="string">
            <text:p><text:s/>cusparse2</text:p>
          </table:table-cell>
          <table:table-cell office:value-type="float" office:value="6.92167" calcext:value-type="float">
            <text:p>6.92167</text:p>
          </table:table-cell>
          <table:table-cell office:value-type="float" office:value="38.0664" calcext:value-type="float">
            <text:p>38.0664</text:p>
          </table:table-cell>
          <table:table-cell office:value-type="float" office:value="33.8047" calcext:value-type="float">
            <text:p>33.8047</text:p>
          </table:table-cell>
          <table:table-cell table:formula="of:=[.K37]/[.O37]" office:value-type="float" office:value="0.58746482862808" calcext:value-type="float">
            <text:p>0.5874648286</text:p>
          </table:table-cell>
          <table:table-cell table:formula="of:=[.K37]/[.S37]" office:value-type="float" office:value="0.408617573503142" calcext:value-type="float">
            <text:p>0.4086175735</text:p>
          </table:table-cell>
          <table:table-cell table:formula="of:=[.S37]/[.O37]" office:value-type="float" office:value="1.4376886035313" calcext:value-type="float">
            <text:p>1.4376886035</text:p>
          </table:table-cell>
        </table:table-row>
        <table:table-row table:style-name="ro1">
          <table:table-cell office:value-type="string" calcext:value-type="string">
            <text:p>/data-2/gunrock_dataset/large/benchmark/rma10/rma10.mtx</text:p>
          </table:table-cell>
          <table:table-cell table:number-columns-repeated="2" office:value-type="float" office:value="46835" calcext:value-type="float">
            <text:p>46835</text:p>
          </table:table-cell>
          <table:table-cell office:value-type="float" office:value="2374001" calcext:value-type="float">
            <text:p>2374001</text:p>
          </table:table-cell>
          <table:table-cell office:value-type="float" office:value="50.6886" calcext:value-type="float">
            <text:p>50.6886</text:p>
          </table:table-cell>
          <table:table-cell office:value-type="float" office:value="27.7806" calcext:value-type="float">
            <text:p>27.7806</text:p>
          </table:table-cell>
          <table:table-cell office:value-type="float" office:value="0.548064" calcext:value-type="float">
            <text:p>0.548064</text:p>
          </table:table-cell>
          <table:table-cell office:value-type="float" office:value="0.91766" calcext:value-type="float">
            <text:p>0.91766</text:p>
          </table:table-cell>
          <table:table-cell office:value-type="string" calcext:value-type="string">
            <text:p><text:s/>row split</text:p>
          </table:table-cell>
          <table:table-cell office:value-type="float" office:value="2.76522" calcext:value-type="float">
            <text:p>2.76522</text:p>
          </table:table-cell>
          <table:table-cell office:value-type="float" office:value="109.891" calcext:value-type="float">
            <text:p>109.891</text:p>
          </table:table-cell>
          <table:table-cell office:value-type="float" office:value="15.6077" calcext:value-type="float">
            <text:p>15.6077</text:p>
          </table:table-cell>
          <table:table-cell office:value-type="string" calcext:value-type="string">
            <text:p><text:s/>cusparse</text:p>
          </table:table-cell>
          <table:table-cell office:value-type="float" office:value="4.29273" calcext:value-type="float">
            <text:p>4.29273</text:p>
          </table:table-cell>
          <table:table-cell office:value-type="float" office:value="70.7876" calcext:value-type="float">
            <text:p>70.7876</text:p>
          </table:table-cell>
          <table:table-cell office:value-type="float" office:value="10.0539" calcext:value-type="float">
            <text:p>10.0539</text:p>
          </table:table-cell>
          <table:table-cell office:value-type="string" calcext:value-type="string">
            <text:p><text:s/>cusparse2</text:p>
          </table:table-cell>
          <table:table-cell office:value-type="float" office:value="3.41886" calcext:value-type="float">
            <text:p>3.41886</text:p>
          </table:table-cell>
          <table:table-cell office:value-type="float" office:value="88.8812" calcext:value-type="float">
            <text:p>88.8812</text:p>
          </table:table-cell>
          <table:table-cell office:value-type="float" office:value="12.6238" calcext:value-type="float">
            <text:p>12.6238</text:p>
          </table:table-cell>
          <table:table-cell table:formula="of:=[.K38]/[.O38]" office:value-type="float" office:value="1.552404658443" calcext:value-type="float">
            <text:p>1.5524046584</text:p>
          </table:table-cell>
          <table:table-cell table:formula="of:=[.K38]/[.S38]" office:value-type="float" office:value="1.23638069693028" calcext:value-type="float">
            <text:p>1.2363806969</text:p>
          </table:table-cell>
          <table:table-cell table:formula="of:=[.S38]/[.O38]" office:value-type="float" office:value="1.25560408885172" calcext:value-type="float">
            <text:p>1.2556040889</text:p>
          </table:table-cell>
        </table:table-row>
        <table:table-row table:style-name="ro1">
          <table:table-cell office:value-type="string" calcext:value-type="string">
            <text:p>/data-2/gunrock_dataset/large/benchmark/para-4/para-4.mtx</text:p>
          </table:table-cell>
          <table:table-cell table:number-columns-repeated="2" office:value-type="float" office:value="153226" calcext:value-type="float">
            <text:p>153226</text:p>
          </table:table-cell>
          <table:table-cell office:value-type="float" office:value="5326228" calcext:value-type="float">
            <text:p>5326228</text:p>
          </table:table-cell>
          <table:table-cell office:value-type="float" office:value="34.7606" calcext:value-type="float">
            <text:p>34.7606</text:p>
          </table:table-cell>
          <table:table-cell office:value-type="float" office:value="19.886" calcext:value-type="float">
            <text:p>19.886</text:p>
          </table:table-cell>
          <table:table-cell office:value-type="float" office:value="0.572084" calcext:value-type="float">
            <text:p>0.572084</text:p>
          </table:table-cell>
          <table:table-cell office:value-type="float" office:value="159.375" calcext:value-type="float">
            <text:p>159.375</text:p>
          </table:table-cell>
          <table:table-cell office:value-type="string" calcext:value-type="string">
            <text:p><text:s/>row split</text:p>
          </table:table-cell>
          <table:table-cell office:value-type="float" office:value="9.85238" calcext:value-type="float">
            <text:p>9.85238</text:p>
          </table:table-cell>
          <table:table-cell office:value-type="float" office:value="69.1972" calcext:value-type="float">
            <text:p>69.1972</text:p>
          </table:table-cell>
          <table:table-cell office:value-type="float" office:value="12.3498" calcext:value-type="float">
            <text:p>12.3498</text:p>
          </table:table-cell>
          <table:table-cell office:value-type="string" calcext:value-type="string">
            <text:p><text:s/>cusparse</text:p>
          </table:table-cell>
          <table:table-cell office:value-type="float" office:value="16.2255" calcext:value-type="float">
            <text:p>16.2255</text:p>
          </table:table-cell>
          <table:table-cell office:value-type="float" office:value="42.0176" calcext:value-type="float">
            <text:p>42.0176</text:p>
          </table:table-cell>
          <table:table-cell office:value-type="float" office:value="7.49895" calcext:value-type="float">
            <text:p>7.49895</text:p>
          </table:table-cell>
          <table:table-cell office:value-type="string" calcext:value-type="string">
            <text:p><text:s/>cusparse2</text:p>
          </table:table-cell>
          <table:table-cell office:value-type="float" office:value="8.89397" calcext:value-type="float">
            <text:p>8.89397</text:p>
          </table:table-cell>
          <table:table-cell office:value-type="float" office:value="76.6538" calcext:value-type="float">
            <text:p>76.6538</text:p>
          </table:table-cell>
          <table:table-cell office:value-type="float" office:value="13.6805" calcext:value-type="float">
            <text:p>13.6805</text:p>
          </table:table-cell>
          <table:table-cell table:formula="of:=[.K39]/[.O39]" office:value-type="float" office:value="1.64686226724039" calcext:value-type="float">
            <text:p>1.6468622672</text:p>
          </table:table-cell>
          <table:table-cell table:formula="of:=[.K39]/[.S39]" office:value-type="float" office:value="0.902723674494937" calcext:value-type="float">
            <text:p>0.9027236745</text:p>
          </table:table-cell>
          <table:table-cell table:formula="of:=[.S39]/[.O39]" office:value-type="float" office:value="1.82432599672518" calcext:value-type="float">
            <text:p>1.8243259967</text:p>
          </table:table-cell>
        </table:table-row>
        <table:table-row table:style-name="ro1">
          <table:table-cell office:value-type="string" calcext:value-type="string">
            <text:p>/data-2/gunrock_dataset/large/benchmark/para-10/para-10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307" calcext:value-type="float">
            <text:p>10.0307</text:p>
          </table:table-cell>
          <table:table-cell office:value-type="float" office:value="69.1173" calcext:value-type="float">
            <text:p>69.1173</text:p>
          </table:table-cell>
          <table:table-cell office:value-type="float" office:value="12.3409" calcext:value-type="float">
            <text:p>12.3409</text:p>
          </table:table-cell>
          <table:table-cell office:value-type="string" calcext:value-type="string">
            <text:p><text:s/>cusparse</text:p>
          </table:table-cell>
          <table:table-cell office:value-type="float" office:value="16.4042" calcext:value-type="float">
            <text:p>16.4042</text:p>
          </table:table-cell>
          <table:table-cell office:value-type="float" office:value="42.2631" calcext:value-type="float">
            <text:p>42.2631</text:p>
          </table:table-cell>
          <table:table-cell office:value-type="float" office:value="7.54608" calcext:value-type="float">
            <text:p>7.54608</text:p>
          </table:table-cell>
          <table:table-cell office:value-type="string" calcext:value-type="string">
            <text:p><text:s/>cusparse2</text:p>
          </table:table-cell>
          <table:table-cell office:value-type="float" office:value="9.05579" calcext:value-type="float">
            <text:p>9.05579</text:p>
          </table:table-cell>
          <table:table-cell office:value-type="float" office:value="76.5581" calcext:value-type="float">
            <text:p>76.5581</text:p>
          </table:table-cell>
          <table:table-cell office:value-type="float" office:value="13.6695" calcext:value-type="float">
            <text:p>13.6695</text:p>
          </table:table-cell>
          <table:table-cell table:formula="of:=[.K40]/[.O40]" office:value-type="float" office:value="1.63540535360634" calcext:value-type="float">
            <text:p>1.6354053536</text:p>
          </table:table-cell>
          <table:table-cell table:formula="of:=[.K40]/[.S40]" office:value-type="float" office:value="0.902808455277756" calcext:value-type="float">
            <text:p>0.9028084553</text:p>
          </table:table-cell>
          <table:table-cell table:formula="of:=[.S40]/[.O40]" office:value-type="float" office:value="1.81146437435967" calcext:value-type="float">
            <text:p>1.8114643744</text:p>
          </table:table-cell>
        </table:table-row>
        <table:table-row table:style-name="ro1">
          <table:table-cell office:value-type="string" calcext:value-type="string">
            <text:p>/data-2/gunrock_dataset/large/benchmark/para-5/para-5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38" calcext:value-type="float">
            <text:p>10.0238</text:p>
          </table:table-cell>
          <table:table-cell office:value-type="float" office:value="69.1647" calcext:value-type="float">
            <text:p>69.1647</text:p>
          </table:table-cell>
          <table:table-cell office:value-type="float" office:value="12.3494" calcext:value-type="float">
            <text:p>12.3494</text:p>
          </table:table-cell>
          <table:table-cell office:value-type="string" calcext:value-type="string">
            <text:p><text:s/>cusparse</text:p>
          </table:table-cell>
          <table:table-cell office:value-type="float" office:value="16.3948" calcext:value-type="float">
            <text:p>16.3948</text:p>
          </table:table-cell>
          <table:table-cell office:value-type="float" office:value="42.2873" calcext:value-type="float">
            <text:p>42.2873</text:p>
          </table:table-cell>
          <table:table-cell office:value-type="float" office:value="7.5504" calcext:value-type="float">
            <text:p>7.5504</text:p>
          </table:table-cell>
          <table:table-cell office:value-type="string" calcext:value-type="string">
            <text:p><text:s/>cusparse2</text:p>
          </table:table-cell>
          <table:table-cell office:value-type="float" office:value="9.04867" calcext:value-type="float">
            <text:p>9.04867</text:p>
          </table:table-cell>
          <table:table-cell office:value-type="float" office:value="76.6183" calcext:value-type="float">
            <text:p>76.6183</text:p>
          </table:table-cell>
          <table:table-cell office:value-type="float" office:value="13.6802" calcext:value-type="float">
            <text:p>13.6802</text:p>
          </table:table-cell>
          <table:table-cell table:formula="of:=[.K41]/[.O41]" office:value-type="float" office:value="1.63559035455089" calcext:value-type="float">
            <text:p>1.6355903546</text:p>
          </table:table-cell>
          <table:table-cell table:formula="of:=[.K41]/[.S41]" office:value-type="float" office:value="0.902717758029087" calcext:value-type="float">
            <text:p>0.902717758</text:p>
          </table:table-cell>
          <table:table-cell table:formula="of:=[.S41]/[.O41]" office:value-type="float" office:value="1.81185131233254" calcext:value-type="float">
            <text:p>1.8118513123</text:p>
          </table:table-cell>
        </table:table-row>
        <table:table-row table:style-name="ro1">
          <table:table-cell office:value-type="string" calcext:value-type="string">
            <text:p>/data-2/gunrock_dataset/large/benchmark/para-6/para-6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46" calcext:value-type="float">
            <text:p>10.0246</text:p>
          </table:table-cell>
          <table:table-cell office:value-type="float" office:value="69.1591" calcext:value-type="float">
            <text:p>69.1591</text:p>
          </table:table-cell>
          <table:table-cell office:value-type="float" office:value="12.3484" calcext:value-type="float">
            <text:p>12.3484</text:p>
          </table:table-cell>
          <table:table-cell office:value-type="string" calcext:value-type="string">
            <text:p><text:s/>cusparse</text:p>
          </table:table-cell>
          <table:table-cell office:value-type="float" office:value="16.3929" calcext:value-type="float">
            <text:p>16.3929</text:p>
          </table:table-cell>
          <table:table-cell office:value-type="float" office:value="42.2924" calcext:value-type="float">
            <text:p>42.2924</text:p>
          </table:table-cell>
          <table:table-cell office:value-type="float" office:value="7.55132" calcext:value-type="float">
            <text:p>7.55132</text:p>
          </table:table-cell>
          <table:table-cell office:value-type="string" calcext:value-type="string">
            <text:p><text:s/>cusparse2</text:p>
          </table:table-cell>
          <table:table-cell office:value-type="float" office:value="9.04877" calcext:value-type="float">
            <text:p>9.04877</text:p>
          </table:table-cell>
          <table:table-cell office:value-type="float" office:value="76.6175" calcext:value-type="float">
            <text:p>76.6175</text:p>
          </table:table-cell>
          <table:table-cell office:value-type="float" office:value="13.6801" calcext:value-type="float">
            <text:p>13.6801</text:p>
          </table:table-cell>
          <table:table-cell table:formula="of:=[.K42]/[.O42]" office:value-type="float" office:value="1.63526070877983" calcext:value-type="float">
            <text:p>1.6352607088</text:p>
          </table:table-cell>
          <table:table-cell table:formula="of:=[.K42]/[.S42]" office:value-type="float" office:value="0.902654093385976" calcext:value-type="float">
            <text:p>0.9026540934</text:p>
          </table:table-cell>
          <table:table-cell table:formula="of:=[.S42]/[.O42]" office:value-type="float" office:value="1.81161390699038" calcext:value-type="float">
            <text:p>1.811613907</text:p>
          </table:table-cell>
        </table:table-row>
        <table:table-row table:style-name="ro1">
          <table:table-cell office:value-type="string" calcext:value-type="string">
            <text:p>/data-2/gunrock_dataset/large/benchmark/para-7/para-7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33" calcext:value-type="float">
            <text:p>10.0233</text:p>
          </table:table-cell>
          <table:table-cell office:value-type="float" office:value="69.1681" calcext:value-type="float">
            <text:p>69.1681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<text:s/>cusparse</text:p>
          </table:table-cell>
          <table:table-cell office:value-type="float" office:value="16.394" calcext:value-type="float">
            <text:p>16.394</text:p>
          </table:table-cell>
          <table:table-cell office:value-type="float" office:value="42.2896" calcext:value-type="float">
            <text:p>42.2896</text:p>
          </table:table-cell>
          <table:table-cell office:value-type="float" office:value="7.55081" calcext:value-type="float">
            <text:p>7.55081</text:p>
          </table:table-cell>
          <table:table-cell office:value-type="string" calcext:value-type="string">
            <text:p><text:s/>cusparse2</text:p>
          </table:table-cell>
          <table:table-cell office:value-type="float" office:value="9.04717" calcext:value-type="float">
            <text:p>9.04717</text:p>
          </table:table-cell>
          <table:table-cell office:value-type="float" office:value="76.631" calcext:value-type="float">
            <text:p>76.631</text:p>
          </table:table-cell>
          <table:table-cell office:value-type="float" office:value="13.6825" calcext:value-type="float">
            <text:p>13.6825</text:p>
          </table:table-cell>
          <table:table-cell table:formula="of:=[.K43]/[.O43]" office:value-type="float" office:value="1.63558179788884" calcext:value-type="float">
            <text:p>1.6355817979</text:p>
          </table:table-cell>
          <table:table-cell table:formula="of:=[.K43]/[.S43]" office:value-type="float" office:value="0.902612519737443" calcext:value-type="float">
            <text:p>0.9026125197</text:p>
          </table:table-cell>
          <table:table-cell table:formula="of:=[.S43]/[.O43]" office:value-type="float" office:value="1.81205308160872" calcext:value-type="float">
            <text:p>1.8120530816</text:p>
          </table:table-cell>
        </table:table-row>
        <table:table-row table:style-name="ro1">
          <table:table-cell office:value-type="string" calcext:value-type="string">
            <text:p>/data-2/gunrock_dataset/large/benchmark/para-8/para-8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48" calcext:value-type="float">
            <text:p>10.0248</text:p>
          </table:table-cell>
          <table:table-cell office:value-type="float" office:value="69.1578" calcext:value-type="float">
            <text:p>69.1578</text:p>
          </table:table-cell>
          <table:table-cell office:value-type="float" office:value="12.3481" calcext:value-type="float">
            <text:p>12.3481</text:p>
          </table:table-cell>
          <table:table-cell office:value-type="string" calcext:value-type="string">
            <text:p><text:s/>cusparse</text:p>
          </table:table-cell>
          <table:table-cell office:value-type="float" office:value="16.3876" calcext:value-type="float">
            <text:p>16.3876</text:p>
          </table:table-cell>
          <table:table-cell office:value-type="float" office:value="42.306" calcext:value-type="float">
            <text:p>42.306</text:p>
          </table:table-cell>
          <table:table-cell office:value-type="float" office:value="7.55374" calcext:value-type="float">
            <text:p>7.55374</text:p>
          </table:table-cell>
          <table:table-cell office:value-type="string" calcext:value-type="string">
            <text:p><text:s/>cusparse2</text:p>
          </table:table-cell>
          <table:table-cell office:value-type="float" office:value="9.0485" calcext:value-type="float">
            <text:p>9.0485</text:p>
          </table:table-cell>
          <table:table-cell office:value-type="float" office:value="76.6197" calcext:value-type="float">
            <text:p>76.6197</text:p>
          </table:table-cell>
          <table:table-cell office:value-type="float" office:value="13.6805" calcext:value-type="float">
            <text:p>13.6805</text:p>
          </table:table-cell>
          <table:table-cell table:formula="of:=[.K44]/[.O44]" office:value-type="float" office:value="1.6347042972628" calcext:value-type="float">
            <text:p>1.6347042973</text:p>
          </table:table-cell>
          <table:table-cell table:formula="of:=[.K44]/[.S44]" office:value-type="float" office:value="0.90261120834459" calcext:value-type="float">
            <text:p>0.9026112083</text:p>
          </table:table-cell>
          <table:table-cell table:formula="of:=[.S44]/[.O44]" office:value-type="float" office:value="1.81108353425046" calcext:value-type="float">
            <text:p>1.8110835343</text:p>
          </table:table-cell>
        </table:table-row>
        <table:table-row table:style-name="ro1">
          <table:table-cell office:value-type="string" calcext:value-type="string">
            <text:p>/data-2/gunrock_dataset/large/benchmark/para-9/para-9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46" calcext:value-type="float">
            <text:p>10.0246</text:p>
          </table:table-cell>
          <table:table-cell office:value-type="float" office:value="69.1591" calcext:value-type="float">
            <text:p>69.1591</text:p>
          </table:table-cell>
          <table:table-cell office:value-type="float" office:value="12.3484" calcext:value-type="float">
            <text:p>12.3484</text:p>
          </table:table-cell>
          <table:table-cell office:value-type="string" calcext:value-type="string">
            <text:p><text:s/>cusparse</text:p>
          </table:table-cell>
          <table:table-cell office:value-type="float" office:value="16.3947" calcext:value-type="float">
            <text:p>16.3947</text:p>
          </table:table-cell>
          <table:table-cell office:value-type="float" office:value="42.2877" calcext:value-type="float">
            <text:p>42.2877</text:p>
          </table:table-cell>
          <table:table-cell office:value-type="float" office:value="7.55047" calcext:value-type="float">
            <text:p>7.55047</text:p>
          </table:table-cell>
          <table:table-cell office:value-type="string" calcext:value-type="string">
            <text:p><text:s/>cusparse2</text:p>
          </table:table-cell>
          <table:table-cell office:value-type="float" office:value="9.04749" calcext:value-type="float">
            <text:p>9.04749</text:p>
          </table:table-cell>
          <table:table-cell office:value-type="float" office:value="76.6283" calcext:value-type="float">
            <text:p>76.6283</text:p>
          </table:table-cell>
          <table:table-cell office:value-type="float" office:value="13.682" calcext:value-type="float">
            <text:p>13.682</text:p>
          </table:table-cell>
          <table:table-cell table:formula="of:=[.K45]/[.O45]" office:value-type="float" office:value="1.63544245726299" calcext:value-type="float">
            <text:p>1.6354424573</text:p>
          </table:table-cell>
          <table:table-cell table:formula="of:=[.K45]/[.S45]" office:value-type="float" office:value="0.902526873230908" calcext:value-type="float">
            <text:p>0.9025268732</text:p>
          </table:table-cell>
          <table:table-cell table:formula="of:=[.S45]/[.O45]" office:value-type="float" office:value="1.81207064938505" calcext:value-type="float">
            <text:p>1.8120706494</text:p>
          </table:table-cell>
        </table:table-row>
        <table:table-row table:style-name="ro1">
          <table:table-cell office:value-type="string" calcext:value-type="string">
            <text:p>/data-2/gunrock_dataset/large/benchmark/cop20k_A/cop20k_A.mtx</text:p>
          </table:table-cell>
          <table:table-cell table:number-columns-repeated="2" office:value-type="float" office:value="121192" calcext:value-type="float">
            <text:p>121192</text:p>
          </table:table-cell>
          <table:table-cell office:value-type="float" office:value="2524489" calcext:value-type="float">
            <text:p>2524489</text:p>
          </table:table-cell>
          <table:table-cell office:value-type="float" office:value="20.8305" calcext:value-type="float">
            <text:p>20.8305</text:p>
          </table:table-cell>
          <table:table-cell office:value-type="float" office:value="13.5186" calcext:value-type="float">
            <text:p>13.5186</text:p>
          </table:table-cell>
          <table:table-cell office:value-type="float" office:value="0.648984" calcext:value-type="float">
            <text:p>0.648984</text:p>
          </table:table-cell>
          <table:table-cell office:value-type="float" office:value="0.512183" calcext:value-type="float">
            <text:p>0.512183</text:p>
          </table:table-cell>
          <table:table-cell office:value-type="string" calcext:value-type="string">
            <text:p><text:s/>row split</text:p>
          </table:table-cell>
          <table:table-cell office:value-type="float" office:value="6.45898" calcext:value-type="float">
            <text:p>6.45898</text:p>
          </table:table-cell>
          <table:table-cell office:value-type="float" office:value="50.0288" calcext:value-type="float">
            <text:p>50.0288</text:p>
          </table:table-cell>
          <table:table-cell office:value-type="float" office:value="12.8087" calcext:value-type="float">
            <text:p>12.8087</text:p>
          </table:table-cell>
          <table:table-cell office:value-type="string" calcext:value-type="string">
            <text:p><text:s/>cusparse</text:p>
          </table:table-cell>
          <table:table-cell office:value-type="float" office:value="10.6813" calcext:value-type="float">
            <text:p>10.6813</text:p>
          </table:table-cell>
          <table:table-cell office:value-type="float" office:value="30.2525" calcext:value-type="float">
            <text:p>30.2525</text:p>
          </table:table-cell>
          <table:table-cell office:value-type="float" office:value="7.74544" calcext:value-type="float">
            <text:p>7.74544</text:p>
          </table:table-cell>
          <table:table-cell office:value-type="string" calcext:value-type="string">
            <text:p><text:s/>cusparse2</text:p>
          </table:table-cell>
          <table:table-cell office:value-type="float" office:value="4.21367" calcext:value-type="float">
            <text:p>4.21367</text:p>
          </table:table-cell>
          <table:table-cell office:value-type="float" office:value="76.6871" calcext:value-type="float">
            <text:p>76.6871</text:p>
          </table:table-cell>
          <table:table-cell office:value-type="float" office:value="19.6339" calcext:value-type="float">
            <text:p>19.6339</text:p>
          </table:table-cell>
          <table:table-cell table:formula="of:=[.K46]/[.O46]" office:value-type="float" office:value="1.65370795802" calcext:value-type="float">
            <text:p>1.653707958</text:p>
          </table:table-cell>
          <table:table-cell table:formula="of:=[.K46]/[.S46]" office:value-type="float" office:value="0.65237569291315" calcext:value-type="float">
            <text:p>0.6523756929</text:p>
          </table:table-cell>
          <table:table-cell table:formula="of:=[.S46]/[.O46]" office:value-type="float" office:value="2.53490124783076" calcext:value-type="float">
            <text:p>2.5349012478</text:p>
          </table:table-cell>
        </table:table-row>
        <table:table-row table:style-name="ro1">
          <table:table-cell office:value-type="string" calcext:value-type="string">
            <text:p>/data-2/gunrock_dataset/large/benchmark/fl2010/fl2010.mtx</text:p>
          </table:table-cell>
          <table:table-cell table:number-columns-repeated="2" office:value-type="float" office:value="484481" calcext:value-type="float">
            <text:p>484481</text:p>
          </table:table-cell>
          <table:table-cell office:value-type="float" office:value="2346294" calcext:value-type="float">
            <text:p>2346294</text:p>
          </table:table-cell>
          <table:table-cell office:value-type="float" office:value="4.8429" calcext:value-type="float">
            <text:p>4.8429</text:p>
          </table:table-cell>
          <table:table-cell office:value-type="float" office:value="3.48066" calcext:value-type="float">
            <text:p>3.48066</text:p>
          </table:table-cell>
          <table:table-cell office:value-type="float" office:value="0.718714" calcext:value-type="float">
            <text:p>0.718714</text:p>
          </table:table-cell>
          <table:table-cell office:value-type="float" office:value="5.45913" calcext:value-type="float">
            <text:p>5.45913</text:p>
          </table:table-cell>
          <table:table-cell office:value-type="string" calcext:value-type="string">
            <text:p><text:s/>row split</text:p>
          </table:table-cell>
          <table:table-cell office:value-type="float" office:value="19.5384" calcext:value-type="float">
            <text:p>19.5384</text:p>
          </table:table-cell>
          <table:table-cell office:value-type="float" office:value="15.371" calcext:value-type="float">
            <text:p>15.371</text:p>
          </table:table-cell>
          <table:table-cell office:value-type="float" office:value="13.7556" calcext:value-type="float">
            <text:p>13.7556</text:p>
          </table:table-cell>
          <table:table-cell office:value-type="string" calcext:value-type="string">
            <text:p><text:s/>cusparse</text:p>
          </table:table-cell>
          <table:table-cell office:value-type="float" office:value="12.1745" calcext:value-type="float">
            <text:p>12.1745</text:p>
          </table:table-cell>
          <table:table-cell office:value-type="float" office:value="24.6684" calcext:value-type="float">
            <text:p>24.6684</text:p>
          </table:table-cell>
          <table:table-cell office:value-type="float" office:value="22.0758" calcext:value-type="float">
            <text:p>22.0758</text:p>
          </table:table-cell>
          <table:table-cell office:value-type="string" calcext:value-type="string">
            <text:p><text:s/>cusparse2</text:p>
          </table:table-cell>
          <table:table-cell office:value-type="float" office:value="8.55893" calcext:value-type="float">
            <text:p>8.55893</text:p>
          </table:table-cell>
          <table:table-cell office:value-type="float" office:value="35.0892" calcext:value-type="float">
            <text:p>35.0892</text:p>
          </table:table-cell>
          <table:table-cell office:value-type="float" office:value="31.4014" calcext:value-type="float">
            <text:p>31.4014</text:p>
          </table:table-cell>
          <table:table-cell table:formula="of:=[.K47]/[.O47]" office:value-type="float" office:value="0.623104862901526" calcext:value-type="float">
            <text:p>0.6231048629</text:p>
          </table:table-cell>
          <table:table-cell table:formula="of:=[.K47]/[.S47]" office:value-type="float" office:value="0.438055014078406" calcext:value-type="float">
            <text:p>0.4380550141</text:p>
          </table:table-cell>
          <table:table-cell table:formula="of:=[.S47]/[.O47]" office:value-type="float" office:value="1.42243518023058" calcext:value-type="float">
            <text:p>1.4224351802</text:p>
          </table:table-cell>
        </table:table-row>
        <table:table-row table:style-name="ro1">
          <table:table-cell office:value-type="string" calcext:value-type="string">
            <text:p>/data-2/gunrock_dataset/large/benchmark/barrier2-1/barrier2-1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42268" calcext:value-type="float">
            <text:p>7.42268</text:p>
          </table:table-cell>
          <table:table-cell office:value-type="float" office:value="65.6163" calcext:value-type="float">
            <text:p>65.6163</text:p>
          </table:table-cell>
          <table:table-cell office:value-type="float" office:value="11.9617" calcext:value-type="float">
            <text:p>11.9617</text:p>
          </table:table-cell>
          <table:table-cell office:value-type="string" calcext:value-type="string">
            <text:p><text:s/>cusparse</text:p>
          </table:table-cell>
          <table:table-cell office:value-type="float" office:value="11.7618" calcext:value-type="float">
            <text:p>11.7618</text:p>
          </table:table-cell>
          <table:table-cell office:value-type="float" office:value="41.4094" calcext:value-type="float">
            <text:p>41.4094</text:p>
          </table:table-cell>
          <table:table-cell office:value-type="float" office:value="7.54884" calcext:value-type="float">
            <text:p>7.54884</text:p>
          </table:table-cell>
          <table:table-cell office:value-type="string" calcext:value-type="string">
            <text:p><text:s/>cusparse2</text:p>
          </table:table-cell>
          <table:table-cell office:value-type="float" office:value="6.35761" calcext:value-type="float">
            <text:p>6.35761</text:p>
          </table:table-cell>
          <table:table-cell office:value-type="float" office:value="76.6088" calcext:value-type="float">
            <text:p>76.6088</text:p>
          </table:table-cell>
          <table:table-cell office:value-type="float" office:value="13.9656" calcext:value-type="float">
            <text:p>13.9656</text:p>
          </table:table-cell>
          <table:table-cell table:formula="of:=[.K48]/[.O48]" office:value-type="float" office:value="1.58457499987925" calcext:value-type="float">
            <text:p>1.5845749999</text:p>
          </table:table-cell>
          <table:table-cell table:formula="of:=[.K48]/[.S48]" office:value-type="float" office:value="0.856511262413717" calcext:value-type="float">
            <text:p>0.8565112624</text:p>
          </table:table-cell>
          <table:table-cell table:formula="of:=[.S48]/[.O48]" office:value-type="float" office:value="1.8500340502398" calcext:value-type="float">
            <text:p>1.8500340502</text:p>
          </table:table-cell>
        </table:table-row>
        <table:table-row table:style-name="ro1">
          <table:table-cell office:value-type="string" calcext:value-type="string">
            <text:p>/data-2/gunrock_dataset/large/benchmark/barrier2-2/barrier2-2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42073" calcext:value-type="float">
            <text:p>7.42073</text:p>
          </table:table-cell>
          <table:table-cell office:value-type="float" office:value="65.6336" calcext:value-type="float">
            <text:p>65.6336</text:p>
          </table:table-cell>
          <table:table-cell office:value-type="float" office:value="11.9648" calcext:value-type="float">
            <text:p>11.9648</text:p>
          </table:table-cell>
          <table:table-cell office:value-type="string" calcext:value-type="string">
            <text:p><text:s/>cusparse</text:p>
          </table:table-cell>
          <table:table-cell office:value-type="float" office:value="11.7605" calcext:value-type="float">
            <text:p>11.7605</text:p>
          </table:table-cell>
          <table:table-cell office:value-type="float" office:value="41.4141" calcext:value-type="float">
            <text:p>41.4141</text:p>
          </table:table-cell>
          <table:table-cell office:value-type="float" office:value="7.54969" calcext:value-type="float">
            <text:p>7.54969</text:p>
          </table:table-cell>
          <table:table-cell office:value-type="string" calcext:value-type="string">
            <text:p><text:s/>cusparse2</text:p>
          </table:table-cell>
          <table:table-cell office:value-type="float" office:value="6.36124" calcext:value-type="float">
            <text:p>6.36124</text:p>
          </table:table-cell>
          <table:table-cell office:value-type="float" office:value="76.5651" calcext:value-type="float">
            <text:p>76.5651</text:p>
          </table:table-cell>
          <table:table-cell office:value-type="float" office:value="13.9576" calcext:value-type="float">
            <text:p>13.9576</text:p>
          </table:table-cell>
          <table:table-cell table:formula="of:=[.K49]/[.O49]" office:value-type="float" office:value="1.58481290188607" calcext:value-type="float">
            <text:p>1.5848129019</text:p>
          </table:table-cell>
          <table:table-cell table:formula="of:=[.K49]/[.S49]" office:value-type="float" office:value="0.857226072975807" calcext:value-type="float">
            <text:p>0.857226073</text:p>
          </table:table-cell>
          <table:table-cell table:formula="of:=[.S49]/[.O49]" office:value-type="float" office:value="1.84876889754939" calcext:value-type="float">
            <text:p>1.8487688975</text:p>
          </table:table-cell>
        </table:table-row>
        <table:table-row table:style-name="ro1">
          <table:table-cell office:value-type="string" calcext:value-type="string">
            <text:p>/data-2/gunrock_dataset/large/benchmark/barrier2-3/barrier2-3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42515" calcext:value-type="float">
            <text:p>7.42515</text:p>
          </table:table-cell>
          <table:table-cell office:value-type="float" office:value="65.5944" calcext:value-type="float">
            <text:p>65.5944</text:p>
          </table:table-cell>
          <table:table-cell office:value-type="float" office:value="11.9577" calcext:value-type="float">
            <text:p>11.9577</text:p>
          </table:table-cell>
          <table:table-cell office:value-type="string" calcext:value-type="string">
            <text:p><text:s/>cusparse</text:p>
          </table:table-cell>
          <table:table-cell office:value-type="float" office:value="11.7761" calcext:value-type="float">
            <text:p>11.7761</text:p>
          </table:table-cell>
          <table:table-cell office:value-type="float" office:value="41.3592" calcext:value-type="float">
            <text:p>41.3592</text:p>
          </table:table-cell>
          <table:table-cell office:value-type="float" office:value="7.53967" calcext:value-type="float">
            <text:p>7.53967</text:p>
          </table:table-cell>
          <table:table-cell office:value-type="string" calcext:value-type="string">
            <text:p><text:s/>cusparse2</text:p>
          </table:table-cell>
          <table:table-cell office:value-type="float" office:value="6.36614" calcext:value-type="float">
            <text:p>6.36614</text:p>
          </table:table-cell>
          <table:table-cell office:value-type="float" office:value="76.5061" calcext:value-type="float">
            <text:p>76.5061</text:p>
          </table:table-cell>
          <table:table-cell office:value-type="float" office:value="13.9469" calcext:value-type="float">
            <text:p>13.9469</text:p>
          </table:table-cell>
          <table:table-cell table:formula="of:=[.K50]/[.O50]" office:value-type="float" office:value="1.58596878082748" calcext:value-type="float">
            <text:p>1.5859687808</text:p>
          </table:table-cell>
          <table:table-cell table:formula="of:=[.K50]/[.S50]" office:value-type="float" office:value="0.857374771423455" calcext:value-type="float">
            <text:p>0.8573747714</text:p>
          </table:table-cell>
          <table:table-cell table:formula="of:=[.S50]/[.O50]" office:value-type="float" office:value="1.84979641772568" calcext:value-type="float">
            <text:p>1.8497964177</text:p>
          </table:table-cell>
        </table:table-row>
        <table:table-row table:style-name="ro1">
          <table:table-cell office:value-type="string" calcext:value-type="string">
            <text:p>/data-2/gunrock_dataset/large/benchmark/barrier2-4/barrier2-4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42555" calcext:value-type="float">
            <text:p>7.42555</text:p>
          </table:table-cell>
          <table:table-cell office:value-type="float" office:value="65.591" calcext:value-type="float">
            <text:p>65.591</text:p>
          </table:table-cell>
          <table:table-cell office:value-type="float" office:value="11.9571" calcext:value-type="float">
            <text:p>11.9571</text:p>
          </table:table-cell>
          <table:table-cell office:value-type="string" calcext:value-type="string">
            <text:p><text:s/>cusparse</text:p>
          </table:table-cell>
          <table:table-cell office:value-type="float" office:value="11.7686" calcext:value-type="float">
            <text:p>11.7686</text:p>
          </table:table-cell>
          <table:table-cell office:value-type="float" office:value="41.3853" calcext:value-type="float">
            <text:p>41.3853</text:p>
          </table:table-cell>
          <table:table-cell office:value-type="float" office:value="7.54444" calcext:value-type="float">
            <text:p>7.54444</text:p>
          </table:table-cell>
          <table:table-cell office:value-type="string" calcext:value-type="string">
            <text:p><text:s/>cusparse2</text:p>
          </table:table-cell>
          <table:table-cell office:value-type="float" office:value="6.36212" calcext:value-type="float">
            <text:p>6.36212</text:p>
          </table:table-cell>
          <table:table-cell office:value-type="float" office:value="76.5544" calcext:value-type="float">
            <text:p>76.5544</text:p>
          </table:table-cell>
          <table:table-cell office:value-type="float" office:value="13.9557" calcext:value-type="float">
            <text:p>13.9557</text:p>
          </table:table-cell>
          <table:table-cell table:formula="of:=[.K51]/[.O51]" office:value-type="float" office:value="1.58488642102389" calcext:value-type="float">
            <text:p>1.584886421</text:p>
          </table:table-cell>
          <table:table-cell table:formula="of:=[.K51]/[.S51]" office:value-type="float" office:value="0.856789420333775" calcext:value-type="float">
            <text:p>0.8567894203</text:p>
          </table:table-cell>
          <table:table-cell table:formula="of:=[.S51]/[.O51]" office:value-type="float" office:value="1.84979690856415" calcext:value-type="float">
            <text:p>1.8497969086</text:p>
          </table:table-cell>
        </table:table-row>
        <table:table-row table:style-name="ro1">
          <table:table-cell office:value-type="string" calcext:value-type="string">
            <text:p>/data-2/gunrock_dataset/large/benchmark/c8_mat11/c8_mat11.mtx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70" calcext:value-type="float">
            <text:p>2462970</text:p>
          </table:table-cell>
          <table:table-cell office:value-type="float" office:value="539.888" calcext:value-type="float">
            <text:p>539.888</text:p>
          </table:table-cell>
          <table:table-cell office:value-type="float" office:value="427.66" calcext:value-type="float">
            <text:p>427.66</text:p>
          </table:table-cell>
          <table:table-cell office:value-type="float" office:value="0.792126" calcext:value-type="float">
            <text:p>0.792126</text:p>
          </table:table-cell>
          <table:table-cell office:value-type="float" office:value="-0.112917" calcext:value-type="float">
            <text:p>-0.112917</text:p>
          </table:table-cell>
          <table:table-cell office:value-type="string" calcext:value-type="string">
            <text:p><text:s/>row split</text:p>
          </table:table-cell>
          <table:table-cell office:value-type="float" office:value="1.86512" calcext:value-type="float">
            <text:p>1.86512</text:p>
          </table:table-cell>
          <table:table-cell office:value-type="float" office:value="169.03" calcext:value-type="float">
            <text:p>169.03</text:p>
          </table:table-cell>
          <table:table-cell office:value-type="float" office:value="11.8265" calcext:value-type="float">
            <text:p>11.8265</text:p>
          </table:table-cell>
          <table:table-cell office:value-type="string" calcext:value-type="string">
            <text:p><text:s/>cusparse</text:p>
          </table:table-cell>
          <table:table-cell office:value-type="float" office:value="4.05597" calcext:value-type="float">
            <text:p>4.05597</text:p>
          </table:table-cell>
          <table:table-cell office:value-type="float" office:value="77.7274" calcext:value-type="float">
            <text:p>77.7274</text:p>
          </table:table-cell>
          <table:table-cell office:value-type="float" office:value="5.43834" calcext:value-type="float">
            <text:p>5.43834</text:p>
          </table:table-cell>
          <table:table-cell office:value-type="string" calcext:value-type="string">
            <text:p><text:s/>cusparse2</text:p>
          </table:table-cell>
          <table:table-cell office:value-type="float" office:value="3.14232" calcext:value-type="float">
            <text:p>3.14232</text:p>
          </table:table-cell>
          <table:table-cell office:value-type="float" office:value="100.327" calcext:value-type="float">
            <text:p>100.327</text:p>
          </table:table-cell>
          <table:table-cell office:value-type="float" office:value="7.01957" calcext:value-type="float">
            <text:p>7.01957</text:p>
          </table:table-cell>
          <table:table-cell table:formula="of:=[.K52]/[.O52]" office:value-type="float" office:value="2.17465140992752" calcext:value-type="float">
            <text:p>2.1746514099</text:p>
          </table:table-cell>
          <table:table-cell table:formula="of:=[.K52]/[.S52]" office:value-type="float" office:value="1.68479073429884" calcext:value-type="float">
            <text:p>1.6847907343</text:p>
          </table:table-cell>
          <table:table-cell table:formula="of:=[.S52]/[.O52]" office:value-type="float" office:value="1.29075461162988" calcext:value-type="float">
            <text:p>1.2907546116</text:p>
          </table:table-cell>
        </table:table-row>
        <table:table-row table:style-name="ro1">
          <table:table-cell office:value-type="string" calcext:value-type="string">
            <text:p>/data-2/gunrock_dataset/large/benchmark/c8_mat11_I/c8_mat11_I.mtx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70" calcext:value-type="float">
            <text:p>2462970</text:p>
          </table:table-cell>
          <table:table-cell office:value-type="float" office:value="539.888" calcext:value-type="float">
            <text:p>539.888</text:p>
          </table:table-cell>
          <table:table-cell office:value-type="float" office:value="427.66" calcext:value-type="float">
            <text:p>427.66</text:p>
          </table:table-cell>
          <table:table-cell office:value-type="float" office:value="0.792126" calcext:value-type="float">
            <text:p>0.792126</text:p>
          </table:table-cell>
          <table:table-cell office:value-type="float" office:value="-0.112917" calcext:value-type="float">
            <text:p>-0.112917</text:p>
          </table:table-cell>
          <table:table-cell office:value-type="string" calcext:value-type="string">
            <text:p><text:s/>row split</text:p>
          </table:table-cell>
          <table:table-cell office:value-type="float" office:value="1.82263" calcext:value-type="float">
            <text:p>1.82263</text:p>
          </table:table-cell>
          <table:table-cell office:value-type="float" office:value="172.97" calcext:value-type="float">
            <text:p>172.97</text:p>
          </table:table-cell>
          <table:table-cell office:value-type="float" office:value="12.1021" calcext:value-type="float">
            <text:p>12.1021</text:p>
          </table:table-cell>
          <table:table-cell office:value-type="string" calcext:value-type="string">
            <text:p><text:s/>cusparse</text:p>
          </table:table-cell>
          <table:table-cell office:value-type="float" office:value="4.01721" calcext:value-type="float">
            <text:p>4.01721</text:p>
          </table:table-cell>
          <table:table-cell office:value-type="float" office:value="78.4774" calcext:value-type="float">
            <text:p>78.4774</text:p>
          </table:table-cell>
          <table:table-cell office:value-type="float" office:value="5.49081" calcext:value-type="float">
            <text:p>5.49081</text:p>
          </table:table-cell>
          <table:table-cell office:value-type="string" calcext:value-type="string">
            <text:p><text:s/>cusparse2</text:p>
          </table:table-cell>
          <table:table-cell office:value-type="float" office:value="3.13197" calcext:value-type="float">
            <text:p>3.13197</text:p>
          </table:table-cell>
          <table:table-cell office:value-type="float" office:value="100.659" calcext:value-type="float">
            <text:p>100.659</text:p>
          </table:table-cell>
          <table:table-cell office:value-type="float" office:value="7.04278" calcext:value-type="float">
            <text:p>7.04278</text:p>
          </table:table-cell>
          <table:table-cell table:formula="of:=[.K53]/[.O53]" office:value-type="float" office:value="2.20407403915012" calcext:value-type="float">
            <text:p>2.2040740392</text:p>
          </table:table-cell>
          <table:table-cell table:formula="of:=[.K53]/[.S53]" office:value-type="float" office:value="1.71837590280054" calcext:value-type="float">
            <text:p>1.7183759028</text:p>
          </table:table-cell>
          <table:table-cell table:formula="of:=[.S53]/[.O53]" office:value-type="float" office:value="1.28264952712501" calcext:value-type="float">
            <text:p>1.2826495271</text:p>
          </table:table-cell>
        </table:table-row>
        <table:table-row table:style-name="ro1">
          <table:table-cell office:value-type="string" calcext:value-type="string">
            <text:p>/data-2/gunrock_dataset/large/benchmark/barrier2-10/barrier2-10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59151" calcext:value-type="float">
            <text:p>7.59151</text:p>
          </table:table-cell>
          <table:table-cell office:value-type="float" office:value="65.7164" calcext:value-type="float">
            <text:p>65.7164</text:p>
          </table:table-cell>
          <table:table-cell office:value-type="float" office:value="11.9664" calcext:value-type="float">
            <text:p>11.9664</text:p>
          </table:table-cell>
          <table:table-cell office:value-type="string" calcext:value-type="string">
            <text:p><text:s/>cusparse</text:p>
          </table:table-cell>
          <table:table-cell office:value-type="float" office:value="12.0605" calcext:value-type="float">
            <text:p>12.0605</text:p>
          </table:table-cell>
          <table:table-cell office:value-type="float" office:value="41.3655" calcext:value-type="float">
            <text:p>41.3655</text:p>
          </table:table-cell>
          <table:table-cell office:value-type="float" office:value="7.5323" calcext:value-type="float">
            <text:p>7.5323</text:p>
          </table:table-cell>
          <table:table-cell office:value-type="string" calcext:value-type="string">
            <text:p><text:s/>cusparse2</text:p>
          </table:table-cell>
          <table:table-cell office:value-type="float" office:value="6.51548" calcext:value-type="float">
            <text:p>6.51548</text:p>
          </table:table-cell>
          <table:table-cell office:value-type="float" office:value="76.5696" calcext:value-type="float">
            <text:p>76.5696</text:p>
          </table:table-cell>
          <table:table-cell office:value-type="float" office:value="13.9426" calcext:value-type="float">
            <text:p>13.9426</text:p>
          </table:table-cell>
          <table:table-cell table:formula="of:=[.K54]/[.O54]" office:value-type="float" office:value="1.58867655413328" calcext:value-type="float">
            <text:p>1.5886765541</text:p>
          </table:table-cell>
          <table:table-cell table:formula="of:=[.K54]/[.S54]" office:value-type="float" office:value="0.858257062855232" calcext:value-type="float">
            <text:p>0.8582570629</text:p>
          </table:table-cell>
          <table:table-cell table:formula="of:=[.S54]/[.O54]" office:value-type="float" office:value="1.8510497878667" calcext:value-type="float">
            <text:p>1.8510497879</text:p>
          </table:table-cell>
        </table:table-row>
        <table:table-row table:style-name="ro1">
          <table:table-cell office:value-type="string" calcext:value-type="string">
            <text:p>/data-2/gunrock_dataset/large/benchmark/barrier2-11/barrier2-11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58781" calcext:value-type="float">
            <text:p>7.58781</text:p>
          </table:table-cell>
          <table:table-cell office:value-type="float" office:value="65.7485" calcext:value-type="float">
            <text:p>65.7485</text:p>
          </table:table-cell>
          <table:table-cell office:value-type="float" office:value="11.9722" calcext:value-type="float">
            <text:p>11.9722</text:p>
          </table:table-cell>
          <table:table-cell office:value-type="string" calcext:value-type="string">
            <text:p><text:s/>cusparse</text:p>
          </table:table-cell>
          <table:table-cell office:value-type="float" office:value="12.0584" calcext:value-type="float">
            <text:p>12.0584</text:p>
          </table:table-cell>
          <table:table-cell office:value-type="float" office:value="41.3726" calcext:value-type="float">
            <text:p>41.3726</text:p>
          </table:table-cell>
          <table:table-cell office:value-type="float" office:value="7.53357" calcext:value-type="float">
            <text:p>7.53357</text:p>
          </table:table-cell>
          <table:table-cell office:value-type="string" calcext:value-type="string">
            <text:p><text:s/>cusparse2</text:p>
          </table:table-cell>
          <table:table-cell office:value-type="float" office:value="6.51276" calcext:value-type="float">
            <text:p>6.51276</text:p>
          </table:table-cell>
          <table:table-cell office:value-type="float" office:value="76.6015" calcext:value-type="float">
            <text:p>76.6015</text:p>
          </table:table-cell>
          <table:table-cell office:value-type="float" office:value="13.9484" calcext:value-type="float">
            <text:p>13.9484</text:p>
          </table:table-cell>
          <table:table-cell table:formula="of:=[.K55]/[.O55]" office:value-type="float" office:value="1.58917979532348" calcext:value-type="float">
            <text:p>1.5891797953</text:p>
          </table:table-cell>
          <table:table-cell table:formula="of:=[.K55]/[.S55]" office:value-type="float" office:value="0.858318701330914" calcext:value-type="float">
            <text:p>0.8583187013</text:p>
          </table:table-cell>
          <table:table-cell table:formula="of:=[.S55]/[.O55]" office:value-type="float" office:value="1.85150316876387" calcext:value-type="float">
            <text:p>1.8515031688</text:p>
          </table:table-cell>
        </table:table-row>
        <table:table-row table:style-name="ro1">
          <table:table-cell office:value-type="string" calcext:value-type="string">
            <text:p>/data-2/gunrock_dataset/large/benchmark/barrier2-12/barrier2-12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58874" calcext:value-type="float">
            <text:p>7.58874</text:p>
          </table:table-cell>
          <table:table-cell office:value-type="float" office:value="65.7404" calcext:value-type="float">
            <text:p>65.7404</text:p>
          </table:table-cell>
          <table:table-cell office:value-type="float" office:value="11.9708" calcext:value-type="float">
            <text:p>11.9708</text:p>
          </table:table-cell>
          <table:table-cell office:value-type="string" calcext:value-type="string">
            <text:p><text:s/>cusparse</text:p>
          </table:table-cell>
          <table:table-cell office:value-type="float" office:value="12.062" calcext:value-type="float">
            <text:p>12.062</text:p>
          </table:table-cell>
          <table:table-cell office:value-type="float" office:value="41.3602" calcext:value-type="float">
            <text:p>41.3602</text:p>
          </table:table-cell>
          <table:table-cell office:value-type="float" office:value="7.53132" calcext:value-type="float">
            <text:p>7.53132</text:p>
          </table:table-cell>
          <table:table-cell office:value-type="string" calcext:value-type="string">
            <text:p><text:s/>cusparse2</text:p>
          </table:table-cell>
          <table:table-cell office:value-type="float" office:value="6.51369" calcext:value-type="float">
            <text:p>6.51369</text:p>
          </table:table-cell>
          <table:table-cell office:value-type="float" office:value="76.5906" calcext:value-type="float">
            <text:p>76.5906</text:p>
          </table:table-cell>
          <table:table-cell office:value-type="float" office:value="13.9465" calcext:value-type="float">
            <text:p>13.9465</text:p>
          </table:table-cell>
          <table:table-cell table:formula="of:=[.K56]/[.O56]" office:value-type="float" office:value="1.58946039912766" calcext:value-type="float">
            <text:p>1.5894603991</text:p>
          </table:table-cell>
          <table:table-cell table:formula="of:=[.K56]/[.S56]" office:value-type="float" office:value="0.858335095951722" calcext:value-type="float">
            <text:p>0.858335096</text:p>
          </table:table-cell>
          <table:table-cell table:formula="of:=[.S56]/[.O56]" office:value-type="float" office:value="1.85179472052843" calcext:value-type="float">
            <text:p>1.8517947205</text:p>
          </table:table-cell>
        </table:table-row>
        <table:table-row table:style-name="ro1">
          <table:table-cell office:value-type="string" calcext:value-type="string">
            <text:p>/data-2/gunrock_dataset/large/benchmark/barrier2-9/barrier2-9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58874" calcext:value-type="float">
            <text:p>7.58874</text:p>
          </table:table-cell>
          <table:table-cell office:value-type="float" office:value="65.7405" calcext:value-type="float">
            <text:p>65.7405</text:p>
          </table:table-cell>
          <table:table-cell office:value-type="float" office:value="11.9708" calcext:value-type="float">
            <text:p>11.9708</text:p>
          </table:table-cell>
          <table:table-cell office:value-type="string" calcext:value-type="string">
            <text:p><text:s/>cusparse</text:p>
          </table:table-cell>
          <table:table-cell office:value-type="float" office:value="12.0644" calcext:value-type="float">
            <text:p>12.0644</text:p>
          </table:table-cell>
          <table:table-cell office:value-type="float" office:value="41.352" calcext:value-type="float">
            <text:p>41.352</text:p>
          </table:table-cell>
          <table:table-cell office:value-type="float" office:value="7.52984" calcext:value-type="float">
            <text:p>7.52984</text:p>
          </table:table-cell>
          <table:table-cell office:value-type="string" calcext:value-type="string">
            <text:p><text:s/>cusparse2</text:p>
          </table:table-cell>
          <table:table-cell office:value-type="float" office:value="6.52042" calcext:value-type="float">
            <text:p>6.52042</text:p>
          </table:table-cell>
          <table:table-cell office:value-type="float" office:value="76.5116" calcext:value-type="float">
            <text:p>76.5116</text:p>
          </table:table-cell>
          <table:table-cell office:value-type="float" office:value="13.9321" calcext:value-type="float">
            <text:p>13.9321</text:p>
          </table:table-cell>
          <table:table-cell table:formula="of:=[.K57]/[.O57]" office:value-type="float" office:value="1.5897780034823" calcext:value-type="float">
            <text:p>1.5897780035</text:p>
          </table:table-cell>
          <table:table-cell table:formula="of:=[.K57]/[.S57]" office:value-type="float" office:value="0.859222653819813" calcext:value-type="float">
            <text:p>0.8592226538</text:p>
          </table:table-cell>
          <table:table-cell table:formula="of:=[.S57]/[.O57]" office:value-type="float" office:value="1.85025149932289" calcext:value-type="float">
            <text:p>1.8502514993</text:p>
          </table:table-cell>
        </table:table-row>
        <table:table-row table:style-name="ro1">
          <table:table-cell office:value-type="string" calcext:value-type="string">
            <text:p>/data-2/gunrock_dataset/large/benchmark/net100/net100.mtx</text:p>
          </table:table-cell>
          <table:table-cell table:number-columns-repeated="2" office:value-type="float" office:value="29920" calcext:value-type="float">
            <text:p>29920</text:p>
          </table:table-cell>
          <table:table-cell office:value-type="float" office:value="2003281" calcext:value-type="float">
            <text:p>2003281</text:p>
          </table:table-cell>
          <table:table-cell office:value-type="float" office:value="66.9546" calcext:value-type="float">
            <text:p>66.9546</text:p>
          </table:table-cell>
          <table:table-cell office:value-type="float" office:value="57.8202" calcext:value-type="float">
            <text:p>57.8202</text:p>
          </table:table-cell>
          <table:table-cell office:value-type="float" office:value="0.863574" calcext:value-type="float">
            <text:p>0.863574</text:p>
          </table:table-cell>
          <table:table-cell office:value-type="float" office:value="0.635015" calcext:value-type="float">
            <text:p>0.635015</text:p>
          </table:table-cell>
          <table:table-cell office:value-type="string" calcext:value-type="string">
            <text:p><text:s/>row split</text:p>
          </table:table-cell>
          <table:table-cell office:value-type="float" office:value="2.70535" calcext:value-type="float">
            <text:p>2.70535</text:p>
          </table:table-cell>
          <table:table-cell office:value-type="float" office:value="94.7825" calcext:value-type="float">
            <text:p>94.7825</text:p>
          </table:table-cell>
          <table:table-cell office:value-type="float" office:value="11.6306" calcext:value-type="float">
            <text:p>11.6306</text:p>
          </table:table-cell>
          <table:table-cell office:value-type="string" calcext:value-type="string">
            <text:p><text:s/>cusparse</text:p>
          </table:table-cell>
          <table:table-cell office:value-type="float" office:value="4.12259" calcext:value-type="float">
            <text:p>4.12259</text:p>
          </table:table-cell>
          <table:table-cell office:value-type="float" office:value="62.1987" calcext:value-type="float">
            <text:p>62.1987</text:p>
          </table:table-cell>
          <table:table-cell office:value-type="float" office:value="7.63233" calcext:value-type="float">
            <text:p>7.63233</text:p>
          </table:table-cell>
          <table:table-cell office:value-type="string" calcext:value-type="string">
            <text:p><text:s/>cusparse2</text:p>
          </table:table-cell>
          <table:table-cell office:value-type="float" office:value="2.47056" calcext:value-type="float">
            <text:p>2.47056</text:p>
          </table:table-cell>
          <table:table-cell office:value-type="float" office:value="103.79" calcext:value-type="float">
            <text:p>103.79</text:p>
          </table:table-cell>
          <table:table-cell office:value-type="float" office:value="12.736" calcext:value-type="float">
            <text:p>12.736</text:p>
          </table:table-cell>
          <table:table-cell table:formula="of:=[.K58]/[.O58]" office:value-type="float" office:value="1.5238662544394" calcext:value-type="float">
            <text:p>1.5238662544</text:p>
          </table:table-cell>
          <table:table-cell table:formula="of:=[.K58]/[.S58]" office:value-type="float" office:value="0.913214182483861" calcext:value-type="float">
            <text:p>0.9132141825</text:p>
          </table:table-cell>
          <table:table-cell table:formula="of:=[.S58]/[.O58]" office:value-type="float" office:value="1.66868439372527" calcext:value-type="float">
            <text:p>1.6686843937</text:p>
          </table:table-cell>
        </table:table-row>
        <table:table-row table:style-name="ro1">
          <table:table-cell office:value-type="string" calcext:value-type="string">
            <text:p>/data-2/gunrock_dataset/large/benchmark/net125/net125.mtx</text:p>
          </table:table-cell>
          <table:table-cell table:number-columns-repeated="2" office:value-type="float" office:value="36720" calcext:value-type="float">
            <text:p>36720</text:p>
          </table:table-cell>
          <table:table-cell office:value-type="float" office:value="2540481" calcext:value-type="float">
            <text:p>2540481</text:p>
          </table:table-cell>
          <table:table-cell office:value-type="float" office:value="69.1852" calcext:value-type="float">
            <text:p>69.1852</text:p>
          </table:table-cell>
          <table:table-cell office:value-type="float" office:value="66.626" calcext:value-type="float">
            <text:p>66.626</text:p>
          </table:table-cell>
          <table:table-cell office:value-type="float" office:value="0.963009" calcext:value-type="float">
            <text:p>0.963009</text:p>
          </table:table-cell>
          <table:table-cell office:value-type="float" office:value="1.13804" calcext:value-type="float">
            <text:p>1.13804</text:p>
          </table:table-cell>
          <table:table-cell office:value-type="string" calcext:value-type="string">
            <text:p><text:s/>row split</text:p>
          </table:table-cell>
          <table:table-cell office:value-type="float" office:value="3.90589" calcext:value-type="float">
            <text:p>3.90589</text:p>
          </table:table-cell>
          <table:table-cell office:value-type="float" office:value="83.2541" calcext:value-type="float">
            <text:p>83.2541</text:p>
          </table:table-cell>
          <table:table-cell office:value-type="float" office:value="10.0544" calcext:value-type="float">
            <text:p>10.0544</text:p>
          </table:table-cell>
          <table:table-cell office:value-type="string" calcext:value-type="string">
            <text:p><text:s/>cusparse</text:p>
          </table:table-cell>
          <table:table-cell office:value-type="float" office:value="5.62599" calcext:value-type="float">
            <text:p>5.62599</text:p>
          </table:table-cell>
          <table:table-cell office:value-type="float" office:value="57.7999" calcext:value-type="float">
            <text:p>57.7999</text:p>
          </table:table-cell>
          <table:table-cell office:value-type="float" office:value="6.98035" calcext:value-type="float">
            <text:p>6.98035</text:p>
          </table:table-cell>
          <table:table-cell office:value-type="string" calcext:value-type="string">
            <text:p><text:s/>cusparse2</text:p>
          </table:table-cell>
          <table:table-cell office:value-type="float" office:value="3.1674" calcext:value-type="float">
            <text:p>3.1674</text:p>
          </table:table-cell>
          <table:table-cell office:value-type="float" office:value="102.665" calcext:value-type="float">
            <text:p>102.665</text:p>
          </table:table-cell>
          <table:table-cell office:value-type="float" office:value="12.3986" calcext:value-type="float">
            <text:p>12.3986</text:p>
          </table:table-cell>
          <table:table-cell table:formula="of:=[.K59]/[.O59]" office:value-type="float" office:value="1.44038484495648" calcext:value-type="float">
            <text:p>1.440384845</text:p>
          </table:table-cell>
          <table:table-cell table:formula="of:=[.K59]/[.S59]" office:value-type="float" office:value="0.810929722885112" calcext:value-type="float">
            <text:p>0.8109297229</text:p>
          </table:table-cell>
          <table:table-cell table:formula="of:=[.S59]/[.O59]" office:value-type="float" office:value="1.77621414569921" calcext:value-type="float">
            <text:p>1.7762141457</text:p>
          </table:table-cell>
        </table:table-row>
        <table:table-row table:style-name="ro1">
          <table:table-cell office:value-type="string" calcext:value-type="string">
            <text:p>/data-2/gunrock_dataset/large/benchmark/TSOPF_RS_b300_c2/TSOPF_RS_b300_c2.mtx</text:p>
          </table:table-cell>
          <table:table-cell table:number-columns-repeated="2" office:value-type="float" office:value="28338" calcext:value-type="float">
            <text:p>28338</text:p>
          </table:table-cell>
          <table:table-cell office:value-type="float" office:value="2943887" calcext:value-type="float">
            <text:p>2943887</text:p>
          </table:table-cell>
          <table:table-cell office:value-type="float" office:value="103.885" calcext:value-type="float">
            <text:p>103.885</text:p>
          </table:table-cell>
          <table:table-cell office:value-type="float" office:value="102.405" calcext:value-type="float">
            <text:p>102.405</text:p>
          </table:table-cell>
          <table:table-cell office:value-type="float" office:value="0.985752" calcext:value-type="float">
            <text:p>0.985752</text:p>
          </table:table-cell>
          <table:table-cell office:value-type="float" office:value="0.0519982" calcext:value-type="float">
            <text:p>0.0519982</text:p>
          </table:table-cell>
          <table:table-cell office:value-type="string" calcext:value-type="string">
            <text:p><text:s/>row split</text:p>
          </table:table-cell>
          <table:table-cell office:value-type="float" office:value="2.57312" calcext:value-type="float">
            <text:p>2.57312</text:p>
          </table:table-cell>
          <table:table-cell office:value-type="float" office:value="146.444" calcext:value-type="float">
            <text:p>146.444</text:p>
          </table:table-cell>
          <table:table-cell office:value-type="float" office:value="14.8355" calcext:value-type="float">
            <text:p>14.8355</text:p>
          </table:table-cell>
          <table:table-cell office:value-type="string" calcext:value-type="string">
            <text:p><text:s/>cusparse</text:p>
          </table:table-cell>
          <table:table-cell office:value-type="float" office:value="3.94841" calcext:value-type="float">
            <text:p>3.94841</text:p>
          </table:table-cell>
          <table:table-cell office:value-type="float" office:value="95.4352" calcext:value-type="float">
            <text:p>95.4352</text:p>
          </table:table-cell>
          <table:table-cell office:value-type="float" office:value="9.66806" calcext:value-type="float">
            <text:p>9.66806</text:p>
          </table:table-cell>
          <table:table-cell office:value-type="string" calcext:value-type="string">
            <text:p><text:s/>cusparse2</text:p>
          </table:table-cell>
          <table:table-cell office:value-type="float" office:value="3.2671" calcext:value-type="float">
            <text:p>3.2671</text:p>
          </table:table-cell>
          <table:table-cell office:value-type="float" office:value="115.337" calcext:value-type="float">
            <text:p>115.337</text:p>
          </table:table-cell>
          <table:table-cell office:value-type="float" office:value="11.6842" calcext:value-type="float">
            <text:p>11.6842</text:p>
          </table:table-cell>
          <table:table-cell table:formula="of:=[.K60]/[.O60]" office:value-type="float" office:value="1.53448622730397" calcext:value-type="float">
            <text:p>1.5344862273</text:p>
          </table:table-cell>
          <table:table-cell table:formula="of:=[.K60]/[.S60]" office:value-type="float" office:value="1.26970529838647" calcext:value-type="float">
            <text:p>1.2697052984</text:p>
          </table:table-cell>
          <table:table-cell table:formula="of:=[.S60]/[.O60]" office:value-type="float" office:value="1.20853731118078" calcext:value-type="float">
            <text:p>1.2085373112</text:p>
          </table:table-cell>
        </table:table-row>
        <table:table-row table:style-name="ro1">
          <table:table-cell office:value-type="string" calcext:value-type="string">
            <text:p>/data-2/gunrock_dataset/large/benchmark/TSC_OPF_1047/TSC_OPF_1047.mtx</text:p>
          </table:table-cell>
          <table:table-cell table:number-columns-repeated="2" office:value-type="float" office:value="8140" calcext:value-type="float">
            <text:p>8140</text:p>
          </table:table-cell>
          <table:table-cell office:value-type="float" office:value="2008763" calcext:value-type="float">
            <text:p>2008763</text:p>
          </table:table-cell>
          <table:table-cell office:value-type="float" office:value="246.777" calcext:value-type="float">
            <text:p>246.777</text:p>
          </table:table-cell>
          <table:table-cell office:value-type="float" office:value="323.646" calcext:value-type="float">
            <text:p>323.646</text:p>
          </table:table-cell>
          <table:table-cell office:value-type="float" office:value="1.31149" calcext:value-type="float">
            <text:p>1.31149</text:p>
          </table:table-cell>
          <table:table-cell office:value-type="float" office:value="1.34163" calcext:value-type="float">
            <text:p>1.34163</text:p>
          </table:table-cell>
          <table:table-cell office:value-type="string" calcext:value-type="string">
            <text:p><text:s/>row split</text:p>
          </table:table-cell>
          <table:table-cell office:value-type="float" office:value="1.51624" calcext:value-type="float">
            <text:p>1.51624</text:p>
          </table:table-cell>
          <table:table-cell office:value-type="float" office:value="169.578" calcext:value-type="float">
            <text:p>169.578</text:p>
          </table:table-cell>
          <table:table-cell office:value-type="float" office:value="13.3688" calcext:value-type="float">
            <text:p>13.3688</text:p>
          </table:table-cell>
          <table:table-cell office:value-type="string" calcext:value-type="string">
            <text:p><text:s/>cusparse</text:p>
          </table:table-cell>
          <table:table-cell office:value-type="float" office:value="2.52844" calcext:value-type="float">
            <text:p>2.52844</text:p>
          </table:table-cell>
          <table:table-cell office:value-type="float" office:value="101.692" calcext:value-type="float">
            <text:p>101.692</text:p>
          </table:table-cell>
          <table:table-cell office:value-type="float" office:value="8.01695" calcext:value-type="float">
            <text:p>8.01695</text:p>
          </table:table-cell>
          <table:table-cell office:value-type="string" calcext:value-type="string">
            <text:p><text:s/>cusparse2</text:p>
          </table:table-cell>
          <table:table-cell office:value-type="float" office:value="2.61356" calcext:value-type="float">
            <text:p>2.61356</text:p>
          </table:table-cell>
          <table:table-cell office:value-type="float" office:value="98.3799" calcext:value-type="float">
            <text:p>98.3799</text:p>
          </table:table-cell>
          <table:table-cell office:value-type="float" office:value="7.75584" calcext:value-type="float">
            <text:p>7.75584</text:p>
          </table:table-cell>
          <table:table-cell table:formula="of:=[.K61]/[.O61]" office:value-type="float" office:value="1.66756480352437" calcext:value-type="float">
            <text:p>1.6675648035</text:p>
          </table:table-cell>
          <table:table-cell table:formula="of:=[.K61]/[.S61]" office:value-type="float" office:value="1.72370575696865" calcext:value-type="float">
            <text:p>1.723705757</text:p>
          </table:table-cell>
          <table:table-cell table:formula="of:=[.S61]/[.O61]" office:value-type="float" office:value="0.967430082995713" calcext:value-type="float">
            <text:p>0.967430083</text:p>
          </table:table-cell>
        </table:table-row>
        <table:table-row table:style-name="ro1">
          <table:table-cell office:value-type="string" calcext:value-type="string">
            <text:p>/data-2/gunrock_dataset/large/benchmark/web-Stanford/web-Stanford.mtx</text:p>
          </table:table-cell>
          <table:table-cell table:number-columns-repeated="2" office:value-type="float" office:value="281903" calcext:value-type="float">
            <text:p>281903</text:p>
          </table:table-cell>
          <table:table-cell office:value-type="float" office:value="2312497" calcext:value-type="float">
            <text:p>2312497</text:p>
          </table:table-cell>
          <table:table-cell office:value-type="float" office:value="8.20317" calcext:value-type="float">
            <text:p>8.20317</text:p>
          </table:table-cell>
          <table:table-cell office:value-type="float" office:value="11.3114" calcext:value-type="float">
            <text:p>11.3114</text:p>
          </table:table-cell>
          <table:table-cell office:value-type="float" office:value="1.37891" calcext:value-type="float">
            <text:p>1.37891</text:p>
          </table:table-cell>
          <table:table-cell office:value-type="float" office:value="5.37693" calcext:value-type="float">
            <text:p>5.37693</text:p>
          </table:table-cell>
          <table:table-cell office:value-type="string" calcext:value-type="string">
            <text:p><text:s/>row split</text:p>
          </table:table-cell>
          <table:table-cell office:value-type="float" office:value="12.4492" calcext:value-type="float">
            <text:p>12.4492</text:p>
          </table:table-cell>
          <table:table-cell office:value-type="float" office:value="23.7766" calcext:value-type="float">
            <text:p>23.7766</text:p>
          </table:table-cell>
          <table:table-cell office:value-type="float" office:value="13.1705" calcext:value-type="float">
            <text:p>13.1705</text:p>
          </table:table-cell>
          <table:table-cell office:value-type="string" calcext:value-type="string">
            <text:p><text:s/>cusparse</text:p>
          </table:table-cell>
          <table:table-cell office:value-type="float" office:value="50.2003" calcext:value-type="float">
            <text:p>50.2003</text:p>
          </table:table-cell>
          <table:table-cell office:value-type="float" office:value="5.89637" calcext:value-type="float">
            <text:p>5.89637</text:p>
          </table:table-cell>
          <table:table-cell office:value-type="float" office:value="3.26615" calcext:value-type="float">
            <text:p>3.26615</text:p>
          </table:table-cell>
          <table:table-cell office:value-type="string" calcext:value-type="string">
            <text:p><text:s/>cusparse2</text:p>
          </table:table-cell>
          <table:table-cell office:value-type="float" office:value="9.61249" calcext:value-type="float">
            <text:p>9.61249</text:p>
          </table:table-cell>
          <table:table-cell office:value-type="float" office:value="30.7932" calcext:value-type="float">
            <text:p>30.7932</text:p>
          </table:table-cell>
          <table:table-cell office:value-type="float" office:value="17.0572" calcext:value-type="float">
            <text:p>17.0572</text:p>
          </table:table-cell>
          <table:table-cell table:formula="of:=[.K62]/[.O62]" office:value-type="float" office:value="4.03241316267466" calcext:value-type="float">
            <text:p>4.0324131627</text:p>
          </table:table-cell>
          <table:table-cell table:formula="of:=[.K62]/[.S62]" office:value-type="float" office:value="0.772138004494499" calcext:value-type="float">
            <text:p>0.7721380045</text:p>
          </table:table-cell>
          <table:table-cell table:formula="of:=[.S62]/[.O62]" office:value-type="float" office:value="5.2223995441263" calcext:value-type="float">
            <text:p>5.2223995441</text:p>
          </table:table-cell>
        </table:table-row>
        <table:table-row table:style-name="ro1">
          <table:table-cell office:value-type="string" calcext:value-type="string">
            <text:p>/data-2/gunrock_dataset/large/benchmark/exdata_1/exdata_1.mtx</text:p>
          </table:table-cell>
          <table:table-cell table:number-columns-repeated="2" office:value-type="float" office:value="6001" calcext:value-type="float">
            <text:p>6001</text:p>
          </table:table-cell>
          <table:table-cell office:value-type="float" office:value="2263501" calcext:value-type="float">
            <text:p>2263501</text:p>
          </table:table-cell>
          <table:table-cell office:value-type="float" office:value="377.187" calcext:value-type="float">
            <text:p>377.187</text:p>
          </table:table-cell>
          <table:table-cell office:value-type="float" office:value="649.627" calcext:value-type="float">
            <text:p>649.627</text:p>
          </table:table-cell>
          <table:table-cell office:value-type="float" office:value="1.72229" calcext:value-type="float">
            <text:p>1.72229</text:p>
          </table:table-cell>
          <table:table-cell office:value-type="float" office:value="1.15393" calcext:value-type="float">
            <text:p>1.15393</text:p>
          </table:table-cell>
          <table:table-cell office:value-type="string" calcext:value-type="string">
            <text:p><text:s/>row split</text:p>
          </table:table-cell>
          <table:table-cell office:value-type="float" office:value="1.50238" calcext:value-type="float">
            <text:p>1.50238</text:p>
          </table:table-cell>
          <table:table-cell office:value-type="float" office:value="192.846" calcext:value-type="float">
            <text:p>192.846</text:p>
          </table:table-cell>
          <table:table-cell office:value-type="float" office:value="14.1139" calcext:value-type="float">
            <text:p>14.1139</text:p>
          </table:table-cell>
          <table:table-cell office:value-type="string" calcext:value-type="string">
            <text:p><text:s/>cusparse</text:p>
          </table:table-cell>
          <table:table-cell office:value-type="float" office:value="2.42873" calcext:value-type="float">
            <text:p>2.42873</text:p>
          </table:table-cell>
          <table:table-cell office:value-type="float" office:value="119.292" calcext:value-type="float">
            <text:p>119.292</text:p>
          </table:table-cell>
          <table:table-cell office:value-type="float" office:value="8.73072" calcext:value-type="float">
            <text:p>8.73072</text:p>
          </table:table-cell>
          <table:table-cell office:value-type="string" calcext:value-type="string">
            <text:p><text:s/>cusparse2</text:p>
          </table:table-cell>
          <table:table-cell office:value-type="float" office:value="2.73447" calcext:value-type="float">
            <text:p>2.73447</text:p>
          </table:table-cell>
          <table:table-cell office:value-type="float" office:value="105.954" calcext:value-type="float">
            <text:p>105.954</text:p>
          </table:table-cell>
          <table:table-cell office:value-type="float" office:value="7.75452" calcext:value-type="float">
            <text:p>7.75452</text:p>
          </table:table-cell>
          <table:table-cell table:formula="of:=[.K63]/[.O63]" office:value-type="float" office:value="1.6165878684237" calcext:value-type="float">
            <text:p>1.6165878684</text:p>
          </table:table-cell>
          <table:table-cell table:formula="of:=[.K63]/[.S63]" office:value-type="float" office:value="1.820091737924" calcext:value-type="float">
            <text:p>1.8200917379</text:p>
          </table:table-cell>
          <table:table-cell table:formula="of:=[.S63]/[.O63]" office:value-type="float" office:value="0.88819032290514" calcext:value-type="float">
            <text:p>0.8881903229</text:p>
          </table:table-cell>
        </table:table-row>
        <table:table-row table:style-name="ro1">
          <table:table-cell office:value-type="string" calcext:value-type="string">
            <text:p>/data-2/gunrock_dataset/large/benchmark/citationCiteseer/citationCiteseer.mtx</text:p>
          </table:table-cell>
          <table:table-cell table:number-columns-repeated="2" office:value-type="float" office:value="268495" calcext:value-type="float">
            <text:p>268495</text:p>
          </table:table-cell>
          <table:table-cell office:value-type="float" office:value="2313294" calcext:value-type="float">
            <text:p>2313294</text:p>
          </table:table-cell>
          <table:table-cell office:value-type="float" office:value="8.61578" calcext:value-type="float">
            <text:p>8.61578</text:p>
          </table:table-cell>
          <table:table-cell office:value-type="float" office:value="16.2825" calcext:value-type="float">
            <text:p>16.2825</text:p>
          </table:table-cell>
          <table:table-cell office:value-type="float" office:value="1.88984" calcext:value-type="float">
            <text:p>1.88984</text:p>
          </table:table-cell>
          <table:table-cell office:value-type="float" office:value="17.7068" calcext:value-type="float">
            <text:p>17.7068</text:p>
          </table:table-cell>
          <table:table-cell office:value-type="string" calcext:value-type="string">
            <text:p><text:s/>row split</text:p>
          </table:table-cell>
          <table:table-cell office:value-type="float" office:value="13.3719" calcext:value-type="float">
            <text:p>13.3719</text:p>
          </table:table-cell>
          <table:table-cell office:value-type="float" office:value="22.1436" calcext:value-type="float">
            <text:p>22.1436</text:p>
          </table:table-cell>
          <table:table-cell office:value-type="float" office:value="11.7448" calcext:value-type="float">
            <text:p>11.7448</text:p>
          </table:table-cell>
          <table:table-cell office:value-type="string" calcext:value-type="string">
            <text:p><text:s/>cusparse</text:p>
          </table:table-cell>
          <table:table-cell office:value-type="float" office:value="71.9364" calcext:value-type="float">
            <text:p>71.9364</text:p>
          </table:table-cell>
          <table:table-cell office:value-type="float" office:value="4.11616" calcext:value-type="float">
            <text:p>4.11616</text:p>
          </table:table-cell>
          <table:table-cell office:value-type="float" office:value="2.18318" calcext:value-type="float">
            <text:p>2.18318</text:p>
          </table:table-cell>
          <table:table-cell office:value-type="string" calcext:value-type="string">
            <text:p><text:s/>cusparse2</text:p>
          </table:table-cell>
          <table:table-cell office:value-type="float" office:value="10.076" calcext:value-type="float">
            <text:p>10.076</text:p>
          </table:table-cell>
          <table:table-cell office:value-type="float" office:value="29.3868" calcext:value-type="float">
            <text:p>29.3868</text:p>
          </table:table-cell>
          <table:table-cell office:value-type="float" office:value="15.5865" calcext:value-type="float">
            <text:p>15.5865</text:p>
          </table:table-cell>
          <table:table-cell table:formula="of:=[.K64]/[.O64]" office:value-type="float" office:value="5.379674259504" calcext:value-type="float">
            <text:p>5.3796742595</text:p>
          </table:table-cell>
          <table:table-cell table:formula="of:=[.K64]/[.S64]" office:value-type="float" office:value="0.753521989464658" calcext:value-type="float">
            <text:p>0.7535219895</text:p>
          </table:table-cell>
          <table:table-cell table:formula="of:=[.S64]/[.O64]" office:value-type="float" office:value="7.13937261914017" calcext:value-type="float">
            <text:p>7.1393726191</text:p>
          </table:table-cell>
        </table:table-row>
        <table:table-row table:style-name="ro1">
          <table:table-cell office:value-type="string" calcext:value-type="string">
            <text:p>/data-2/gunrock_dataset/large/benchmark/neos3/neos3.mtx</text:p>
          </table:table-cell>
          <table:table-cell office:value-type="float" office:value="512209" calcext:value-type="float">
            <text:p>512209</text:p>
          </table:table-cell>
          <table:table-cell office:value-type="float" office:value="518832" calcext:value-type="float">
            <text:p>518832</text:p>
          </table:table-cell>
          <table:table-cell office:value-type="float" office:value="2055024" calcext:value-type="float">
            <text:p>2055024</text:p>
          </table:table-cell>
          <table:table-cell office:value-type="float" office:value="4.01208" calcext:value-type="float">
            <text:p>4.01208</text:p>
          </table:table-cell>
          <table:table-cell office:value-type="float" office:value="9.04866" calcext:value-type="float">
            <text:p>9.04866</text:p>
          </table:table-cell>
          <table:table-cell office:value-type="float" office:value="2.25535" calcext:value-type="float">
            <text:p>2.25535</text:p>
          </table:table-cell>
          <table:table-cell office:value-type="float" office:value="715.678" calcext:value-type="float">
            <text:p>715.678</text:p>
          </table:table-cell>
          <table:table-cell office:value-type="string" calcext:value-type="string">
            <text:p><text:s/>row split</text:p>
          </table:table-cell>
          <table:table-cell office:value-type="float" office:value="20.5073" calcext:value-type="float">
            <text:p>20.5073</text:p>
          </table:table-cell>
          <table:table-cell office:value-type="float" office:value="12.8268" calcext:value-type="float">
            <text:p>12.8268</text:p>
          </table:table-cell>
          <table:table-cell office:value-type="float" office:value="13.6897" calcext:value-type="float">
            <text:p>13.6897</text:p>
          </table:table-cell>
          <table:table-cell office:value-type="string" calcext:value-type="string">
            <text:p><text:s/>cusparse</text:p>
          </table:table-cell>
          <table:table-cell office:value-type="float" office:value="7.32378" calcext:value-type="float">
            <text:p>7.32378</text:p>
          </table:table-cell>
          <table:table-cell office:value-type="float" office:value="35.9163" calcext:value-type="float">
            <text:p>35.9163</text:p>
          </table:table-cell>
          <table:table-cell office:value-type="float" office:value="38.3327" calcext:value-type="float">
            <text:p>38.3327</text:p>
          </table:table-cell>
          <table:table-cell office:value-type="string" calcext:value-type="string">
            <text:p><text:s/>cusparse2</text:p>
          </table:table-cell>
          <table:table-cell office:value-type="float" office:value="6.19311" calcext:value-type="float">
            <text:p>6.19311</text:p>
          </table:table-cell>
          <table:table-cell office:value-type="float" office:value="42.4735" calcext:value-type="float">
            <text:p>42.4735</text:p>
          </table:table-cell>
          <table:table-cell office:value-type="float" office:value="45.331" calcext:value-type="float">
            <text:p>45.331</text:p>
          </table:table-cell>
          <table:table-cell table:formula="of:=[.K65]/[.O65]" office:value-type="float" office:value="0.357130328012629" calcext:value-type="float">
            <text:p>0.357130328</text:p>
          </table:table-cell>
          <table:table-cell table:formula="of:=[.K65]/[.S65]" office:value-type="float" office:value="0.301995361813837" calcext:value-type="float">
            <text:p>0.3019953618</text:p>
          </table:table-cell>
          <table:table-cell table:formula="of:=[.S65]/[.O65]" office:value-type="float" office:value="1.18256891717688" calcext:value-type="float">
            <text:p>1.1825689172</text:p>
          </table:table-cell>
        </table:table-row>
        <table:table-row table:style-name="ro1">
          <table:table-cell office:value-type="string" calcext:value-type="string">
            <text:p>/data-2/gunrock_dataset/large/benchmark/net4-1/net4-1.mtx</text:p>
          </table:table-cell>
          <table:table-cell table:number-columns-repeated="2" office:value-type="float" office:value="88343" calcext:value-type="float">
            <text:p>88343</text:p>
          </table:table-cell>
          <table:table-cell office:value-type="float" office:value="2353385" calcext:value-type="float">
            <text:p>2353385</text:p>
          </table:table-cell>
          <table:table-cell office:value-type="float" office:value="26.6392" calcext:value-type="float">
            <text:p>26.6392</text:p>
          </table:table-cell>
          <table:table-cell office:value-type="float" office:value="85.3028" calcext:value-type="float">
            <text:p>85.3028</text:p>
          </table:table-cell>
          <table:table-cell office:value-type="float" office:value="3.20216" calcext:value-type="float">
            <text:p>3.20216</text:p>
          </table:table-cell>
          <table:table-cell office:value-type="float" office:value="50.2176" calcext:value-type="float">
            <text:p>50.2176</text:p>
          </table:table-cell>
          <table:table-cell office:value-type="string" calcext:value-type="string">
            <text:p><text:s/>row split</text:p>
          </table:table-cell>
          <table:table-cell office:value-type="float" office:value="4.08105" calcext:value-type="float">
            <text:p>4.08105</text:p>
          </table:table-cell>
          <table:table-cell office:value-type="float" office:value="73.8126" calcext:value-type="float">
            <text:p>73.8126</text:p>
          </table:table-cell>
          <table:table-cell office:value-type="float" office:value="15.7832" calcext:value-type="float">
            <text:p>15.7832</text:p>
          </table:table-cell>
          <table:table-cell office:value-type="string" calcext:value-type="string">
            <text:p><text:s/>cusparse</text:p>
          </table:table-cell>
          <table:table-cell office:value-type="float" office:value="7.77157" calcext:value-type="float">
            <text:p>7.77157</text:p>
          </table:table-cell>
          <table:table-cell office:value-type="float" office:value="38.7609" calcext:value-type="float">
            <text:p>38.7609</text:p>
          </table:table-cell>
          <table:table-cell office:value-type="float" office:value="8.28816" calcext:value-type="float">
            <text:p>8.28816</text:p>
          </table:table-cell>
          <table:table-cell office:value-type="string" calcext:value-type="string">
            <text:p><text:s/>cusparse2</text:p>
          </table:table-cell>
          <table:table-cell office:value-type="float" office:value="3.61583" calcext:value-type="float">
            <text:p>3.61583</text:p>
          </table:table-cell>
          <table:table-cell office:value-type="float" office:value="83.3096" calcext:value-type="float">
            <text:p>83.3096</text:p>
          </table:table-cell>
          <table:table-cell office:value-type="float" office:value="17.8139" calcext:value-type="float">
            <text:p>17.8139</text:p>
          </table:table-cell>
          <table:table-cell table:formula="of:=[.K66]/[.O66]" office:value-type="float" office:value="1.90430562757831" calcext:value-type="float">
            <text:p>1.9043056276</text:p>
          </table:table-cell>
          <table:table-cell table:formula="of:=[.K66]/[.S66]" office:value-type="float" office:value="0.886003533806428" calcext:value-type="float">
            <text:p>0.8860035338</text:p>
          </table:table-cell>
          <table:table-cell table:formula="of:=[.S66]/[.O66]" office:value-type="float" office:value="2.14932057821155" calcext:value-type="float">
            <text:p>2.1493205782</text:p>
          </table:table-cell>
        </table:table-row>
        <table:table-row table:style-name="ro1">
          <table:table-cell office:value-type="string" calcext:value-type="string">
            <text:p>/data-2/gunrock_dataset/large/benchmark/gupta1/gupta1.mtx</text:p>
          </table:table-cell>
          <table:table-cell table:number-columns-repeated="2" office:value-type="float" office:value="31802" calcext:value-type="float">
            <text:p>31802</text:p>
          </table:table-cell>
          <table:table-cell office:value-type="float" office:value="2132409" calcext:value-type="float">
            <text:p>2132409</text:p>
          </table:table-cell>
          <table:table-cell office:value-type="float" office:value="67.0527" calcext:value-type="float">
            <text:p>67.0527</text:p>
          </table:table-cell>
          <table:table-cell office:value-type="float" office:value="360.303" calcext:value-type="float">
            <text:p>360.303</text:p>
          </table:table-cell>
          <table:table-cell office:value-type="float" office:value="5.37343" calcext:value-type="float">
            <text:p>5.37343</text:p>
          </table:table-cell>
          <table:table-cell office:value-type="float" office:value="15.9953" calcext:value-type="float">
            <text:p>15.9953</text:p>
          </table:table-cell>
          <table:table-cell office:value-type="string" calcext:value-type="string">
            <text:p><text:s/>row split</text:p>
          </table:table-cell>
          <table:table-cell office:value-type="float" office:value="3.23998" calcext:value-type="float">
            <text:p>3.23998</text:p>
          </table:table-cell>
          <table:table-cell office:value-type="float" office:value="84.2439" calcext:value-type="float">
            <text:p>84.2439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<text:s/>cusparse</text:p>
          </table:table-cell>
          <table:table-cell office:value-type="float" office:value="6.25648" calcext:value-type="float">
            <text:p>6.25648</text:p>
          </table:table-cell>
          <table:table-cell office:value-type="float" office:value="43.6265" calcext:value-type="float">
            <text:p>43.6265</text:p>
          </table:table-cell>
          <table:table-cell office:value-type="float" office:value="5.34951" calcext:value-type="float">
            <text:p>5.34951</text:p>
          </table:table-cell>
          <table:table-cell office:value-type="string" calcext:value-type="string">
            <text:p><text:s/>cusparse2</text:p>
          </table:table-cell>
          <table:table-cell office:value-type="float" office:value="4.53281" calcext:value-type="float">
            <text:p>4.53281</text:p>
          </table:table-cell>
          <table:table-cell office:value-type="float" office:value="60.2162" calcext:value-type="float">
            <text:p>60.2162</text:p>
          </table:table-cell>
          <table:table-cell office:value-type="float" office:value="7.38375" calcext:value-type="float">
            <text:p>7.38375</text:p>
          </table:table-cell>
          <table:table-cell table:formula="of:=[.K67]/[.O67]" office:value-type="float" office:value="1.93102586730542" calcext:value-type="float">
            <text:p>1.9310258673</text:p>
          </table:table-cell>
          <table:table-cell table:formula="of:=[.K67]/[.S67]" office:value-type="float" office:value="1.39902385072456" calcext:value-type="float">
            <text:p>1.3990238507</text:p>
          </table:table-cell>
          <table:table-cell table:formula="of:=[.S67]/[.O67]" office:value-type="float" office:value="1.38026658109177" calcext:value-type="float">
            <text:p>1.3802665811</text:p>
          </table:table-cell>
        </table:table-row>
        <table:table-row table:style-name="ro1">
          <table:table-cell office:value-type="string" calcext:value-type="string">
            <text:p>/data-2/gunrock_dataset/large/benchmark/c-big/c-big.mtx</text:p>
          </table:table-cell>
          <table:table-cell table:number-columns-repeated="2" office:value-type="float" office:value="345241" calcext:value-type="float">
            <text:p>345241</text:p>
          </table:table-cell>
          <table:table-cell office:value-type="float" office:value="1995771" calcext:value-type="float">
            <text:p>1995771</text:p>
          </table:table-cell>
          <table:table-cell office:value-type="float" office:value="5.78081" calcext:value-type="float">
            <text:p>5.78081</text:p>
          </table:table-cell>
          <table:table-cell office:value-type="float" office:value="36.4441" calcext:value-type="float">
            <text:p>36.4441</text:p>
          </table:table-cell>
          <table:table-cell office:value-type="float" office:value="6.30434" calcext:value-type="float">
            <text:p>6.30434</text:p>
          </table:table-cell>
          <table:table-cell office:value-type="float" office:value="468.091" calcext:value-type="float">
            <text:p>468.091</text:p>
          </table:table-cell>
          <table:table-cell office:value-type="string" calcext:value-type="string">
            <text:p><text:s/>row split</text:p>
          </table:table-cell>
          <table:table-cell office:value-type="float" office:value="17.622" calcext:value-type="float">
            <text:p>17.622</text:p>
          </table:table-cell>
          <table:table-cell office:value-type="float" office:value="14.4966" calcext:value-type="float">
            <text:p>14.4966</text:p>
          </table:table-cell>
          <table:table-cell office:value-type="float" office:value="11.0152" calcext:value-type="float">
            <text:p>11.0152</text:p>
          </table:table-cell>
          <table:table-cell office:value-type="string" calcext:value-type="string">
            <text:p><text:s/>cusparse</text:p>
          </table:table-cell>
          <table:table-cell office:value-type="float" office:value="8.65221" calcext:value-type="float">
            <text:p>8.65221</text:p>
          </table:table-cell>
          <table:table-cell office:value-type="float" office:value="29.5252" calcext:value-type="float">
            <text:p>29.5252</text:p>
          </table:table-cell>
          <table:table-cell office:value-type="float" office:value="22.4348" calcext:value-type="float">
            <text:p>22.4348</text:p>
          </table:table-cell>
          <table:table-cell office:value-type="string" calcext:value-type="string">
            <text:p><text:s/>cusparse2</text:p>
          </table:table-cell>
          <table:table-cell office:value-type="float" office:value="6.72802" calcext:value-type="float">
            <text:p>6.72802</text:p>
          </table:table-cell>
          <table:table-cell office:value-type="float" office:value="37.9694" calcext:value-type="float">
            <text:p>37.9694</text:p>
          </table:table-cell>
          <table:table-cell office:value-type="float" office:value="28.8511" calcext:value-type="float">
            <text:p>28.8511</text:p>
          </table:table-cell>
          <table:table-cell table:formula="of:=[.K68]/[.O68]" office:value-type="float" office:value="0.490990746887405" calcext:value-type="float">
            <text:p>0.4909907469</text:p>
          </table:table-cell>
          <table:table-cell table:formula="of:=[.K68]/[.S68]" office:value-type="float" office:value="0.38179692067823" calcext:value-type="float">
            <text:p>0.3817969207</text:p>
          </table:table-cell>
          <table:table-cell table:formula="of:=[.S68]/[.O68]" office:value-type="float" office:value="1.28599975614052" calcext:value-type="float">
            <text:p>1.2859997561</text:p>
          </table:table-cell>
        </table:table-row>
        <table:table-row table:style-name="ro1">
          <table:table-cell office:value-type="string" calcext:value-type="string">
            <text:p>/data-2/gunrock_dataset/large/benchmark/wheel_601/wheel_601.mtx</text:p>
          </table:table-cell>
          <table:table-cell office:value-type="float" office:value="902103" calcext:value-type="float">
            <text:p>902103</text:p>
          </table:table-cell>
          <table:table-cell office:value-type="float" office:value="723605" calcext:value-type="float">
            <text:p>723605</text:p>
          </table:table-cell>
          <table:table-cell office:value-type="float" office:value="2170814" calcext:value-type="float">
            <text:p>2170814</text:p>
          </table:table-cell>
          <table:table-cell office:value-type="float" office:value="2.40639" calcext:value-type="float">
            <text:p>2.40639</text:p>
          </table:table-cell>
          <table:table-cell office:value-type="float" office:value="15.5202" calcext:value-type="float">
            <text:p>15.5202</text:p>
          </table:table-cell>
          <table:table-cell office:value-type="float" office:value="6.44958" calcext:value-type="float">
            <text:p>6.44958</text:p>
          </table:table-cell>
          <table:table-cell office:value-type="float" office:value="38.4778" calcext:value-type="float">
            <text:p>38.4778</text:p>
          </table:table-cell>
          <table:table-cell office:value-type="string" calcext:value-type="string">
            <text:p><text:s/>row split</text:p>
          </table:table-cell>
          <table:table-cell office:value-type="float" office:value="36.4042" calcext:value-type="float">
            <text:p>36.4042</text:p>
          </table:table-cell>
          <table:table-cell office:value-type="float" office:value="7.63276" calcext:value-type="float">
            <text:p>7.63276</text:p>
          </table:table-cell>
          <table:table-cell office:value-type="float" office:value="13.2636" calcext:value-type="float">
            <text:p>13.2636</text:p>
          </table:table-cell>
          <table:table-cell office:value-type="string" calcext:value-type="string">
            <text:p><text:s/>cusparse</text:p>
          </table:table-cell>
          <table:table-cell office:value-type="float" office:value="17.8227" calcext:value-type="float">
            <text:p>17.8227</text:p>
          </table:table-cell>
          <table:table-cell office:value-type="float" office:value="15.5905" calcext:value-type="float">
            <text:p>15.5905</text:p>
          </table:table-cell>
          <table:table-cell office:value-type="float" office:value="27.0919" calcext:value-type="float">
            <text:p>27.0919</text:p>
          </table:table-cell>
          <table:table-cell office:value-type="string" calcext:value-type="string">
            <text:p><text:s/>cusparse2</text:p>
          </table:table-cell>
          <table:table-cell office:value-type="float" office:value="10.7299" calcext:value-type="float">
            <text:p>10.7299</text:p>
          </table:table-cell>
          <table:table-cell office:value-type="float" office:value="25.8962" calcext:value-type="float">
            <text:p>25.8962</text:p>
          </table:table-cell>
          <table:table-cell office:value-type="float" office:value="45.0005" calcext:value-type="float">
            <text:p>45.0005</text:p>
          </table:table-cell>
          <table:table-cell table:formula="of:=[.K69]/[.O69]" office:value-type="float" office:value="0.489577627401302" calcext:value-type="float">
            <text:p>0.4895776274</text:p>
          </table:table-cell>
          <table:table-cell table:formula="of:=[.K69]/[.S69]" office:value-type="float" office:value="0.294744402653671" calcext:value-type="float">
            <text:p>0.2947444027</text:p>
          </table:table-cell>
          <table:table-cell table:formula="of:=[.S69]/[.O69]" office:value-type="float" office:value="1.66102434174658" calcext:value-type="float">
            <text:p>1.6610243417</text:p>
          </table:table-cell>
        </table:table-row>
        <table:table-row table:style-name="ro1">
          <table:table-cell office:value-type="string" calcext:value-type="string">
            <text:p>/data-2/gunrock_dataset/large/benchmark/TSOPF_FS_b162_c4/TSOPF_FS_b162_c4.mtx</text:p>
          </table:table-cell>
          <table:table-cell table:number-columns-repeated="2" office:value-type="float" office:value="40798" calcext:value-type="float">
            <text:p>40798</text:p>
          </table:table-cell>
          <table:table-cell office:value-type="float" office:value="2387797" calcext:value-type="float">
            <text:p>2387797</text:p>
          </table:table-cell>
          <table:table-cell office:value-type="float" office:value="58.5273" calcext:value-type="float">
            <text:p>58.5273</text:p>
          </table:table-cell>
          <table:table-cell office:value-type="float" office:value="495.417" calcext:value-type="float">
            <text:p>495.417</text:p>
          </table:table-cell>
          <table:table-cell office:value-type="float" office:value="8.46471" calcext:value-type="float">
            <text:p>8.46471</text:p>
          </table:table-cell>
          <table:table-cell office:value-type="float" office:value="39.88" calcext:value-type="float">
            <text:p>39.88</text:p>
          </table:table-cell>
          <table:table-cell office:value-type="string" calcext:value-type="string">
            <text:p><text:s/>row split</text:p>
          </table:table-cell>
          <table:table-cell office:value-type="float" office:value="3.80019" calcext:value-type="float">
            <text:p>3.80019</text:p>
          </table:table-cell>
          <table:table-cell office:value-type="float" office:value="80.427" calcext:value-type="float">
            <text:p>80.427</text:p>
          </table:table-cell>
          <table:table-cell office:value-type="float" office:value="10.5663" calcext:value-type="float">
            <text:p>10.5663</text:p>
          </table:table-cell>
          <table:table-cell office:value-type="string" calcext:value-type="string">
            <text:p><text:s/>cusparse</text:p>
          </table:table-cell>
          <table:table-cell office:value-type="float" office:value="7.47409" calcext:value-type="float">
            <text:p>7.47409</text:p>
          </table:table-cell>
          <table:table-cell office:value-type="float" office:value="40.893" calcext:value-type="float">
            <text:p>40.893</text:p>
          </table:table-cell>
          <table:table-cell office:value-type="float" office:value="5.37245" calcext:value-type="float">
            <text:p>5.37245</text:p>
          </table:table-cell>
          <table:table-cell office:value-type="string" calcext:value-type="string">
            <text:p><text:s/>cusparse2</text:p>
          </table:table-cell>
          <table:table-cell office:value-type="float" office:value="8.38287" calcext:value-type="float">
            <text:p>8.38287</text:p>
          </table:table-cell>
          <table:table-cell office:value-type="float" office:value="36.4598" calcext:value-type="float">
            <text:p>36.4598</text:p>
          </table:table-cell>
          <table:table-cell office:value-type="float" office:value="4.79002" calcext:value-type="float">
            <text:p>4.79002</text:p>
          </table:table-cell>
          <table:table-cell table:formula="of:=[.K70]/[.O70]" office:value-type="float" office:value="1.96676692832514" calcext:value-type="float">
            <text:p>1.9667669283</text:p>
          </table:table-cell>
          <table:table-cell table:formula="of:=[.K70]/[.S70]" office:value-type="float" office:value="2.205908973719" calcext:value-type="float">
            <text:p>2.2059089737</text:p>
          </table:table-cell>
          <table:table-cell table:formula="of:=[.S70]/[.O70]" office:value-type="float" office:value="0.891590247719659" calcext:value-type="float">
            <text:p>0.8915902477</text:p>
          </table:table-cell>
        </table:table-row>
        <table:table-row table:style-name="ro1">
          <table:table-cell office:value-type="string" calcext:value-type="string">
            <text:p>/data-2/gunrock_dataset/large/benchmark/Stanford/Stanford.mtx</text:p>
          </table:table-cell>
          <table:table-cell table:number-columns-repeated="2" office:value-type="float" office:value="281903" calcext:value-type="float">
            <text:p>281903</text:p>
          </table:table-cell>
          <table:table-cell office:value-type="float" office:value="2312497" calcext:value-type="float">
            <text:p>2312497</text:p>
          </table:table-cell>
          <table:table-cell office:value-type="float" office:value="8.20317" calcext:value-type="float">
            <text:p>8.20317</text:p>
          </table:table-cell>
          <table:table-cell office:value-type="float" office:value="166.332" calcext:value-type="float">
            <text:p>166.332</text:p>
          </table:table-cell>
          <table:table-cell office:value-type="float" office:value="20.2765" calcext:value-type="float">
            <text:p>20.2765</text:p>
          </table:table-cell>
          <table:table-cell office:value-type="float" office:value="116.239" calcext:value-type="float">
            <text:p>116.239</text:p>
          </table:table-cell>
          <table:table-cell office:value-type="string" calcext:value-type="string">
            <text:p><text:s/>row split</text:p>
          </table:table-cell>
          <table:table-cell office:value-type="float" office:value="19.0637" calcext:value-type="float">
            <text:p>19.0637</text:p>
          </table:table-cell>
          <table:table-cell office:value-type="float" office:value="15.5268" calcext:value-type="float">
            <text:p>15.5268</text:p>
          </table:table-cell>
          <table:table-cell office:value-type="float" office:value="8.60072" calcext:value-type="float">
            <text:p>8.60072</text:p>
          </table:table-cell>
          <table:table-cell office:value-type="string" calcext:value-type="string">
            <text:p><text:s/>cusparse</text:p>
          </table:table-cell>
          <table:table-cell office:value-type="float" office:value="65.665" calcext:value-type="float">
            <text:p>65.665</text:p>
          </table:table-cell>
          <table:table-cell office:value-type="float" office:value="4.50772" calcext:value-type="float">
            <text:p>4.50772</text:p>
          </table:table-cell>
          <table:table-cell office:value-type="float" office:value="2.49694" calcext:value-type="float">
            <text:p>2.49694</text:p>
          </table:table-cell>
          <table:table-cell office:value-type="string" calcext:value-type="string">
            <text:p><text:s/>cusparse2</text:p>
          </table:table-cell>
          <table:table-cell office:value-type="float" office:value="10.4591" calcext:value-type="float">
            <text:p>10.4591</text:p>
          </table:table-cell>
          <table:table-cell office:value-type="float" office:value="28.3006" calcext:value-type="float">
            <text:p>28.3006</text:p>
          </table:table-cell>
          <table:table-cell office:value-type="float" office:value="15.6765" calcext:value-type="float">
            <text:p>15.6765</text:p>
          </table:table-cell>
          <table:table-cell table:formula="of:=[.K71]/[.O71]" office:value-type="float" office:value="3.44449078469825" calcext:value-type="float">
            <text:p>3.4444907847</text:p>
          </table:table-cell>
          <table:table-cell table:formula="of:=[.K71]/[.S71]" office:value-type="float" office:value="0.548638544765835" calcext:value-type="float">
            <text:p>0.5486385448</text:p>
          </table:table-cell>
          <table:table-cell table:formula="of:=[.S71]/[.O71]" office:value-type="float" office:value="6.27825153292574" calcext:value-type="float">
            <text:p>6.2782515329</text:p>
          </table:table-cell>
        </table:table-row>
        <table:table-row table:style-name="ro1">
          <table:table-cell office:value-type="string" calcext:value-type="string">
            <text:p>/data-2/gunrock_dataset/large/benchmark/ASIC_320k/ASIC_320k.mtx</text:p>
          </table:table-cell>
          <table:table-cell table:number-columns-repeated="2" office:value-type="float" office:value="321821" calcext:value-type="float">
            <text:p>321821</text:p>
          </table:table-cell>
          <table:table-cell office:value-type="float" office:value="2635364" calcext:value-type="float">
            <text:p>2635364</text:p>
          </table:table-cell>
          <table:table-cell office:value-type="float" office:value="8.18891" calcext:value-type="float">
            <text:p>8.18891</text:p>
          </table:table-cell>
          <table:table-cell office:value-type="float" office:value="502.951" calcext:value-type="float">
            <text:p>502.951</text:p>
          </table:table-cell>
          <table:table-cell office:value-type="float" office:value="61.4186" calcext:value-type="float">
            <text:p>61.4186</text:p>
          </table:table-cell>
          <table:table-cell office:value-type="float" office:value="401.038" calcext:value-type="float">
            <text:p>401.038</text:p>
          </table:table-cell>
          <table:table-cell office:value-type="string" calcext:value-type="string">
            <text:p><text:s/>row split</text:p>
          </table:table-cell>
          <table:table-cell office:value-type="float" office:value="39.9776" calcext:value-type="float">
            <text:p>39.9776</text:p>
          </table:table-cell>
          <table:table-cell office:value-type="float" office:value="8.43788" calcext:value-type="float">
            <text:p>8.43788</text:p>
          </table:table-cell>
          <table:table-cell office:value-type="float" office:value="4.68118" calcext:value-type="float">
            <text:p>4.68118</text:p>
          </table:table-cell>
          <table:table-cell office:value-type="string" calcext:value-type="string">
            <text:p><text:s/>cusparse</text:p>
          </table:table-cell>
          <table:table-cell office:value-type="float" office:value="14.7717" calcext:value-type="float">
            <text:p>14.7717</text:p>
          </table:table-cell>
          <table:table-cell office:value-type="float" office:value="22.8361" calcext:value-type="float">
            <text:p>22.8361</text:p>
          </table:table-cell>
          <table:table-cell office:value-type="float" office:value="12.669" calcext:value-type="float">
            <text:p>12.669</text:p>
          </table:table-cell>
          <table:table-cell office:value-type="string" calcext:value-type="string">
            <text:p><text:s/>cusparse2</text:p>
          </table:table-cell>
          <table:table-cell office:value-type="float" office:value="13.1356" calcext:value-type="float">
            <text:p>13.1356</text:p>
          </table:table-cell>
          <table:table-cell office:value-type="float" office:value="25.6804" calcext:value-type="float">
            <text:p>25.6804</text:p>
          </table:table-cell>
          <table:table-cell office:value-type="float" office:value="14.247" calcext:value-type="float">
            <text:p>14.247</text:p>
          </table:table-cell>
          <table:table-cell table:formula="of:=[.K72]/[.O72]" office:value-type="float" office:value="0.369497418560963" calcext:value-type="float">
            <text:p>0.3694974186</text:p>
          </table:table-cell>
          <table:table-cell table:formula="of:=[.K72]/[.S72]" office:value-type="float" office:value="0.328572763664117" calcext:value-type="float">
            <text:p>0.3285727637</text:p>
          </table:table-cell>
          <table:table-cell table:formula="of:=[.S72]/[.O72]" office:value-type="float" office:value="1.1245527914136" calcext:value-type="float">
            <text:p>1.1245527914</text:p>
          </table:table-cell>
        </table:table-row>
        <table:table-row table:style-name="ro1">
          <table:table-cell office:value-type="string" calcext:value-type="string">
            <text:p>/data-2/gunrock_dataset/large/benchmark/ins2/ins2.mtx</text:p>
          </table:table-cell>
          <table:table-cell table:number-columns-repeated="2" office:value-type="float" office:value="309412" calcext:value-type="float">
            <text:p>309412</text:p>
          </table:table-cell>
          <table:table-cell office:value-type="float" office:value="2442073" calcext:value-type="float">
            <text:p>2442073</text:p>
          </table:table-cell>
          <table:table-cell office:value-type="float" office:value="7.89263" calcext:value-type="float">
            <text:p>7.89263</text:p>
          </table:table-cell>
          <table:table-cell office:value-type="float" office:value="590.355" calcext:value-type="float">
            <text:p>590.355</text:p>
          </table:table-cell>
          <table:table-cell office:value-type="float" office:value="74.7983" calcext:value-type="float">
            <text:p>74.7983</text:p>
          </table:table-cell>
          <table:table-cell office:value-type="float" office:value="471.551" calcext:value-type="float">
            <text:p>471.551</text:p>
          </table:table-cell>
          <table:table-cell office:value-type="string" calcext:value-type="string">
            <text:p><text:s/>row split</text:p>
          </table:table-cell>
          <table:table-cell office:value-type="float" office:value="66.7413" calcext:value-type="float">
            <text:p>66.7413</text:p>
          </table:table-cell>
          <table:table-cell office:value-type="float" office:value="4.68353" calcext:value-type="float">
            <text:p>4.68353</text:p>
          </table:table-cell>
          <table:table-cell office:value-type="float" office:value="2.68489" calcext:value-type="float">
            <text:p>2.68489</text:p>
          </table:table-cell>
          <table:table-cell office:value-type="string" calcext:value-type="string">
            <text:p><text:s/>cusparse</text:p>
          </table:table-cell>
          <table:table-cell office:value-type="float" office:value="20.3019" calcext:value-type="float">
            <text:p>20.3019</text:p>
          </table:table-cell>
          <table:table-cell office:value-type="float" office:value="15.3968" calcext:value-type="float">
            <text:p>15.3968</text:p>
          </table:table-cell>
          <table:table-cell office:value-type="float" office:value="8.82642" calcext:value-type="float">
            <text:p>8.82642</text:p>
          </table:table-cell>
          <table:table-cell office:value-type="string" calcext:value-type="string">
            <text:p><text:s/>cusparse2</text:p>
          </table:table-cell>
          <table:table-cell office:value-type="float" office:value="24.6701" calcext:value-type="float">
            <text:p>24.6701</text:p>
          </table:table-cell>
          <table:table-cell office:value-type="float" office:value="12.6706" calcext:value-type="float">
            <text:p>12.6706</text:p>
          </table:table-cell>
          <table:table-cell office:value-type="float" office:value="7.26359" calcext:value-type="float">
            <text:p>7.26359</text:p>
          </table:table-cell>
          <table:table-cell table:formula="of:=[.K73]/[.O73]" office:value-type="float" office:value="0.304188532682116" calcext:value-type="float">
            <text:p>0.3041885327</text:p>
          </table:table-cell>
          <table:table-cell table:formula="of:=[.K73]/[.S73]" office:value-type="float" office:value="0.369637586223225" calcext:value-type="float">
            <text:p>0.3696375862</text:p>
          </table:table-cell>
          <table:table-cell table:formula="of:=[.S73]/[.O73]" office:value-type="float" office:value="0.822937233710901" calcext:value-type="float">
            <text:p>0.8229372337</text:p>
          </table:table-cell>
        </table:table-row>
        <table:table-row table:style-name="ro1">
          <table:table-cell table:number-columns-repeated="20"/>
          <table:table-cell table:formula="of:=GEOMEAN([.U2:.U73])" office:value-type="float" office:value="1.35505149679974" calcext:value-type="float">
            <text:p>1.3550514968</text:p>
          </table:table-cell>
          <table:table-cell table:formula="of:=GEOMEAN([.V2:.V73])" office:value-type="float" office:value="0.789860570401454" calcext:value-type="float">
            <text:p>0.7898605704</text:p>
          </table:table-cell>
          <table:table-cell table:formula="of:=GEOMEAN([.W2:.W73])" office:value-type="float" office:value="1.71555784346979" calcext:value-type="float">
            <text:p>1.7155578435</text:p>
          </table:table-cell>
        </table:table-row>
      </table:table>
      <table:named-expressions/>
      <table:database-ranges>
        <table:database-range table:name="__Anonymous_Sheet_DB__0" table:target-range-address="Sheet1.A2:Sheet1.T73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4T17:05:45.715744194</dc:date>
    <dc:creator>Carl Yang</dc:creator>
    <meta:generator>LibreOffice/4.2.7.2$Linux_X86_64 LibreOffice_project/420m0$Build-2</meta:generator>
    <meta:editing-duration>P0D</meta:editing-duration>
    <meta:editing-cycles>1</meta:editing-cycles>
    <meta:document-statistic meta:table-count="1" meta:cell-count="16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707cm" svg:height="16.708cm" xlink:href=".." xlink:type="simple" chart:class="chart:scatter" chart:style-name="ch1">
        <chart:legend chart:legend-position="end" svg:x="24.669cm" svg:y="7.557cm" style:legend-expansion="high" chart:style-name="ch2"/>
        <chart:plot-area chart:style-name="ch3" table:cell-range-address="Sheet1.G1:Sheet1.G73 Sheet1.I2:Sheet1.I2 Sheet1.K2:Sheet1.K73 Sheet1.M2:Sheet1.M2 Sheet1.O2:Sheet1.O73 Sheet1.Q2:Sheet1.Q2 Sheet1.S2:Sheet1.S73" chart:data-source-has-labels="row" svg:x="0.554cm" svg:y="0.334cm" svg:width="23.561cm" svg:height="16.04cm">
          <chartooo:coordinate-region svg:x="1.361cm" svg:y="0.533cm" svg:width="22.474cm" svg:height="15.1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73" chart:label-cell-address="Sheet1.I2:Sheet1.I2" chart:class="chart:scatter">
            <chart:domain table:cell-range-address="Sheet1.G2:Sheet1.G73"/>
            <chart:data-point chart:repeated="72"/>
          </chart:series>
          <chart:series chart:style-name="ch8" chart:values-cell-range-address="Sheet1.O2:Sheet1.O73" chart:label-cell-address="Sheet1.M2:Sheet1.M2" chart:class="chart:scatter">
            <chart:data-point chart:repeated="72"/>
          </chart:series>
          <chart:series chart:style-name="ch9" chart:values-cell-range-address="Sheet1.S2:Sheet1.S73" chart:label-cell-address="Sheet1.Q2:Sheet1.Q2" chart:class="chart:scatter">
            <chart:data-point chart:repeated="7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 row split</text:p>
                <draw:g>
                  <svg:desc>Sheet1.I2:Sheet1.I2</svg:desc>
                </draw:g>
              </table:table-cell>
              <table:table-cell office:value-type="string">
                <text:p> cusparse</text:p>
                <draw:g>
                  <svg:desc>Sheet1.M2:Sheet1.M2</svg:desc>
                </draw:g>
              </table:table-cell>
              <table:table-cell office:value-type="string">
                <text:p> cusparse2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73</svg:desc>
                </draw:g>
              </table:table-cell>
              <table:table-cell office:value-type="float" office:value="19.1137">
                <text:p>19.1137</text:p>
                <draw:g>
                  <svg:desc>Sheet1.K2:Sheet1.K73</svg:desc>
                </draw:g>
              </table:table-cell>
              <table:table-cell office:value-type="float" office:value="43.0829">
                <text:p>43.0829</text:p>
                <draw:g>
                  <svg:desc>Sheet1.O2:Sheet1.O73</svg:desc>
                </draw:g>
              </table:table-cell>
              <table:table-cell office:value-type="float" office:value="54.3804">
                <text:p>54.3804</text:p>
                <draw:g>
                  <svg:desc>Sheet1.S2:Sheet1.S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1086">
                <text:p>0.0191086</text:p>
              </table:table-cell>
              <table:table-cell office:value-type="float" office:value="12.9391">
                <text:p>12.9391</text:p>
              </table:table-cell>
              <table:table-cell office:value-type="float" office:value="39.7057">
                <text:p>39.7057</text:p>
              </table:table-cell>
              <table:table-cell office:value-type="float" office:value="43.78">
                <text:p>43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6658">
                <text:p>0.0236658</text:p>
              </table:table-cell>
              <table:table-cell office:value-type="float" office:value="19.1594">
                <text:p>19.1594</text:p>
              </table:table-cell>
              <table:table-cell office:value-type="float" office:value="34.2786">
                <text:p>34.2786</text:p>
              </table:table-cell>
              <table:table-cell office:value-type="float" office:value="52.4057">
                <text:p>52.4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26132">
                <text:p>0.0926132</text:p>
              </table:table-cell>
              <table:table-cell office:value-type="float" office:value="113.307">
                <text:p>113.307</text:p>
              </table:table-cell>
              <table:table-cell office:value-type="float" office:value="77.8426">
                <text:p>77.8426</text:p>
              </table:table-cell>
              <table:table-cell office:value-type="float" office:value="103.478">
                <text:p>103.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689">
                <text:p>0.102689</text:p>
              </table:table-cell>
              <table:table-cell office:value-type="float" office:value="42.6006">
                <text:p>42.6006</text:p>
              </table:table-cell>
              <table:table-cell office:value-type="float" office:value="25.2395">
                <text:p>25.2395</text:p>
              </table:table-cell>
              <table:table-cell office:value-type="float" office:value="70.9502">
                <text:p>70.9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281">
                <text:p>0.103281</text:p>
              </table:table-cell>
              <table:table-cell office:value-type="float" office:value="31.7101">
                <text:p>31.7101</text:p>
              </table:table-cell>
              <table:table-cell office:value-type="float" office:value="58.5054">
                <text:p>58.5054</text:p>
              </table:table-cell>
              <table:table-cell office:value-type="float" office:value="66.4323">
                <text:p>66.4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439">
                <text:p>0.113439</text:p>
              </table:table-cell>
              <table:table-cell office:value-type="float" office:value="99.1965">
                <text:p>99.1965</text:p>
              </table:table-cell>
              <table:table-cell office:value-type="float" office:value="77.865">
                <text:p>77.865</text:p>
              </table:table-cell>
              <table:table-cell office:value-type="float" office:value="103.765">
                <text:p>103.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9686">
                <text:p>0.149686</text:p>
              </table:table-cell>
              <table:table-cell office:value-type="float" office:value="65.7761">
                <text:p>65.7761</text:p>
              </table:table-cell>
              <table:table-cell office:value-type="float" office:value="62.2081">
                <text:p>62.2081</text:p>
              </table:table-cell>
              <table:table-cell office:value-type="float" office:value="88.7665">
                <text:p>88.7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8498">
                <text:p>0.178498</text:p>
              </table:table-cell>
              <table:table-cell office:value-type="float" office:value="106.147">
                <text:p>106.147</text:p>
              </table:table-cell>
              <table:table-cell office:value-type="float" office:value="77.3254">
                <text:p>77.3254</text:p>
              </table:table-cell>
              <table:table-cell office:value-type="float" office:value="101.035">
                <text:p>101.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2988">
                <text:p>0.182988</text:p>
              </table:table-cell>
              <table:table-cell office:value-type="float" office:value="33.471">
                <text:p>33.471</text:p>
              </table:table-cell>
              <table:table-cell office:value-type="float" office:value="11.1136">
                <text:p>11.1136</text:p>
              </table:table-cell>
              <table:table-cell office:value-type="float" office:value="66.5246">
                <text:p>66.5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7803">
                <text:p>0.187803</text:p>
              </table:table-cell>
              <table:table-cell office:value-type="float" office:value="72.067">
                <text:p>72.067</text:p>
              </table:table-cell>
              <table:table-cell office:value-type="float" office:value="52.7584">
                <text:p>52.7584</text:p>
              </table:table-cell>
              <table:table-cell office:value-type="float" office:value="91.0751">
                <text:p>91.0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264">
                <text:p>0.24264</text:p>
              </table:table-cell>
              <table:table-cell office:value-type="float" office:value="164.022">
                <text:p>164.022</text:p>
              </table:table-cell>
              <table:table-cell office:value-type="float" office:value="86.7147">
                <text:p>86.7147</text:p>
              </table:table-cell>
              <table:table-cell office:value-type="float" office:value="98.5701">
                <text:p>98.5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496">
                <text:p>0.24496</text:p>
              </table:table-cell>
              <table:table-cell office:value-type="float" office:value="42.7071">
                <text:p>42.7071</text:p>
              </table:table-cell>
              <table:table-cell office:value-type="float" office:value="52.4987">
                <text:p>52.4987</text:p>
              </table:table-cell>
              <table:table-cell office:value-type="float" office:value="73.9093">
                <text:p>73.9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015">
                <text:p>0.26015</text:p>
              </table:table-cell>
              <table:table-cell office:value-type="float" office:value="25.81">
                <text:p>25.81</text:p>
              </table:table-cell>
              <table:table-cell office:value-type="float" office:value="44.0767">
                <text:p>44.0767</text:p>
              </table:table-cell>
              <table:table-cell office:value-type="float" office:value="59.311">
                <text:p>59.3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2383">
                <text:p>0.282383</text:p>
              </table:table-cell>
              <table:table-cell office:value-type="float" office:value="105.68">
                <text:p>105.68</text:p>
              </table:table-cell>
              <table:table-cell office:value-type="float" office:value="73.8146">
                <text:p>73.8146</text:p>
              </table:table-cell>
              <table:table-cell office:value-type="float" office:value="93.3785">
                <text:p>93.3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1725">
                <text:p>0.301725</text:p>
              </table:table-cell>
              <table:table-cell office:value-type="float" office:value="47.4198">
                <text:p>47.4198</text:p>
              </table:table-cell>
              <table:table-cell office:value-type="float" office:value="58.7058">
                <text:p>58.7058</text:p>
              </table:table-cell>
              <table:table-cell office:value-type="float" office:value="77.672">
                <text:p>77.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8681">
                <text:p>0.308681</text:p>
              </table:table-cell>
              <table:table-cell office:value-type="float" office:value="15.2247">
                <text:p>15.2247</text:p>
              </table:table-cell>
              <table:table-cell office:value-type="float" office:value="17.1553">
                <text:p>17.1553</text:p>
              </table:table-cell>
              <table:table-cell office:value-type="float" office:value="44.2231">
                <text:p>44.2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681">
                <text:p>0.308681</text:p>
              </table:table-cell>
              <table:table-cell office:value-type="float" office:value="15.2898">
                <text:p>15.2898</text:p>
              </table:table-cell>
              <table:table-cell office:value-type="float" office:value="17.1539">
                <text:p>17.1539</text:p>
              </table:table-cell>
              <table:table-cell office:value-type="float" office:value="44.4048">
                <text:p>44.4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187">
                <text:p>0.312187</text:p>
              </table:table-cell>
              <table:table-cell office:value-type="float" office:value="164.726">
                <text:p>164.726</text:p>
              </table:table-cell>
              <table:table-cell office:value-type="float" office:value="81.0706">
                <text:p>81.0706</text:p>
              </table:table-cell>
              <table:table-cell office:value-type="float" office:value="92.2399">
                <text:p>92.2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5763">
                <text:p>0.335763</text:p>
              </table:table-cell>
              <table:table-cell office:value-type="float" office:value="109.439">
                <text:p>109.439</text:p>
              </table:table-cell>
              <table:table-cell office:value-type="float" office:value="74.9092">
                <text:p>74.9092</text:p>
              </table:table-cell>
              <table:table-cell office:value-type="float" office:value="94.9021">
                <text:p>94.9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5763">
                <text:p>0.335763</text:p>
              </table:table-cell>
              <table:table-cell office:value-type="float" office:value="109.426">
                <text:p>109.426</text:p>
              </table:table-cell>
              <table:table-cell office:value-type="float" office:value="74.881">
                <text:p>74.881</text:p>
              </table:table-cell>
              <table:table-cell office:value-type="float" office:value="94.813">
                <text:p>94.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0629">
                <text:p>0.350629</text:p>
              </table:table-cell>
              <table:table-cell office:value-type="float" office:value="99.8661">
                <text:p>99.8661</text:p>
              </table:table-cell>
              <table:table-cell office:value-type="float" office:value="74.2209">
                <text:p>74.2209</text:p>
              </table:table-cell>
              <table:table-cell office:value-type="float" office:value="95.3986">
                <text:p>95.39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272">
                <text:p>0.36272</text:p>
              </table:table-cell>
              <table:table-cell office:value-type="float" office:value="106.189">
                <text:p>106.189</text:p>
              </table:table-cell>
              <table:table-cell office:value-type="float" office:value="76.1243">
                <text:p>76.1243</text:p>
              </table:table-cell>
              <table:table-cell office:value-type="float" office:value="97.0744">
                <text:p>97.0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6015">
                <text:p>0.376015</text:p>
              </table:table-cell>
              <table:table-cell office:value-type="float" office:value="87.2001">
                <text:p>87.2001</text:p>
              </table:table-cell>
              <table:table-cell office:value-type="float" office:value="66.8528">
                <text:p>66.8528</text:p>
              </table:table-cell>
              <table:table-cell office:value-type="float" office:value="91.4566">
                <text:p>91.4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7554">
                <text:p>0.387554</text:p>
              </table:table-cell>
              <table:table-cell office:value-type="float" office:value="166.031">
                <text:p>166.031</text:p>
              </table:table-cell>
              <table:table-cell office:value-type="float" office:value="44.5318">
                <text:p>44.5318</text:p>
              </table:table-cell>
              <table:table-cell office:value-type="float" office:value="103.419">
                <text:p>103.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101">
                <text:p>0.422101</text:p>
              </table:table-cell>
              <table:table-cell office:value-type="float" office:value="119.626">
                <text:p>119.626</text:p>
              </table:table-cell>
              <table:table-cell office:value-type="float" office:value="77.859">
                <text:p>77.859</text:p>
              </table:table-cell>
              <table:table-cell office:value-type="float" office:value="100.174">
                <text:p>100.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4518">
                <text:p>0.424518</text:p>
              </table:table-cell>
              <table:table-cell office:value-type="float" office:value="120.581">
                <text:p>120.581</text:p>
              </table:table-cell>
              <table:table-cell office:value-type="float" office:value="77.9321">
                <text:p>77.9321</text:p>
              </table:table-cell>
              <table:table-cell office:value-type="float" office:value="100.359">
                <text:p>100.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9112">
                <text:p>0.429112</text:p>
              </table:table-cell>
              <table:table-cell office:value-type="float" office:value="159.821">
                <text:p>159.821</text:p>
              </table:table-cell>
              <table:table-cell office:value-type="float" office:value="86.3624">
                <text:p>86.3624</text:p>
              </table:table-cell>
              <table:table-cell office:value-type="float" office:value="94.769">
                <text:p>94.7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403">
                <text:p>0.44403</text:p>
              </table:table-cell>
              <table:table-cell office:value-type="float" office:value="41.7251">
                <text:p>41.7251</text:p>
              </table:table-cell>
              <table:table-cell office:value-type="float" office:value="25.0211">
                <text:p>25.0211</text:p>
              </table:table-cell>
              <table:table-cell office:value-type="float" office:value="64.8503">
                <text:p>64.8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462">
                <text:p>0.455462</text:p>
              </table:table-cell>
              <table:table-cell office:value-type="float" office:value="134.035">
                <text:p>134.035</text:p>
              </table:table-cell>
              <table:table-cell office:value-type="float" office:value="74.0105">
                <text:p>74.0105</text:p>
              </table:table-cell>
              <table:table-cell office:value-type="float" office:value="91.4307">
                <text:p>91.4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9278">
                <text:p>0.479278</text:p>
              </table:table-cell>
              <table:table-cell office:value-type="float" office:value="15.3389">
                <text:p>15.3389</text:p>
              </table:table-cell>
              <table:table-cell office:value-type="float" office:value="18.0942">
                <text:p>18.0942</text:p>
              </table:table-cell>
              <table:table-cell office:value-type="float" office:value="38.337">
                <text:p>38.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7721">
                <text:p>0.517721</text:p>
              </table:table-cell>
              <table:table-cell office:value-type="float" office:value="47.9104">
                <text:p>47.9104</text:p>
              </table:table-cell>
              <table:table-cell office:value-type="float" office:value="29.0262">
                <text:p>29.0262</text:p>
              </table:table-cell>
              <table:table-cell office:value-type="float" office:value="77.5105">
                <text:p>77.5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8756">
                <text:p>0.518756</text:p>
              </table:table-cell>
              <table:table-cell office:value-type="float" office:value="67.08">
                <text:p>67.08</text:p>
              </table:table-cell>
              <table:table-cell office:value-type="float" office:value="41.3344">
                <text:p>41.3344</text:p>
              </table:table-cell>
              <table:table-cell office:value-type="float" office:value="64.142">
                <text:p>64.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7664">
                <text:p>0.527664</text:p>
              </table:table-cell>
              <table:table-cell office:value-type="float" office:value="26.2468">
                <text:p>26.2468</text:p>
              </table:table-cell>
              <table:table-cell office:value-type="float" office:value="4.65462">
                <text:p>4.65462</text:p>
              </table:table-cell>
              <table:table-cell office:value-type="float" office:value="62.5007">
                <text:p>62.5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0407">
                <text:p>0.530407</text:p>
              </table:table-cell>
              <table:table-cell office:value-type="float" office:value="37.6756">
                <text:p>37.6756</text:p>
              </table:table-cell>
              <table:table-cell office:value-type="float" office:value="14.6194">
                <text:p>14.6194</text:p>
              </table:table-cell>
              <table:table-cell office:value-type="float" office:value="71.1978">
                <text:p>71.1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8965">
                <text:p>0.538965</text:p>
              </table:table-cell>
              <table:table-cell office:value-type="float" office:value="15.5546">
                <text:p>15.5546</text:p>
              </table:table-cell>
              <table:table-cell office:value-type="float" office:value="26.4775">
                <text:p>26.4775</text:p>
              </table:table-cell>
              <table:table-cell office:value-type="float" office:value="38.0664">
                <text:p>38.06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8064">
                <text:p>0.548064</text:p>
              </table:table-cell>
              <table:table-cell office:value-type="float" office:value="109.891">
                <text:p>109.891</text:p>
              </table:table-cell>
              <table:table-cell office:value-type="float" office:value="70.7876">
                <text:p>70.7876</text:p>
              </table:table-cell>
              <table:table-cell office:value-type="float" office:value="88.8812">
                <text:p>88.88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084">
                <text:p>0.572084</text:p>
              </table:table-cell>
              <table:table-cell office:value-type="float" office:value="69.1972">
                <text:p>69.1972</text:p>
              </table:table-cell>
              <table:table-cell office:value-type="float" office:value="42.0176">
                <text:p>42.0176</text:p>
              </table:table-cell>
              <table:table-cell office:value-type="float" office:value="76.6538">
                <text:p>76.65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1335">
                <text:p>0.641335</text:p>
              </table:table-cell>
              <table:table-cell office:value-type="float" office:value="69.1173">
                <text:p>69.1173</text:p>
              </table:table-cell>
              <table:table-cell office:value-type="float" office:value="42.2631">
                <text:p>42.2631</text:p>
              </table:table-cell>
              <table:table-cell office:value-type="float" office:value="76.5581">
                <text:p>76.5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335">
                <text:p>0.641335</text:p>
              </table:table-cell>
              <table:table-cell office:value-type="float" office:value="69.1647">
                <text:p>69.1647</text:p>
              </table:table-cell>
              <table:table-cell office:value-type="float" office:value="42.2873">
                <text:p>42.2873</text:p>
              </table:table-cell>
              <table:table-cell office:value-type="float" office:value="76.6183">
                <text:p>76.6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1335">
                <text:p>0.641335</text:p>
              </table:table-cell>
              <table:table-cell office:value-type="float" office:value="69.1591">
                <text:p>69.1591</text:p>
              </table:table-cell>
              <table:table-cell office:value-type="float" office:value="42.2924">
                <text:p>42.2924</text:p>
              </table:table-cell>
              <table:table-cell office:value-type="float" office:value="76.6175">
                <text:p>76.6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1335">
                <text:p>0.641335</text:p>
              </table:table-cell>
              <table:table-cell office:value-type="float" office:value="69.1681">
                <text:p>69.1681</text:p>
              </table:table-cell>
              <table:table-cell office:value-type="float" office:value="42.2896">
                <text:p>42.2896</text:p>
              </table:table-cell>
              <table:table-cell office:value-type="float" office:value="76.631">
                <text:p>76.6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1335">
                <text:p>0.641335</text:p>
              </table:table-cell>
              <table:table-cell office:value-type="float" office:value="69.1578">
                <text:p>69.1578</text:p>
              </table:table-cell>
              <table:table-cell office:value-type="float" office:value="42.306">
                <text:p>42.306</text:p>
              </table:table-cell>
              <table:table-cell office:value-type="float" office:value="76.6197">
                <text:p>76.6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1335">
                <text:p>0.641335</text:p>
              </table:table-cell>
              <table:table-cell office:value-type="float" office:value="69.1591">
                <text:p>69.1591</text:p>
              </table:table-cell>
              <table:table-cell office:value-type="float" office:value="42.2877">
                <text:p>42.2877</text:p>
              </table:table-cell>
              <table:table-cell office:value-type="float" office:value="76.6283">
                <text:p>76.62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8984">
                <text:p>0.648984</text:p>
              </table:table-cell>
              <table:table-cell office:value-type="float" office:value="50.0288">
                <text:p>50.0288</text:p>
              </table:table-cell>
              <table:table-cell office:value-type="float" office:value="30.2525">
                <text:p>30.2525</text:p>
              </table:table-cell>
              <table:table-cell office:value-type="float" office:value="76.6871">
                <text:p>76.6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8714">
                <text:p>0.718714</text:p>
              </table:table-cell>
              <table:table-cell office:value-type="float" office:value="15.371">
                <text:p>15.371</text:p>
              </table:table-cell>
              <table:table-cell office:value-type="float" office:value="24.6684">
                <text:p>24.6684</text:p>
              </table:table-cell>
              <table:table-cell office:value-type="float" office:value="35.0892">
                <text:p>35.0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1022">
                <text:p>0.741022</text:p>
              </table:table-cell>
              <table:table-cell office:value-type="float" office:value="65.6163">
                <text:p>65.6163</text:p>
              </table:table-cell>
              <table:table-cell office:value-type="float" office:value="41.4094">
                <text:p>41.4094</text:p>
              </table:table-cell>
              <table:table-cell office:value-type="float" office:value="76.6088">
                <text:p>76.6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1022">
                <text:p>0.741022</text:p>
              </table:table-cell>
              <table:table-cell office:value-type="float" office:value="65.6336">
                <text:p>65.6336</text:p>
              </table:table-cell>
              <table:table-cell office:value-type="float" office:value="41.4141">
                <text:p>41.4141</text:p>
              </table:table-cell>
              <table:table-cell office:value-type="float" office:value="76.5651">
                <text:p>76.5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1022">
                <text:p>0.741022</text:p>
              </table:table-cell>
              <table:table-cell office:value-type="float" office:value="65.5944">
                <text:p>65.5944</text:p>
              </table:table-cell>
              <table:table-cell office:value-type="float" office:value="41.3592">
                <text:p>41.3592</text:p>
              </table:table-cell>
              <table:table-cell office:value-type="float" office:value="76.5061">
                <text:p>76.50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1022">
                <text:p>0.741022</text:p>
              </table:table-cell>
              <table:table-cell office:value-type="float" office:value="65.591">
                <text:p>65.591</text:p>
              </table:table-cell>
              <table:table-cell office:value-type="float" office:value="41.3853">
                <text:p>41.3853</text:p>
              </table:table-cell>
              <table:table-cell office:value-type="float" office:value="76.5544">
                <text:p>76.55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2126">
                <text:p>0.792126</text:p>
              </table:table-cell>
              <table:table-cell office:value-type="float" office:value="169.03">
                <text:p>169.03</text:p>
              </table:table-cell>
              <table:table-cell office:value-type="float" office:value="77.7274">
                <text:p>77.7274</text:p>
              </table:table-cell>
              <table:table-cell office:value-type="float" office:value="100.327">
                <text:p>100.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2126">
                <text:p>0.792126</text:p>
              </table:table-cell>
              <table:table-cell office:value-type="float" office:value="172.97">
                <text:p>172.97</text:p>
              </table:table-cell>
              <table:table-cell office:value-type="float" office:value="78.4774">
                <text:p>78.4774</text:p>
              </table:table-cell>
              <table:table-cell office:value-type="float" office:value="100.659">
                <text:p>100.6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4318">
                <text:p>0.844318</text:p>
              </table:table-cell>
              <table:table-cell office:value-type="float" office:value="65.7164">
                <text:p>65.7164</text:p>
              </table:table-cell>
              <table:table-cell office:value-type="float" office:value="41.3655">
                <text:p>41.3655</text:p>
              </table:table-cell>
              <table:table-cell office:value-type="float" office:value="76.5696">
                <text:p>76.5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4318">
                <text:p>0.844318</text:p>
              </table:table-cell>
              <table:table-cell office:value-type="float" office:value="65.7485">
                <text:p>65.7485</text:p>
              </table:table-cell>
              <table:table-cell office:value-type="float" office:value="41.3726">
                <text:p>41.3726</text:p>
              </table:table-cell>
              <table:table-cell office:value-type="float" office:value="76.6015">
                <text:p>76.60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4318">
                <text:p>0.844318</text:p>
              </table:table-cell>
              <table:table-cell office:value-type="float" office:value="65.7404">
                <text:p>65.7404</text:p>
              </table:table-cell>
              <table:table-cell office:value-type="float" office:value="41.3602">
                <text:p>41.3602</text:p>
              </table:table-cell>
              <table:table-cell office:value-type="float" office:value="76.5906">
                <text:p>76.59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4318">
                <text:p>0.844318</text:p>
              </table:table-cell>
              <table:table-cell office:value-type="float" office:value="65.7405">
                <text:p>65.7405</text:p>
              </table:table-cell>
              <table:table-cell office:value-type="float" office:value="41.352">
                <text:p>41.352</text:p>
              </table:table-cell>
              <table:table-cell office:value-type="float" office:value="76.5116">
                <text:p>76.5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3574">
                <text:p>0.863574</text:p>
              </table:table-cell>
              <table:table-cell office:value-type="float" office:value="94.7825">
                <text:p>94.7825</text:p>
              </table:table-cell>
              <table:table-cell office:value-type="float" office:value="62.1987">
                <text:p>62.1987</text:p>
              </table:table-cell>
              <table:table-cell office:value-type="float" office:value="103.79">
                <text:p>103.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3009">
                <text:p>0.963009</text:p>
              </table:table-cell>
              <table:table-cell office:value-type="float" office:value="83.2541">
                <text:p>83.2541</text:p>
              </table:table-cell>
              <table:table-cell office:value-type="float" office:value="57.7999">
                <text:p>57.7999</text:p>
              </table:table-cell>
              <table:table-cell office:value-type="float" office:value="102.665">
                <text:p>102.6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5752">
                <text:p>0.985752</text:p>
              </table:table-cell>
              <table:table-cell office:value-type="float" office:value="146.444">
                <text:p>146.444</text:p>
              </table:table-cell>
              <table:table-cell office:value-type="float" office:value="95.4352">
                <text:p>95.4352</text:p>
              </table:table-cell>
              <table:table-cell office:value-type="float" office:value="115.337">
                <text:p>115.3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1149">
                <text:p>1.31149</text:p>
              </table:table-cell>
              <table:table-cell office:value-type="float" office:value="169.578">
                <text:p>169.578</text:p>
              </table:table-cell>
              <table:table-cell office:value-type="float" office:value="101.692">
                <text:p>101.692</text:p>
              </table:table-cell>
              <table:table-cell office:value-type="float" office:value="98.3799">
                <text:p>98.3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891">
                <text:p>1.37891</text:p>
              </table:table-cell>
              <table:table-cell office:value-type="float" office:value="23.7766">
                <text:p>23.7766</text:p>
              </table:table-cell>
              <table:table-cell office:value-type="float" office:value="5.89637">
                <text:p>5.89637</text:p>
              </table:table-cell>
              <table:table-cell office:value-type="float" office:value="30.7932">
                <text:p>30.79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2229">
                <text:p>1.72229</text:p>
              </table:table-cell>
              <table:table-cell office:value-type="float" office:value="192.846">
                <text:p>192.846</text:p>
              </table:table-cell>
              <table:table-cell office:value-type="float" office:value="119.292">
                <text:p>119.292</text:p>
              </table:table-cell>
              <table:table-cell office:value-type="float" office:value="105.954">
                <text:p>105.9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8984">
                <text:p>1.88984</text:p>
              </table:table-cell>
              <table:table-cell office:value-type="float" office:value="22.1436">
                <text:p>22.1436</text:p>
              </table:table-cell>
              <table:table-cell office:value-type="float" office:value="4.11616">
                <text:p>4.11616</text:p>
              </table:table-cell>
              <table:table-cell office:value-type="float" office:value="29.3868">
                <text:p>29.3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5535">
                <text:p>2.25535</text:p>
              </table:table-cell>
              <table:table-cell office:value-type="float" office:value="12.8268">
                <text:p>12.8268</text:p>
              </table:table-cell>
              <table:table-cell office:value-type="float" office:value="35.9163">
                <text:p>35.9163</text:p>
              </table:table-cell>
              <table:table-cell office:value-type="float" office:value="42.4735">
                <text:p>42.47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0216">
                <text:p>3.20216</text:p>
              </table:table-cell>
              <table:table-cell office:value-type="float" office:value="73.8126">
                <text:p>73.8126</text:p>
              </table:table-cell>
              <table:table-cell office:value-type="float" office:value="38.7609">
                <text:p>38.7609</text:p>
              </table:table-cell>
              <table:table-cell office:value-type="float" office:value="83.3096">
                <text:p>83.30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37343">
                <text:p>5.37343</text:p>
              </table:table-cell>
              <table:table-cell office:value-type="float" office:value="84.2439">
                <text:p>84.2439</text:p>
              </table:table-cell>
              <table:table-cell office:value-type="float" office:value="43.6265">
                <text:p>43.6265</text:p>
              </table:table-cell>
              <table:table-cell office:value-type="float" office:value="60.2162">
                <text:p>60.21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0434">
                <text:p>6.30434</text:p>
              </table:table-cell>
              <table:table-cell office:value-type="float" office:value="14.4966">
                <text:p>14.4966</text:p>
              </table:table-cell>
              <table:table-cell office:value-type="float" office:value="29.5252">
                <text:p>29.5252</text:p>
              </table:table-cell>
              <table:table-cell office:value-type="float" office:value="37.9694">
                <text:p>37.9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4958">
                <text:p>6.44958</text:p>
              </table:table-cell>
              <table:table-cell office:value-type="float" office:value="7.63276">
                <text:p>7.63276</text:p>
              </table:table-cell>
              <table:table-cell office:value-type="float" office:value="15.5905">
                <text:p>15.5905</text:p>
              </table:table-cell>
              <table:table-cell office:value-type="float" office:value="25.8962">
                <text:p>25.8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6471">
                <text:p>8.46471</text:p>
              </table:table-cell>
              <table:table-cell office:value-type="float" office:value="80.427">
                <text:p>80.427</text:p>
              </table:table-cell>
              <table:table-cell office:value-type="float" office:value="40.893">
                <text:p>40.893</text:p>
              </table:table-cell>
              <table:table-cell office:value-type="float" office:value="36.4598">
                <text:p>36.45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2765">
                <text:p>20.2765</text:p>
              </table:table-cell>
              <table:table-cell office:value-type="float" office:value="15.5268">
                <text:p>15.5268</text:p>
              </table:table-cell>
              <table:table-cell office:value-type="float" office:value="4.50772">
                <text:p>4.50772</text:p>
              </table:table-cell>
              <table:table-cell office:value-type="float" office:value="28.3006">
                <text:p>28.30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4186">
                <text:p>61.4186</text:p>
              </table:table-cell>
              <table:table-cell office:value-type="float" office:value="8.43788">
                <text:p>8.43788</text:p>
              </table:table-cell>
              <table:table-cell office:value-type="float" office:value="22.8361">
                <text:p>22.8361</text:p>
              </table:table-cell>
              <table:table-cell office:value-type="float" office:value="25.6804">
                <text:p>25.6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7983">
                <text:p>74.7983</text:p>
              </table:table-cell>
              <table:table-cell office:value-type="float" office:value="4.68353">
                <text:p>4.68353</text:p>
              </table:table-cell>
              <table:table-cell office:value-type="float" office:value="15.3968">
                <text:p>15.3968</text:p>
              </table:table-cell>
              <table:table-cell office:value-type="float" office:value="12.6706">
                <text:p>12.6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69cm" svg:height="14.663cm" xlink:href=".." xlink:type="simple" chart:class="chart:scatter" chart:style-name="ch1">
        <chart:legend chart:legend-position="end" svg:x="23.437cm" svg:y="6.783cm" style:legend-expansion="high" chart:style-name="ch2"/>
        <chart:plot-area chart:style-name="ch3" table:cell-range-address="Sheet1.G2:Sheet1.G73 Sheet1.U2:Sheet1.U73 Sheet1.W2:Sheet1.W73" svg:x="0.527cm" svg:y="0.293cm" svg:width="22.383cm" svg:height="14.077cm">
          <chartooo:coordinate-region svg:x="1.148cm" svg:y="0.493cm" svg:width="21.482cm" svg:height="13.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:Sheet1.U73" chart:class="chart:scatter">
            <chart:domain table:cell-range-address="Sheet1.G2:Sheet1.G73"/>
            <chart:data-point chart:repeated="72"/>
          </chart:series>
          <chart:series chart:style-name="ch8" chart:values-cell-range-address="Sheet1.W2:Sheet1.W73" chart:class="chart:scatter"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U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73</svg:desc>
                </draw:g>
              </table:table-cell>
              <table:table-cell office:value-type="float" office:value="0.443649336511702">
                <text:p>0.443649336511702</text:p>
                <draw:g>
                  <svg:desc>Sheet1.U2:Sheet1.U73</svg:desc>
                </draw:g>
              </table:table-cell>
              <table:table-cell office:value-type="float" office:value="1.26222700885966">
                <text:p>1.26222700885966</text:p>
                <draw:g>
                  <svg:desc>Sheet1.W2:Sheet1.W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1086">
                <text:p>0.0191086</text:p>
              </table:table-cell>
              <table:table-cell office:value-type="float" office:value="0.325875126241321">
                <text:p>0.325875126241321</text:p>
              </table:table-cell>
              <table:table-cell office:value-type="float" office:value="1.10261247125728">
                <text:p>1.10261247125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6658">
                <text:p>0.0236658</text:p>
              </table:table-cell>
              <table:table-cell office:value-type="float" office:value="0.558931811684258">
                <text:p>0.558931811684258</text:p>
              </table:table-cell>
              <table:table-cell office:value-type="float" office:value="1.52881681282199">
                <text:p>1.52881681282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26132">
                <text:p>0.0926132</text:p>
              </table:table-cell>
              <table:table-cell office:value-type="float" office:value="1.45559115445784">
                <text:p>1.45559115445784</text:p>
              </table:table-cell>
              <table:table-cell office:value-type="float" office:value="1.32932353235889">
                <text:p>1.32932353235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689">
                <text:p>0.102689</text:p>
              </table:table-cell>
              <table:table-cell office:value-type="float" office:value="1.68785435527645">
                <text:p>1.68785435527645</text:p>
              </table:table-cell>
              <table:table-cell office:value-type="float" office:value="2.81107787396739">
                <text:p>2.81107787396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281">
                <text:p>0.103281</text:p>
              </table:table-cell>
              <table:table-cell office:value-type="float" office:value="0.542002960410492">
                <text:p>0.542002960410492</text:p>
              </table:table-cell>
              <table:table-cell office:value-type="float" office:value="1.13549005732804">
                <text:p>1.1354900573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439">
                <text:p>0.113439</text:p>
              </table:table-cell>
              <table:table-cell office:value-type="float" office:value="1.27395492198035">
                <text:p>1.27395492198035</text:p>
              </table:table-cell>
              <table:table-cell office:value-type="float" office:value="1.33262698259809">
                <text:p>1.33262698259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9686">
                <text:p>0.149686</text:p>
              </table:table-cell>
              <table:table-cell office:value-type="float" office:value="1.05735587487803">
                <text:p>1.05735587487803</text:p>
              </table:table-cell>
              <table:table-cell office:value-type="float" office:value="1.426928326054">
                <text:p>1.426928326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8498">
                <text:p>0.178498</text:p>
              </table:table-cell>
              <table:table-cell office:value-type="float" office:value="1.37273134054269">
                <text:p>1.37273134054269</text:p>
              </table:table-cell>
              <table:table-cell office:value-type="float" office:value="1.30662111026907">
                <text:p>1.30662111026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2988">
                <text:p>0.182988</text:p>
              </table:table-cell>
              <table:table-cell office:value-type="float" office:value="3.01171537575583">
                <text:p>3.01171537575583</text:p>
              </table:table-cell>
              <table:table-cell office:value-type="float" office:value="5.98587316441117">
                <text:p>5.98587316441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7803">
                <text:p>0.187803</text:p>
              </table:table-cell>
              <table:table-cell office:value-type="float" office:value="1.36598153090314">
                <text:p>1.36598153090314</text:p>
              </table:table-cell>
              <table:table-cell office:value-type="float" office:value="1.72626728634682">
                <text:p>1.72626728634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264">
                <text:p>0.24264</text:p>
              </table:table-cell>
              <table:table-cell office:value-type="float" office:value="1.89151320364367">
                <text:p>1.89151320364367</text:p>
              </table:table-cell>
              <table:table-cell office:value-type="float" office:value="1.13671730398652">
                <text:p>1.13671730398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496">
                <text:p>0.24496</text:p>
              </table:table-cell>
              <table:table-cell office:value-type="float" office:value="0.813488714958656">
                <text:p>0.813488714958656</text:p>
              </table:table-cell>
              <table:table-cell office:value-type="float" office:value="1.4078310510546">
                <text:p>1.4078310510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015">
                <text:p>0.26015</text:p>
              </table:table-cell>
              <table:table-cell office:value-type="float" office:value="0.585570153845456">
                <text:p>0.585570153845456</text:p>
              </table:table-cell>
              <table:table-cell office:value-type="float" office:value="1.34563159220178">
                <text:p>1.34563159220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2383">
                <text:p>0.282383</text:p>
              </table:table-cell>
              <table:table-cell office:value-type="float" office:value="1.43169508471224">
                <text:p>1.43169508471224</text:p>
              </table:table-cell>
              <table:table-cell office:value-type="float" office:value="1.26504106233726">
                <text:p>1.26504106233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1725">
                <text:p>0.301725</text:p>
              </table:table-cell>
              <table:table-cell office:value-type="float" office:value="0.807753237329191">
                <text:p>0.807753237329191</text:p>
              </table:table-cell>
              <table:table-cell office:value-type="float" office:value="1.32307199629338">
                <text:p>1.323071996293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8681">
                <text:p>0.308681</text:p>
              </table:table-cell>
              <table:table-cell office:value-type="float" office:value="0.887463349518808">
                <text:p>0.887463349518808</text:p>
              </table:table-cell>
              <table:table-cell office:value-type="float" office:value="2.57780977307304">
                <text:p>2.57780977307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681">
                <text:p>0.308681</text:p>
              </table:table-cell>
              <table:table-cell office:value-type="float" office:value="0.891330834387515">
                <text:p>0.891330834387515</text:p>
              </table:table-cell>
              <table:table-cell office:value-type="float" office:value="2.58861250211322">
                <text:p>2.58861250211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187">
                <text:p>0.312187</text:p>
              </table:table-cell>
              <table:table-cell office:value-type="float" office:value="2.03188332145069">
                <text:p>2.03188332145069</text:p>
              </table:table-cell>
              <table:table-cell office:value-type="float" office:value="1.13777250939305">
                <text:p>1.13777250939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5763">
                <text:p>0.335763</text:p>
              </table:table-cell>
              <table:table-cell office:value-type="float" office:value="1.4609553966669">
                <text:p>1.4609553966669</text:p>
              </table:table-cell>
              <table:table-cell office:value-type="float" office:value="1.26689512102652">
                <text:p>1.26689512102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5763">
                <text:p>0.335763</text:p>
              </table:table-cell>
              <table:table-cell office:value-type="float" office:value="1.46133198007505">
                <text:p>1.46133198007505</text:p>
              </table:table-cell>
              <table:table-cell office:value-type="float" office:value="1.26618234265034">
                <text:p>1.26618234265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0629">
                <text:p>0.350629</text:p>
              </table:table-cell>
              <table:table-cell office:value-type="float" office:value="1.34552531699292">
                <text:p>1.34552531699292</text:p>
              </table:table-cell>
              <table:table-cell office:value-type="float" office:value="1.28533337644787">
                <text:p>1.28533337644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272">
                <text:p>0.36272</text:p>
              </table:table-cell>
              <table:table-cell office:value-type="float" office:value="1.39494221950153">
                <text:p>1.39494221950153</text:p>
              </table:table-cell>
              <table:table-cell office:value-type="float" office:value="1.27520909880288">
                <text:p>1.27520909880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6015">
                <text:p>0.376015</text:p>
              </table:table-cell>
              <table:table-cell office:value-type="float" office:value="1.30435972764043">
                <text:p>1.30435972764043</text:p>
              </table:table-cell>
              <table:table-cell office:value-type="float" office:value="1.36802946174281">
                <text:p>1.36802946174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7554">
                <text:p>0.387554</text:p>
              </table:table-cell>
              <table:table-cell office:value-type="float" office:value="3.72836938996403">
                <text:p>3.72836938996403</text:p>
              </table:table-cell>
              <table:table-cell office:value-type="float" office:value="2.32236289572845">
                <text:p>2.32236289572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101">
                <text:p>0.422101</text:p>
              </table:table-cell>
              <table:table-cell office:value-type="float" office:value="1.53644408482">
                <text:p>1.53644408482</text:p>
              </table:table-cell>
              <table:table-cell office:value-type="float" office:value="1.28660784238174">
                <text:p>1.28660784238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4518">
                <text:p>0.424518</text:p>
              </table:table-cell>
              <table:table-cell office:value-type="float" office:value="1.54725716360781">
                <text:p>1.54725716360781</text:p>
              </table:table-cell>
              <table:table-cell office:value-type="float" office:value="1.28777487068871">
                <text:p>1.28777487068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9112">
                <text:p>0.429112</text:p>
              </table:table-cell>
              <table:table-cell office:value-type="float" office:value="1.85058543995998">
                <text:p>1.85058543995998</text:p>
              </table:table-cell>
              <table:table-cell office:value-type="float" office:value="1.09734097246024">
                <text:p>1.09734097246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403">
                <text:p>0.44403</text:p>
              </table:table-cell>
              <table:table-cell office:value-type="float" office:value="1.66759654851305">
                <text:p>1.66759654851305</text:p>
              </table:table-cell>
              <table:table-cell office:value-type="float" office:value="2.5918245001219">
                <text:p>2.5918245001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462">
                <text:p>0.455462</text:p>
              </table:table-cell>
              <table:table-cell office:value-type="float" office:value="1.81102681376291">
                <text:p>1.81102681376291</text:p>
              </table:table-cell>
              <table:table-cell office:value-type="float" office:value="1.23537471034515">
                <text:p>1.235374710345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9278">
                <text:p>0.479278</text:p>
              </table:table-cell>
              <table:table-cell office:value-type="float" office:value="0.847724685258259">
                <text:p>0.847724685258259</text:p>
              </table:table-cell>
              <table:table-cell office:value-type="float" office:value="2.11874523327917">
                <text:p>2.118745233279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7721">
                <text:p>0.517721</text:p>
              </table:table-cell>
              <table:table-cell office:value-type="float" office:value="1.65059153454465">
                <text:p>1.65059153454465</text:p>
              </table:table-cell>
              <table:table-cell office:value-type="float" office:value="2.67036332692533">
                <text:p>2.67036332692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8756">
                <text:p>0.518756</text:p>
              </table:table-cell>
              <table:table-cell office:value-type="float" office:value="1.62286134551366">
                <text:p>1.62286134551366</text:p>
              </table:table-cell>
              <table:table-cell office:value-type="float" office:value="1.55178253464427">
                <text:p>1.55178253464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7664">
                <text:p>0.527664</text:p>
              </table:table-cell>
              <table:table-cell office:value-type="float" office:value="5.63887062746261">
                <text:p>5.63887062746261</text:p>
              </table:table-cell>
              <table:table-cell office:value-type="float" office:value="13.4276697131023">
                <text:p>13.4276697131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0407">
                <text:p>0.530407</text:p>
              </table:table-cell>
              <table:table-cell office:value-type="float" office:value="2.57709618725803">
                <text:p>2.57709618725803</text:p>
              </table:table-cell>
              <table:table-cell office:value-type="float" office:value="4.87009042778773">
                <text:p>4.87009042778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8965">
                <text:p>0.538965</text:p>
              </table:table-cell>
              <table:table-cell office:value-type="float" office:value="0.58746482862808">
                <text:p>0.58746482862808</text:p>
              </table:table-cell>
              <table:table-cell office:value-type="float" office:value="1.4376886035313">
                <text:p>1.4376886035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8064">
                <text:p>0.548064</text:p>
              </table:table-cell>
              <table:table-cell office:value-type="float" office:value="1.552404658443">
                <text:p>1.552404658443</text:p>
              </table:table-cell>
              <table:table-cell office:value-type="float" office:value="1.25560408885172">
                <text:p>1.25560408885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084">
                <text:p>0.572084</text:p>
              </table:table-cell>
              <table:table-cell office:value-type="float" office:value="1.64686226724039">
                <text:p>1.64686226724039</text:p>
              </table:table-cell>
              <table:table-cell office:value-type="float" office:value="1.82432599672518">
                <text:p>1.82432599672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40535360634">
                <text:p>1.63540535360634</text:p>
              </table:table-cell>
              <table:table-cell office:value-type="float" office:value="1.81146437435967">
                <text:p>1.811464374359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59035455089">
                <text:p>1.63559035455089</text:p>
              </table:table-cell>
              <table:table-cell office:value-type="float" office:value="1.81185131233254">
                <text:p>1.811851312332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26070877983">
                <text:p>1.63526070877983</text:p>
              </table:table-cell>
              <table:table-cell office:value-type="float" office:value="1.81161390699038">
                <text:p>1.811613906990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58179788884">
                <text:p>1.63558179788884</text:p>
              </table:table-cell>
              <table:table-cell office:value-type="float" office:value="1.81205308160872">
                <text:p>1.81205308160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1335">
                <text:p>0.641335</text:p>
              </table:table-cell>
              <table:table-cell office:value-type="float" office:value="1.6347042972628">
                <text:p>1.6347042972628</text:p>
              </table:table-cell>
              <table:table-cell office:value-type="float" office:value="1.81108353425046">
                <text:p>1.81108353425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44245726299">
                <text:p>1.63544245726299</text:p>
              </table:table-cell>
              <table:table-cell office:value-type="float" office:value="1.81207064938505">
                <text:p>1.81207064938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8984">
                <text:p>0.648984</text:p>
              </table:table-cell>
              <table:table-cell office:value-type="float" office:value="1.65370795802">
                <text:p>1.65370795802</text:p>
              </table:table-cell>
              <table:table-cell office:value-type="float" office:value="2.53490124783076">
                <text:p>2.53490124783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8714">
                <text:p>0.718714</text:p>
              </table:table-cell>
              <table:table-cell office:value-type="float" office:value="0.623104862901526">
                <text:p>0.623104862901526</text:p>
              </table:table-cell>
              <table:table-cell office:value-type="float" office:value="1.42243518023058">
                <text:p>1.422435180230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1022">
                <text:p>0.741022</text:p>
              </table:table-cell>
              <table:table-cell office:value-type="float" office:value="1.58457499987925">
                <text:p>1.58457499987925</text:p>
              </table:table-cell>
              <table:table-cell office:value-type="float" office:value="1.8500340502398">
                <text:p>1.85003405023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1022">
                <text:p>0.741022</text:p>
              </table:table-cell>
              <table:table-cell office:value-type="float" office:value="1.58481290188607">
                <text:p>1.58481290188607</text:p>
              </table:table-cell>
              <table:table-cell office:value-type="float" office:value="1.84876889754939">
                <text:p>1.84876889754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1022">
                <text:p>0.741022</text:p>
              </table:table-cell>
              <table:table-cell office:value-type="float" office:value="1.58596878082748">
                <text:p>1.58596878082748</text:p>
              </table:table-cell>
              <table:table-cell office:value-type="float" office:value="1.84979641772568">
                <text:p>1.84979641772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1022">
                <text:p>0.741022</text:p>
              </table:table-cell>
              <table:table-cell office:value-type="float" office:value="1.58488642102389">
                <text:p>1.58488642102389</text:p>
              </table:table-cell>
              <table:table-cell office:value-type="float" office:value="1.84979690856415">
                <text:p>1.849796908564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2126">
                <text:p>0.792126</text:p>
              </table:table-cell>
              <table:table-cell office:value-type="float" office:value="2.17465140992752">
                <text:p>2.17465140992752</text:p>
              </table:table-cell>
              <table:table-cell office:value-type="float" office:value="1.29075461162988">
                <text:p>1.29075461162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2126">
                <text:p>0.792126</text:p>
              </table:table-cell>
              <table:table-cell office:value-type="float" office:value="2.20407403915012">
                <text:p>2.20407403915012</text:p>
              </table:table-cell>
              <table:table-cell office:value-type="float" office:value="1.28264952712501">
                <text:p>1.282649527125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4318">
                <text:p>0.844318</text:p>
              </table:table-cell>
              <table:table-cell office:value-type="float" office:value="1.58867655413328">
                <text:p>1.58867655413328</text:p>
              </table:table-cell>
              <table:table-cell office:value-type="float" office:value="1.8510497878667">
                <text:p>1.8510497878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4318">
                <text:p>0.844318</text:p>
              </table:table-cell>
              <table:table-cell office:value-type="float" office:value="1.58917979532348">
                <text:p>1.58917979532348</text:p>
              </table:table-cell>
              <table:table-cell office:value-type="float" office:value="1.85150316876387">
                <text:p>1.851503168763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4318">
                <text:p>0.844318</text:p>
              </table:table-cell>
              <table:table-cell office:value-type="float" office:value="1.58946039912766">
                <text:p>1.58946039912766</text:p>
              </table:table-cell>
              <table:table-cell office:value-type="float" office:value="1.85179472052843">
                <text:p>1.851794720528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4318">
                <text:p>0.844318</text:p>
              </table:table-cell>
              <table:table-cell office:value-type="float" office:value="1.5897780034823">
                <text:p>1.5897780034823</text:p>
              </table:table-cell>
              <table:table-cell office:value-type="float" office:value="1.85025149932289">
                <text:p>1.85025149932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3574">
                <text:p>0.863574</text:p>
              </table:table-cell>
              <table:table-cell office:value-type="float" office:value="1.5238662544394">
                <text:p>1.5238662544394</text:p>
              </table:table-cell>
              <table:table-cell office:value-type="float" office:value="1.66868439372527">
                <text:p>1.668684393725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3009">
                <text:p>0.963009</text:p>
              </table:table-cell>
              <table:table-cell office:value-type="float" office:value="1.44038484495648">
                <text:p>1.44038484495648</text:p>
              </table:table-cell>
              <table:table-cell office:value-type="float" office:value="1.77621414569921">
                <text:p>1.776214145699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5752">
                <text:p>0.985752</text:p>
              </table:table-cell>
              <table:table-cell office:value-type="float" office:value="1.53448622730397">
                <text:p>1.53448622730397</text:p>
              </table:table-cell>
              <table:table-cell office:value-type="float" office:value="1.20853731118078">
                <text:p>1.20853731118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1149">
                <text:p>1.31149</text:p>
              </table:table-cell>
              <table:table-cell office:value-type="float" office:value="1.66756480352437">
                <text:p>1.66756480352437</text:p>
              </table:table-cell>
              <table:table-cell office:value-type="float" office:value="0.967430082995713">
                <text:p>0.967430082995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891">
                <text:p>1.37891</text:p>
              </table:table-cell>
              <table:table-cell office:value-type="float" office:value="4.03241316267466">
                <text:p>4.03241316267466</text:p>
              </table:table-cell>
              <table:table-cell office:value-type="float" office:value="5.2223995441263">
                <text:p>5.2223995441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2229">
                <text:p>1.72229</text:p>
              </table:table-cell>
              <table:table-cell office:value-type="float" office:value="1.6165878684237">
                <text:p>1.6165878684237</text:p>
              </table:table-cell>
              <table:table-cell office:value-type="float" office:value="0.88819032290514">
                <text:p>0.888190322905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8984">
                <text:p>1.88984</text:p>
              </table:table-cell>
              <table:table-cell office:value-type="float" office:value="5.379674259504">
                <text:p>5.379674259504</text:p>
              </table:table-cell>
              <table:table-cell office:value-type="float" office:value="7.13937261914017">
                <text:p>7.13937261914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5535">
                <text:p>2.25535</text:p>
              </table:table-cell>
              <table:table-cell office:value-type="float" office:value="0.357130328012629">
                <text:p>0.357130328012629</text:p>
              </table:table-cell>
              <table:table-cell office:value-type="float" office:value="1.18256891717688">
                <text:p>1.18256891717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0216">
                <text:p>3.20216</text:p>
              </table:table-cell>
              <table:table-cell office:value-type="float" office:value="1.90430562757831">
                <text:p>1.90430562757831</text:p>
              </table:table-cell>
              <table:table-cell office:value-type="float" office:value="2.14932057821155">
                <text:p>2.14932057821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37343">
                <text:p>5.37343</text:p>
              </table:table-cell>
              <table:table-cell office:value-type="float" office:value="1.93102586730542">
                <text:p>1.93102586730542</text:p>
              </table:table-cell>
              <table:table-cell office:value-type="float" office:value="1.38026658109177">
                <text:p>1.38026658109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0434">
                <text:p>6.30434</text:p>
              </table:table-cell>
              <table:table-cell office:value-type="float" office:value="0.490990746887405">
                <text:p>0.490990746887405</text:p>
              </table:table-cell>
              <table:table-cell office:value-type="float" office:value="1.28599975614052">
                <text:p>1.28599975614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4958">
                <text:p>6.44958</text:p>
              </table:table-cell>
              <table:table-cell office:value-type="float" office:value="0.489577627401302">
                <text:p>0.489577627401302</text:p>
              </table:table-cell>
              <table:table-cell office:value-type="float" office:value="1.66102434174658">
                <text:p>1.66102434174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6471">
                <text:p>8.46471</text:p>
              </table:table-cell>
              <table:table-cell office:value-type="float" office:value="1.96676692832514">
                <text:p>1.96676692832514</text:p>
              </table:table-cell>
              <table:table-cell office:value-type="float" office:value="0.891590247719659">
                <text:p>0.891590247719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2765">
                <text:p>20.2765</text:p>
              </table:table-cell>
              <table:table-cell office:value-type="float" office:value="3.44449078469825">
                <text:p>3.44449078469825</text:p>
              </table:table-cell>
              <table:table-cell office:value-type="float" office:value="6.27825153292574">
                <text:p>6.278251532925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4186">
                <text:p>61.4186</text:p>
              </table:table-cell>
              <table:table-cell office:value-type="float" office:value="0.369497418560963">
                <text:p>0.369497418560963</text:p>
              </table:table-cell>
              <table:table-cell office:value-type="float" office:value="1.1245527914136">
                <text:p>1.1245527914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7983">
                <text:p>74.7983</text:p>
              </table:table-cell>
              <table:table-cell office:value-type="float" office:value="0.304188532682116">
                <text:p>0.304188532682116</text:p>
              </table:table-cell>
              <table:table-cell office:value-type="float" office:value="0.822937233710901">
                <text:p>0.8229372337109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69cm" svg:height="14.663cm" xlink:href=".." xlink:type="simple" chart:class="chart:scatter" chart:style-name="ch1">
        <chart:legend chart:legend-position="end" svg:x="23.437cm" svg:y="6.783cm" style:legend-expansion="high" chart:style-name="ch2"/>
        <chart:plot-area chart:style-name="ch3" table:cell-range-address="Sheet1.G2:Sheet1.G73 Sheet1.U2:Sheet1.U73 Sheet1.W2:Sheet1.W73" svg:x="0.527cm" svg:y="0.293cm" svg:width="22.383cm" svg:height="14.077cm">
          <chartooo:coordinate-region svg:x="1.148cm" svg:y="0.493cm" svg:width="21.482cm" svg:height="13.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:Sheet1.U73" chart:class="chart:scatter">
            <chart:domain table:cell-range-address="Sheet1.G2:Sheet1.G73"/>
            <chart:data-point chart:repeated="72"/>
          </chart:series>
          <chart:series chart:style-name="ch8" chart:values-cell-range-address="Sheet1.W2:Sheet1.W73" chart:class="chart:scatter"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U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73</svg:desc>
                </draw:g>
              </table:table-cell>
              <table:table-cell office:value-type="float" office:value="0.443649336511702">
                <text:p>0.443649336511702</text:p>
                <draw:g>
                  <svg:desc>Sheet1.U2:Sheet1.U73</svg:desc>
                </draw:g>
              </table:table-cell>
              <table:table-cell office:value-type="float" office:value="1.26222700885966">
                <text:p>1.26222700885966</text:p>
                <draw:g>
                  <svg:desc>Sheet1.W2:Sheet1.W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1086">
                <text:p>0.0191086</text:p>
              </table:table-cell>
              <table:table-cell office:value-type="float" office:value="0.325875126241321">
                <text:p>0.325875126241321</text:p>
              </table:table-cell>
              <table:table-cell office:value-type="float" office:value="1.10261247125728">
                <text:p>1.10261247125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6658">
                <text:p>0.0236658</text:p>
              </table:table-cell>
              <table:table-cell office:value-type="float" office:value="0.558931811684258">
                <text:p>0.558931811684258</text:p>
              </table:table-cell>
              <table:table-cell office:value-type="float" office:value="1.52881681282199">
                <text:p>1.52881681282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26132">
                <text:p>0.0926132</text:p>
              </table:table-cell>
              <table:table-cell office:value-type="float" office:value="1.45559115445784">
                <text:p>1.45559115445784</text:p>
              </table:table-cell>
              <table:table-cell office:value-type="float" office:value="1.32932353235889">
                <text:p>1.32932353235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689">
                <text:p>0.102689</text:p>
              </table:table-cell>
              <table:table-cell office:value-type="float" office:value="1.68785435527645">
                <text:p>1.68785435527645</text:p>
              </table:table-cell>
              <table:table-cell office:value-type="float" office:value="2.81107787396739">
                <text:p>2.81107787396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281">
                <text:p>0.103281</text:p>
              </table:table-cell>
              <table:table-cell office:value-type="float" office:value="0.542002960410492">
                <text:p>0.542002960410492</text:p>
              </table:table-cell>
              <table:table-cell office:value-type="float" office:value="1.13549005732804">
                <text:p>1.1354900573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439">
                <text:p>0.113439</text:p>
              </table:table-cell>
              <table:table-cell office:value-type="float" office:value="1.27395492198035">
                <text:p>1.27395492198035</text:p>
              </table:table-cell>
              <table:table-cell office:value-type="float" office:value="1.33262698259809">
                <text:p>1.33262698259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9686">
                <text:p>0.149686</text:p>
              </table:table-cell>
              <table:table-cell office:value-type="float" office:value="1.05735587487803">
                <text:p>1.05735587487803</text:p>
              </table:table-cell>
              <table:table-cell office:value-type="float" office:value="1.426928326054">
                <text:p>1.426928326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8498">
                <text:p>0.178498</text:p>
              </table:table-cell>
              <table:table-cell office:value-type="float" office:value="1.37273134054269">
                <text:p>1.37273134054269</text:p>
              </table:table-cell>
              <table:table-cell office:value-type="float" office:value="1.30662111026907">
                <text:p>1.30662111026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2988">
                <text:p>0.182988</text:p>
              </table:table-cell>
              <table:table-cell office:value-type="float" office:value="3.01171537575583">
                <text:p>3.01171537575583</text:p>
              </table:table-cell>
              <table:table-cell office:value-type="float" office:value="5.98587316441117">
                <text:p>5.98587316441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7803">
                <text:p>0.187803</text:p>
              </table:table-cell>
              <table:table-cell office:value-type="float" office:value="1.36598153090314">
                <text:p>1.36598153090314</text:p>
              </table:table-cell>
              <table:table-cell office:value-type="float" office:value="1.72626728634682">
                <text:p>1.72626728634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264">
                <text:p>0.24264</text:p>
              </table:table-cell>
              <table:table-cell office:value-type="float" office:value="1.89151320364367">
                <text:p>1.89151320364367</text:p>
              </table:table-cell>
              <table:table-cell office:value-type="float" office:value="1.13671730398652">
                <text:p>1.13671730398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496">
                <text:p>0.24496</text:p>
              </table:table-cell>
              <table:table-cell office:value-type="float" office:value="0.813488714958656">
                <text:p>0.813488714958656</text:p>
              </table:table-cell>
              <table:table-cell office:value-type="float" office:value="1.4078310510546">
                <text:p>1.4078310510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015">
                <text:p>0.26015</text:p>
              </table:table-cell>
              <table:table-cell office:value-type="float" office:value="0.585570153845456">
                <text:p>0.585570153845456</text:p>
              </table:table-cell>
              <table:table-cell office:value-type="float" office:value="1.34563159220178">
                <text:p>1.34563159220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2383">
                <text:p>0.282383</text:p>
              </table:table-cell>
              <table:table-cell office:value-type="float" office:value="1.43169508471224">
                <text:p>1.43169508471224</text:p>
              </table:table-cell>
              <table:table-cell office:value-type="float" office:value="1.26504106233726">
                <text:p>1.26504106233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1725">
                <text:p>0.301725</text:p>
              </table:table-cell>
              <table:table-cell office:value-type="float" office:value="0.807753237329191">
                <text:p>0.807753237329191</text:p>
              </table:table-cell>
              <table:table-cell office:value-type="float" office:value="1.32307199629338">
                <text:p>1.323071996293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8681">
                <text:p>0.308681</text:p>
              </table:table-cell>
              <table:table-cell office:value-type="float" office:value="0.887463349518808">
                <text:p>0.887463349518808</text:p>
              </table:table-cell>
              <table:table-cell office:value-type="float" office:value="2.57780977307304">
                <text:p>2.57780977307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681">
                <text:p>0.308681</text:p>
              </table:table-cell>
              <table:table-cell office:value-type="float" office:value="0.891330834387515">
                <text:p>0.891330834387515</text:p>
              </table:table-cell>
              <table:table-cell office:value-type="float" office:value="2.58861250211322">
                <text:p>2.58861250211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187">
                <text:p>0.312187</text:p>
              </table:table-cell>
              <table:table-cell office:value-type="float" office:value="2.03188332145069">
                <text:p>2.03188332145069</text:p>
              </table:table-cell>
              <table:table-cell office:value-type="float" office:value="1.13777250939305">
                <text:p>1.13777250939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5763">
                <text:p>0.335763</text:p>
              </table:table-cell>
              <table:table-cell office:value-type="float" office:value="1.4609553966669">
                <text:p>1.4609553966669</text:p>
              </table:table-cell>
              <table:table-cell office:value-type="float" office:value="1.26689512102652">
                <text:p>1.26689512102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5763">
                <text:p>0.335763</text:p>
              </table:table-cell>
              <table:table-cell office:value-type="float" office:value="1.46133198007505">
                <text:p>1.46133198007505</text:p>
              </table:table-cell>
              <table:table-cell office:value-type="float" office:value="1.26618234265034">
                <text:p>1.26618234265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0629">
                <text:p>0.350629</text:p>
              </table:table-cell>
              <table:table-cell office:value-type="float" office:value="1.34552531699292">
                <text:p>1.34552531699292</text:p>
              </table:table-cell>
              <table:table-cell office:value-type="float" office:value="1.28533337644787">
                <text:p>1.28533337644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272">
                <text:p>0.36272</text:p>
              </table:table-cell>
              <table:table-cell office:value-type="float" office:value="1.39494221950153">
                <text:p>1.39494221950153</text:p>
              </table:table-cell>
              <table:table-cell office:value-type="float" office:value="1.27520909880288">
                <text:p>1.27520909880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6015">
                <text:p>0.376015</text:p>
              </table:table-cell>
              <table:table-cell office:value-type="float" office:value="1.30435972764043">
                <text:p>1.30435972764043</text:p>
              </table:table-cell>
              <table:table-cell office:value-type="float" office:value="1.36802946174281">
                <text:p>1.36802946174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7554">
                <text:p>0.387554</text:p>
              </table:table-cell>
              <table:table-cell office:value-type="float" office:value="3.72836938996403">
                <text:p>3.72836938996403</text:p>
              </table:table-cell>
              <table:table-cell office:value-type="float" office:value="2.32236289572845">
                <text:p>2.32236289572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101">
                <text:p>0.422101</text:p>
              </table:table-cell>
              <table:table-cell office:value-type="float" office:value="1.53644408482">
                <text:p>1.53644408482</text:p>
              </table:table-cell>
              <table:table-cell office:value-type="float" office:value="1.28660784238174">
                <text:p>1.28660784238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4518">
                <text:p>0.424518</text:p>
              </table:table-cell>
              <table:table-cell office:value-type="float" office:value="1.54725716360781">
                <text:p>1.54725716360781</text:p>
              </table:table-cell>
              <table:table-cell office:value-type="float" office:value="1.28777487068871">
                <text:p>1.28777487068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9112">
                <text:p>0.429112</text:p>
              </table:table-cell>
              <table:table-cell office:value-type="float" office:value="1.85058543995998">
                <text:p>1.85058543995998</text:p>
              </table:table-cell>
              <table:table-cell office:value-type="float" office:value="1.09734097246024">
                <text:p>1.09734097246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403">
                <text:p>0.44403</text:p>
              </table:table-cell>
              <table:table-cell office:value-type="float" office:value="1.66759654851305">
                <text:p>1.66759654851305</text:p>
              </table:table-cell>
              <table:table-cell office:value-type="float" office:value="2.5918245001219">
                <text:p>2.5918245001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462">
                <text:p>0.455462</text:p>
              </table:table-cell>
              <table:table-cell office:value-type="float" office:value="1.81102681376291">
                <text:p>1.81102681376291</text:p>
              </table:table-cell>
              <table:table-cell office:value-type="float" office:value="1.23537471034515">
                <text:p>1.235374710345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9278">
                <text:p>0.479278</text:p>
              </table:table-cell>
              <table:table-cell office:value-type="float" office:value="0.847724685258259">
                <text:p>0.847724685258259</text:p>
              </table:table-cell>
              <table:table-cell office:value-type="float" office:value="2.11874523327917">
                <text:p>2.118745233279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7721">
                <text:p>0.517721</text:p>
              </table:table-cell>
              <table:table-cell office:value-type="float" office:value="1.65059153454465">
                <text:p>1.65059153454465</text:p>
              </table:table-cell>
              <table:table-cell office:value-type="float" office:value="2.67036332692533">
                <text:p>2.67036332692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8756">
                <text:p>0.518756</text:p>
              </table:table-cell>
              <table:table-cell office:value-type="float" office:value="1.62286134551366">
                <text:p>1.62286134551366</text:p>
              </table:table-cell>
              <table:table-cell office:value-type="float" office:value="1.55178253464427">
                <text:p>1.55178253464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7664">
                <text:p>0.527664</text:p>
              </table:table-cell>
              <table:table-cell office:value-type="float" office:value="5.63887062746261">
                <text:p>5.63887062746261</text:p>
              </table:table-cell>
              <table:table-cell office:value-type="float" office:value="13.4276697131023">
                <text:p>13.4276697131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0407">
                <text:p>0.530407</text:p>
              </table:table-cell>
              <table:table-cell office:value-type="float" office:value="2.57709618725803">
                <text:p>2.57709618725803</text:p>
              </table:table-cell>
              <table:table-cell office:value-type="float" office:value="4.87009042778773">
                <text:p>4.87009042778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8965">
                <text:p>0.538965</text:p>
              </table:table-cell>
              <table:table-cell office:value-type="float" office:value="0.58746482862808">
                <text:p>0.58746482862808</text:p>
              </table:table-cell>
              <table:table-cell office:value-type="float" office:value="1.4376886035313">
                <text:p>1.4376886035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8064">
                <text:p>0.548064</text:p>
              </table:table-cell>
              <table:table-cell office:value-type="float" office:value="1.552404658443">
                <text:p>1.552404658443</text:p>
              </table:table-cell>
              <table:table-cell office:value-type="float" office:value="1.25560408885172">
                <text:p>1.25560408885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084">
                <text:p>0.572084</text:p>
              </table:table-cell>
              <table:table-cell office:value-type="float" office:value="1.64686226724039">
                <text:p>1.64686226724039</text:p>
              </table:table-cell>
              <table:table-cell office:value-type="float" office:value="1.82432599672518">
                <text:p>1.82432599672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40535360634">
                <text:p>1.63540535360634</text:p>
              </table:table-cell>
              <table:table-cell office:value-type="float" office:value="1.81146437435967">
                <text:p>1.811464374359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59035455089">
                <text:p>1.63559035455089</text:p>
              </table:table-cell>
              <table:table-cell office:value-type="float" office:value="1.81185131233254">
                <text:p>1.811851312332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26070877983">
                <text:p>1.63526070877983</text:p>
              </table:table-cell>
              <table:table-cell office:value-type="float" office:value="1.81161390699038">
                <text:p>1.811613906990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58179788884">
                <text:p>1.63558179788884</text:p>
              </table:table-cell>
              <table:table-cell office:value-type="float" office:value="1.81205308160872">
                <text:p>1.81205308160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1335">
                <text:p>0.641335</text:p>
              </table:table-cell>
              <table:table-cell office:value-type="float" office:value="1.6347042972628">
                <text:p>1.6347042972628</text:p>
              </table:table-cell>
              <table:table-cell office:value-type="float" office:value="1.81108353425046">
                <text:p>1.81108353425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44245726299">
                <text:p>1.63544245726299</text:p>
              </table:table-cell>
              <table:table-cell office:value-type="float" office:value="1.81207064938505">
                <text:p>1.81207064938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8984">
                <text:p>0.648984</text:p>
              </table:table-cell>
              <table:table-cell office:value-type="float" office:value="1.65370795802">
                <text:p>1.65370795802</text:p>
              </table:table-cell>
              <table:table-cell office:value-type="float" office:value="2.53490124783076">
                <text:p>2.53490124783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8714">
                <text:p>0.718714</text:p>
              </table:table-cell>
              <table:table-cell office:value-type="float" office:value="0.623104862901526">
                <text:p>0.623104862901526</text:p>
              </table:table-cell>
              <table:table-cell office:value-type="float" office:value="1.42243518023058">
                <text:p>1.422435180230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1022">
                <text:p>0.741022</text:p>
              </table:table-cell>
              <table:table-cell office:value-type="float" office:value="1.58457499987925">
                <text:p>1.58457499987925</text:p>
              </table:table-cell>
              <table:table-cell office:value-type="float" office:value="1.8500340502398">
                <text:p>1.85003405023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1022">
                <text:p>0.741022</text:p>
              </table:table-cell>
              <table:table-cell office:value-type="float" office:value="1.58481290188607">
                <text:p>1.58481290188607</text:p>
              </table:table-cell>
              <table:table-cell office:value-type="float" office:value="1.84876889754939">
                <text:p>1.84876889754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1022">
                <text:p>0.741022</text:p>
              </table:table-cell>
              <table:table-cell office:value-type="float" office:value="1.58596878082748">
                <text:p>1.58596878082748</text:p>
              </table:table-cell>
              <table:table-cell office:value-type="float" office:value="1.84979641772568">
                <text:p>1.84979641772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1022">
                <text:p>0.741022</text:p>
              </table:table-cell>
              <table:table-cell office:value-type="float" office:value="1.58488642102389">
                <text:p>1.58488642102389</text:p>
              </table:table-cell>
              <table:table-cell office:value-type="float" office:value="1.84979690856415">
                <text:p>1.849796908564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2126">
                <text:p>0.792126</text:p>
              </table:table-cell>
              <table:table-cell office:value-type="float" office:value="2.17465140992752">
                <text:p>2.17465140992752</text:p>
              </table:table-cell>
              <table:table-cell office:value-type="float" office:value="1.29075461162988">
                <text:p>1.29075461162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2126">
                <text:p>0.792126</text:p>
              </table:table-cell>
              <table:table-cell office:value-type="float" office:value="2.20407403915012">
                <text:p>2.20407403915012</text:p>
              </table:table-cell>
              <table:table-cell office:value-type="float" office:value="1.28264952712501">
                <text:p>1.282649527125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4318">
                <text:p>0.844318</text:p>
              </table:table-cell>
              <table:table-cell office:value-type="float" office:value="1.58867655413328">
                <text:p>1.58867655413328</text:p>
              </table:table-cell>
              <table:table-cell office:value-type="float" office:value="1.8510497878667">
                <text:p>1.8510497878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4318">
                <text:p>0.844318</text:p>
              </table:table-cell>
              <table:table-cell office:value-type="float" office:value="1.58917979532348">
                <text:p>1.58917979532348</text:p>
              </table:table-cell>
              <table:table-cell office:value-type="float" office:value="1.85150316876387">
                <text:p>1.851503168763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4318">
                <text:p>0.844318</text:p>
              </table:table-cell>
              <table:table-cell office:value-type="float" office:value="1.58946039912766">
                <text:p>1.58946039912766</text:p>
              </table:table-cell>
              <table:table-cell office:value-type="float" office:value="1.85179472052843">
                <text:p>1.851794720528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4318">
                <text:p>0.844318</text:p>
              </table:table-cell>
              <table:table-cell office:value-type="float" office:value="1.5897780034823">
                <text:p>1.5897780034823</text:p>
              </table:table-cell>
              <table:table-cell office:value-type="float" office:value="1.85025149932289">
                <text:p>1.85025149932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3574">
                <text:p>0.863574</text:p>
              </table:table-cell>
              <table:table-cell office:value-type="float" office:value="1.5238662544394">
                <text:p>1.5238662544394</text:p>
              </table:table-cell>
              <table:table-cell office:value-type="float" office:value="1.66868439372527">
                <text:p>1.668684393725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3009">
                <text:p>0.963009</text:p>
              </table:table-cell>
              <table:table-cell office:value-type="float" office:value="1.44038484495648">
                <text:p>1.44038484495648</text:p>
              </table:table-cell>
              <table:table-cell office:value-type="float" office:value="1.77621414569921">
                <text:p>1.776214145699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5752">
                <text:p>0.985752</text:p>
              </table:table-cell>
              <table:table-cell office:value-type="float" office:value="1.53448622730397">
                <text:p>1.53448622730397</text:p>
              </table:table-cell>
              <table:table-cell office:value-type="float" office:value="1.20853731118078">
                <text:p>1.20853731118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1149">
                <text:p>1.31149</text:p>
              </table:table-cell>
              <table:table-cell office:value-type="float" office:value="1.66756480352437">
                <text:p>1.66756480352437</text:p>
              </table:table-cell>
              <table:table-cell office:value-type="float" office:value="0.967430082995713">
                <text:p>0.967430082995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891">
                <text:p>1.37891</text:p>
              </table:table-cell>
              <table:table-cell office:value-type="float" office:value="4.03241316267466">
                <text:p>4.03241316267466</text:p>
              </table:table-cell>
              <table:table-cell office:value-type="float" office:value="5.2223995441263">
                <text:p>5.2223995441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2229">
                <text:p>1.72229</text:p>
              </table:table-cell>
              <table:table-cell office:value-type="float" office:value="1.6165878684237">
                <text:p>1.6165878684237</text:p>
              </table:table-cell>
              <table:table-cell office:value-type="float" office:value="0.88819032290514">
                <text:p>0.888190322905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8984">
                <text:p>1.88984</text:p>
              </table:table-cell>
              <table:table-cell office:value-type="float" office:value="5.379674259504">
                <text:p>5.379674259504</text:p>
              </table:table-cell>
              <table:table-cell office:value-type="float" office:value="7.13937261914017">
                <text:p>7.13937261914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5535">
                <text:p>2.25535</text:p>
              </table:table-cell>
              <table:table-cell office:value-type="float" office:value="0.357130328012629">
                <text:p>0.357130328012629</text:p>
              </table:table-cell>
              <table:table-cell office:value-type="float" office:value="1.18256891717688">
                <text:p>1.18256891717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0216">
                <text:p>3.20216</text:p>
              </table:table-cell>
              <table:table-cell office:value-type="float" office:value="1.90430562757831">
                <text:p>1.90430562757831</text:p>
              </table:table-cell>
              <table:table-cell office:value-type="float" office:value="2.14932057821155">
                <text:p>2.14932057821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37343">
                <text:p>5.37343</text:p>
              </table:table-cell>
              <table:table-cell office:value-type="float" office:value="1.93102586730542">
                <text:p>1.93102586730542</text:p>
              </table:table-cell>
              <table:table-cell office:value-type="float" office:value="1.38026658109177">
                <text:p>1.38026658109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0434">
                <text:p>6.30434</text:p>
              </table:table-cell>
              <table:table-cell office:value-type="float" office:value="0.490990746887405">
                <text:p>0.490990746887405</text:p>
              </table:table-cell>
              <table:table-cell office:value-type="float" office:value="1.28599975614052">
                <text:p>1.28599975614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4958">
                <text:p>6.44958</text:p>
              </table:table-cell>
              <table:table-cell office:value-type="float" office:value="0.489577627401302">
                <text:p>0.489577627401302</text:p>
              </table:table-cell>
              <table:table-cell office:value-type="float" office:value="1.66102434174658">
                <text:p>1.66102434174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6471">
                <text:p>8.46471</text:p>
              </table:table-cell>
              <table:table-cell office:value-type="float" office:value="1.96676692832514">
                <text:p>1.96676692832514</text:p>
              </table:table-cell>
              <table:table-cell office:value-type="float" office:value="0.891590247719659">
                <text:p>0.891590247719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2765">
                <text:p>20.2765</text:p>
              </table:table-cell>
              <table:table-cell office:value-type="float" office:value="3.44449078469825">
                <text:p>3.44449078469825</text:p>
              </table:table-cell>
              <table:table-cell office:value-type="float" office:value="6.27825153292574">
                <text:p>6.278251532925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4186">
                <text:p>61.4186</text:p>
              </table:table-cell>
              <table:table-cell office:value-type="float" office:value="0.369497418560963">
                <text:p>0.369497418560963</text:p>
              </table:table-cell>
              <table:table-cell office:value-type="float" office:value="1.1245527914136">
                <text:p>1.1245527914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7983">
                <text:p>74.7983</text:p>
              </table:table-cell>
              <table:table-cell office:value-type="float" office:value="0.304188532682116">
                <text:p>0.304188532682116</text:p>
              </table:table-cell>
              <table:table-cell office:value-type="float" office:value="0.822937233710901">
                <text:p>0.8229372337109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